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5" style:family="table">
      <style:table-properties style:width="17cm" table:align="left"/>
    </style:style>
    <style:style style:name="Tableau5.A" style:family="table-column">
      <style:table-column-properties style:column-width="12.386cm"/>
    </style:style>
    <style:style style:name="Tableau5.B" style:family="table-column">
      <style:table-column-properties style:column-width="4.614cm"/>
    </style:style>
    <style:style style:name="Tableau5.A1" style:family="table-cell">
      <style:table-cell-properties style:vertical-align="middle" fo:padding="0.049cm" fo:border="none"/>
    </style:style>
    <style:style style:name="Tableau6" style:family="table">
      <style:table-properties style:width="13.647cm" table:align="left"/>
    </style:style>
    <style:style style:name="Tableau6.A" style:family="table-column">
      <style:table-column-properties style:column-width="3.221cm"/>
    </style:style>
    <style:style style:name="Tableau6.B" style:family="table-column">
      <style:table-column-properties style:column-width="10.426cm"/>
    </style:style>
    <style:style style:name="Tableau6.A1" style:family="table-cell">
      <style:table-cell-properties style:vertical-align="middle" fo:padding="0.049cm" fo:border="none"/>
    </style:style>
    <style:style style:name="Tableau1" style:family="table">
      <style:table-properties style:width="12.592cm" table:align="left"/>
    </style:style>
    <style:style style:name="Tableau1.A" style:family="table-column">
      <style:table-column-properties style:column-width="5.262cm"/>
    </style:style>
    <style:style style:name="Tableau1.B" style:family="table-column">
      <style:table-column-properties style:column-width="7.331cm"/>
    </style:style>
    <style:style style:name="Tableau1.A1" style:family="table-cell">
      <style:table-cell-properties style:vertical-align="middle" fo:padding="0.049cm" fo:border="none"/>
    </style:style>
    <style:style style:name="Tableau2" style:family="table">
      <style:table-properties style:width="16.501cm" table:align="left"/>
    </style:style>
    <style:style style:name="Tableau2.A" style:family="table-column">
      <style:table-column-properties style:column-width="2.517cm"/>
    </style:style>
    <style:style style:name="Tableau2.B" style:family="table-column">
      <style:table-column-properties style:column-width="5.98cm"/>
    </style:style>
    <style:style style:name="Tableau2.C" style:family="table-column">
      <style:table-column-properties style:column-width="8.005cm"/>
    </style:style>
    <style:style style:name="Tableau2.A1" style:family="table-cell">
      <style:table-cell-properties style:vertical-align="middle" fo:padding="0.049cm" fo:border="none"/>
    </style:style>
    <style:style style:name="Tableau3" style:family="table">
      <style:table-properties style:width="16.161cm" table:align="left"/>
    </style:style>
    <style:style style:name="Tableau3.A" style:family="table-column">
      <style:table-column-properties style:column-width="2.245cm"/>
    </style:style>
    <style:style style:name="Tableau3.B" style:family="table-column">
      <style:table-column-properties style:column-width="5.267cm"/>
    </style:style>
    <style:style style:name="Tableau3.C" style:family="table-column">
      <style:table-column-properties style:column-width="8.648cm"/>
    </style:style>
    <style:style style:name="Tableau3.A1" style:family="table-cell">
      <style:table-cell-properties style:vertical-align="middle" fo:padding="0.049cm" fo:border="none"/>
    </style:style>
    <style:style style:name="Tableau4" style:family="table">
      <style:table-properties style:width="10.338cm" table:align="left"/>
    </style:style>
    <style:style style:name="Tableau4.A" style:family="table-column">
      <style:table-column-properties style:column-width="4.978cm"/>
    </style:style>
    <style:style style:name="Tableau4.B" style:family="table-column">
      <style:table-column-properties style:column-width="5.36cm"/>
    </style:style>
    <style:style style:name="Tableau4.A1" style:family="table-cell">
      <style:table-cell-properties style:vertical-align="middle" fo:padding="0.049cm" fo:border="none"/>
    </style:style>
    <style:style style:name="P1" style:family="paragraph" style:parent-style-name="Standard">
      <style:text-properties officeooo:paragraph-rsid="00117478"/>
    </style:style>
    <style:style style:name="P2" style:family="paragraph" style:parent-style-name="Standard">
      <style:text-properties officeooo:rsid="0012c909" officeooo:paragraph-rsid="0012c909"/>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Standard">
      <style:text-properties officeooo:rsid="0015316d" officeooo:paragraph-rsid="0015316d"/>
    </style:style>
    <style:style style:name="P8" style:family="paragraph" style:parent-style-name="Text_20_body">
      <style:paragraph-properties fo:margin-left="0cm" fo:margin-right="0cm" fo:text-indent="0cm" style:auto-text-indent="false"/>
      <style:text-properties officeooo:rsid="0015316d"/>
    </style:style>
    <style:style style:name="P9" style:family="paragraph" style:parent-style-name="Heading_20_3">
      <style:paragraph-properties fo:margin-top="0cm" fo:margin-bottom="0.247cm" style:contextual-spacing="false" fo:line-height="115%"/>
      <style:text-properties officeooo:rsid="0015316d"/>
    </style:style>
    <style:style style:name="P10" style:family="paragraph" style:parent-style-name="Text_20_body" style:list-style-name="L1">
      <style:text-properties officeooo:rsid="0015316d"/>
    </style:style>
    <style:style style:name="P11" style:family="paragraph" style:parent-style-name="Preformatted_20_Text" style:list-style-name="L2">
      <style:paragraph-properties fo:margin-top="0cm" fo:margin-bottom="0.247cm" style:contextual-spacing="false" fo:line-height="115%"/>
      <style:text-properties officeooo:rsid="0015316d"/>
    </style:style>
    <style:style style:name="P12" style:family="paragraph" style:parent-style-name="Text_20_body" style:list-style-name="L3">
      <style:text-properties officeooo:rsid="0015316d"/>
    </style:style>
    <style:style style:name="P13" style:family="paragraph" style:parent-style-name="Text_20_body">
      <style:text-properties officeooo:rsid="0015316d"/>
    </style:style>
    <style:style style:name="P14" style:family="paragraph" style:parent-style-name="Preformatted_20_Text" style:list-style-name="L4">
      <style:paragraph-properties fo:margin-left="0cm" fo:margin-right="0cm" fo:margin-top="0cm" fo:margin-bottom="0.247cm" style:contextual-spacing="false" fo:line-height="115%" fo:text-indent="0cm" style:auto-text-indent="false"/>
      <style:text-properties officeooo:rsid="0015316d"/>
    </style:style>
    <style:style style:name="P15" style:family="paragraph" style:parent-style-name="Preformatted_20_Text" style:list-style-name="L4">
      <style:paragraph-properties fo:margin-top="0cm" fo:margin-bottom="0.247cm" style:contextual-spacing="false" fo:line-height="115%"/>
      <style:text-properties officeooo:rsid="0015316d"/>
    </style:style>
    <style:style style:name="P16" style:family="paragraph" style:parent-style-name="Text_20_body" style:list-style-name="L4">
      <style:text-properties officeooo:rsid="0015316d"/>
    </style:style>
    <style:style style:name="P17" style:family="paragraph" style:parent-style-name="Text_20_body" style:list-style-name="L5">
      <style:text-properties officeooo:rsid="0015316d"/>
    </style:style>
    <style:style style:name="P18" style:family="paragraph" style:parent-style-name="Text_20_body" style:list-style-name="L6">
      <style:text-properties officeooo:rsid="0015316d"/>
    </style:style>
    <style:style style:name="P19" style:family="paragraph" style:parent-style-name="Text_20_body" style:list-style-name="L7">
      <style:text-properties officeooo:rsid="0015316d"/>
    </style:style>
    <style:style style:name="P20" style:family="paragraph" style:parent-style-name="Preformatted_20_Text" style:list-style-name="L8">
      <style:paragraph-properties fo:margin-top="0cm" fo:margin-bottom="0.247cm" style:contextual-spacing="false" fo:line-height="115%"/>
      <style:text-properties officeooo:rsid="0015316d"/>
    </style:style>
    <style:style style:name="P21" style:family="paragraph" style:parent-style-name="Preformatted_20_Text">
      <style:paragraph-properties fo:margin-top="0cm" fo:margin-bottom="0.247cm" style:contextual-spacing="false" fo:line-height="115%"/>
      <style:text-properties officeooo:rsid="0015316d"/>
    </style:style>
    <style:style style:name="P22" style:family="paragraph" style:parent-style-name="Text_20_body" style:list-style-name="L9">
      <style:text-properties officeooo:rsid="0015316d"/>
    </style:style>
    <style:style style:name="P23" style:family="paragraph" style:parent-style-name="Preformatted_20_Text" style:list-style-name="L10">
      <style:paragraph-properties fo:margin-top="0cm" fo:margin-bottom="0.247cm" style:contextual-spacing="false" fo:line-height="115%"/>
      <style:text-properties officeooo:rsid="0015316d"/>
    </style:style>
    <style:style style:name="P24" style:family="paragraph" style:parent-style-name="Text_20_body" style:list-style-name="L11">
      <style:text-properties officeooo:rsid="0015316d"/>
    </style:style>
    <style:style style:name="P25" style:family="paragraph" style:parent-style-name="Preformatted_20_Text" style:list-style-name="L12">
      <style:paragraph-properties fo:margin-top="0cm" fo:margin-bottom="0.247cm" style:contextual-spacing="false" fo:line-height="115%"/>
      <style:text-properties officeooo:rsid="0015316d"/>
    </style:style>
    <style:style style:name="P26" style:family="paragraph" style:parent-style-name="Text_20_body" style:list-style-name="L13">
      <style:text-properties officeooo:rsid="0015316d"/>
    </style:style>
    <style:style style:name="P27" style:family="paragraph" style:parent-style-name="Preformatted_20_Text" style:list-style-name="L14">
      <style:paragraph-properties fo:margin-top="0cm" fo:margin-bottom="0.247cm" style:contextual-spacing="false" fo:line-height="115%"/>
      <style:text-properties officeooo:rsid="0015316d"/>
    </style:style>
    <style:style style:name="P28" style:family="paragraph" style:parent-style-name="Heading_20_3" style:list-style-name=""/>
    <style:style style:name="P29" style:family="paragraph" style:parent-style-name="Heading_20_3">
      <style:paragraph-properties fo:break-before="page"/>
    </style:style>
    <style:style style:name="P30" style:family="paragraph" style:parent-style-name="Text_20_body" style:list-style-name="L15"/>
    <style:style style:name="P31" style:family="paragraph" style:parent-style-name="Preformatted_20_Text">
      <style:paragraph-properties fo:margin-top="0cm" fo:margin-bottom="0.247cm" style:contextual-spacing="false" fo:line-height="115%"/>
    </style:style>
    <style:style style:name="P32" style:family="paragraph" style:parent-style-name="Text_20_body" style:list-style-name="L16"/>
    <style:style style:name="P33" style:family="paragraph" style:parent-style-name="Preformatted_20_Text" style:list-style-name="L17">
      <style:paragraph-properties fo:margin-top="0cm" fo:margin-bottom="0.247cm" style:contextual-spacing="false" fo:line-height="115%"/>
    </style:style>
    <style:style style:name="P34" style:family="paragraph" style:parent-style-name="Horizontal_20_Line">
      <style:paragraph-properties fo:margin-top="0cm" fo:margin-bottom="0.247cm" style:contextual-spacing="false" fo:line-height="115%"/>
    </style:style>
    <style:style style:name="P35" style:family="paragraph" style:parent-style-name="Heading_20_3">
      <style:paragraph-properties fo:margin-top="0cm" fo:margin-bottom="0.247cm" style:contextual-spacing="false" fo:line-height="115%"/>
    </style:style>
    <style:style style:name="P36" style:family="paragraph" style:parent-style-name="Text_20_body" style:list-style-name="L18"/>
    <style:style style:name="P37" style:family="paragraph" style:parent-style-name="Preformatted_20_Text" style:list-style-name="L19">
      <style:paragraph-properties fo:margin-top="0cm" fo:margin-bottom="0.247cm" style:contextual-spacing="false" fo:line-height="115%"/>
    </style:style>
    <style:style style:name="P38" style:family="paragraph" style:parent-style-name="Text_20_body" style:list-style-name="L20"/>
    <style:style style:name="P39" style:family="paragraph" style:parent-style-name="Preformatted_20_Text" style:list-style-name="L21">
      <style:paragraph-properties fo:margin-top="0cm" fo:margin-bottom="0.247cm" style:contextual-spacing="false" fo:line-height="115%"/>
    </style:style>
    <style:style style:name="P40" style:family="paragraph" style:parent-style-name="Text_20_body" style:list-style-name="L22"/>
    <style:style style:name="P41" style:family="paragraph" style:parent-style-name="Heading_20_1">
      <style:paragraph-properties fo:break-before="page"/>
      <style:text-properties officeooo:rsid="00173d94" officeooo:paragraph-rsid="00173d94"/>
    </style:style>
    <style:style style:name="P42" style:family="paragraph" style:parent-style-name="Heading_20_1">
      <style:paragraph-properties fo:margin-top="0cm" fo:margin-bottom="0.247cm" style:contextual-spacing="false" fo:line-height="115%"/>
    </style:style>
    <style:style style:name="P43" style:family="paragraph" style:parent-style-name="Text_20_body">
      <style:paragraph-properties fo:margin-top="0cm" fo:margin-bottom="0.247cm" style:contextual-spacing="false" fo:line-height="115%"/>
      <style:text-properties fo:font-style="italic" officeooo:rsid="00173d94" officeooo:paragraph-rsid="00173d94" style:font-style-asian="italic" style:font-style-complex="italic"/>
    </style:style>
    <style:style style:name="P44" style:family="paragraph" style:parent-style-name="Text_20_body" style:list-style-name="L23"/>
    <style:style style:name="P45" style:family="paragraph" style:parent-style-name="Title">
      <style:text-properties officeooo:paragraph-rsid="00191055"/>
    </style:style>
    <style:style style:name="P46" style:family="paragraph" style:parent-style-name="Heading_20_1">
      <style:text-properties officeooo:paragraph-rsid="00191055"/>
    </style:style>
    <style:style style:name="P47" style:family="paragraph" style:parent-style-name="Standard">
      <style:text-properties officeooo:paragraph-rsid="00191055"/>
    </style:style>
    <style:style style:name="P48" style:family="paragraph" style:parent-style-name="Heading_20_2">
      <style:text-properties officeooo:paragraph-rsid="00191055"/>
    </style:style>
    <style:style style:name="P49" style:family="paragraph" style:parent-style-name="List_20_1" style:list-style-name="WWNum1">
      <style:text-properties officeooo:paragraph-rsid="00191055"/>
    </style:style>
    <style:style style:name="P50" style:family="paragraph" style:parent-style-name="Heading_20_3">
      <style:text-properties officeooo:paragraph-rsid="00191055"/>
    </style:style>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5">
      <style:paragraph-properties fo:margin-top="0cm" fo:margin-bottom="0cm" style:contextual-spacing="false"/>
    </style:style>
    <style:style style:name="P54" style:family="paragraph" style:parent-style-name="Text_20_body" style:list-style-name="L26"/>
    <style:style style:name="P55" style:family="paragraph" style:parent-style-name="Text_20_body" style:list-style-name="L26">
      <style:paragraph-properties fo:margin-top="0cm" fo:margin-bottom="0cm" style:contextual-spacing="false"/>
    </style:style>
    <style:style style:name="P56" style:family="paragraph" style:parent-style-name="Heading_20_4">
      <style:paragraph-properties fo:margin-top="0cm" fo:margin-bottom="0.247cm" style:contextual-spacing="false" fo:line-height="115%"/>
    </style:style>
    <style:style style:name="P57" style:family="paragraph" style:parent-style-name="Text_20_body" style:list-style-name="L27"/>
    <style:style style:name="P58" style:family="paragraph" style:parent-style-name="Text_20_body" style:list-style-name="L27">
      <style:paragraph-properties fo:margin-top="0cm" fo:margin-bottom="0cm" style:contextual-spacing="false"/>
    </style:style>
    <style:style style:name="P59" style:family="paragraph" style:parent-style-name="Text_20_body" style:list-style-name="L28"/>
    <style:style style:name="P60" style:family="paragraph" style:parent-style-name="Text_20_body" style:list-style-name="L28">
      <style:paragraph-properties fo:margin-top="0cm" fo:margin-bottom="0cm" style:contextual-spacing="false"/>
    </style:style>
    <style:style style:name="P61" style:family="paragraph" style:parent-style-name="Preformatted_20_Text">
      <style:paragraph-properties fo:margin-left="0cm" fo:margin-right="0cm" fo:margin-top="0cm" fo:margin-bottom="0.247cm" style:contextual-spacing="false" fo:line-height="150%" fo:text-align="start" style:justify-single-word="false" fo:text-indent="0cm" style:auto-text-indent="false"/>
    </style:style>
    <style:style style:name="P62" style:family="paragraph" style:parent-style-name="Preformatted_20_Text">
      <style:paragraph-properties fo:margin-left="0cm" fo:margin-right="0cm" fo:margin-top="0cm" fo:margin-bottom="0.499cm" style:contextual-spacing="false" fo:line-height="150%" fo:text-align="start" style:justify-single-word="false" fo:text-indent="0cm" style:auto-text-indent="false"/>
    </style:style>
    <style:style style:name="P63" style:family="paragraph" style:parent-style-name="Text_20_body" style:list-style-name="L29"/>
    <style:style style:name="P64" style:family="paragraph" style:parent-style-name="Text_20_body" style:list-style-name="L30"/>
    <style:style style:name="P65" style:family="paragraph" style:parent-style-name="Text_20_body" style:list-style-name="L31"/>
    <style:style style:name="P66" style:family="paragraph" style:parent-style-name="Text_20_body" style:list-style-name="L32"/>
    <style:style style:name="P67" style:family="paragraph" style:parent-style-name="Text_20_body" style:list-style-name="L33"/>
    <style:style style:name="P68" style:family="paragraph" style:parent-style-name="Text_20_body" style:list-style-name="L34"/>
    <style:style style:name="P69" style:family="paragraph" style:parent-style-name="Text_20_body" style:list-style-name="L35"/>
    <style:style style:name="P70" style:family="paragraph" style:parent-style-name="Preformatted_20_Text" style:list-style-name="L36">
      <style:paragraph-properties fo:margin-top="0cm" fo:margin-bottom="0.247cm" style:contextual-spacing="false" fo:line-height="115%"/>
    </style:style>
    <style:style style:name="P71" style:family="paragraph" style:parent-style-name="Heading_20_1">
      <style:text-properties officeooo:rsid="001403c5" officeooo:paragraph-rsid="001403c5"/>
    </style:style>
    <style:style style:name="P72" style:family="paragraph" style:parent-style-name="Text_20_body" style:list-style-name="L37"/>
    <style:style style:name="P73" style:family="paragraph" style:parent-style-name="Heading_20_1">
      <style:text-properties officeooo:rsid="0015316d" officeooo:paragraph-rsid="0015316d"/>
    </style:style>
    <style:style style:name="P74" style:family="paragraph" style:parent-style-name="Standard">
      <style:paragraph-properties fo:margin-top="0cm" fo:margin-bottom="0.499cm" style:contextual-spacing="false"/>
    </style:style>
    <style:style style:name="P75" style:family="paragraph" style:parent-style-name="Text_20_body">
      <style:paragraph-properties fo:margin-left="0cm" fo:margin-right="0cm" fo:text-indent="0cm" style:auto-text-indent="false"/>
    </style:style>
    <style:style style:name="P76" style:family="paragraph" style:parent-style-name="Preformatted_20_Text">
      <style:paragraph-properties fo:margin-left="0cm" fo:margin-right="0cm" fo:margin-top="0cm" fo:margin-bottom="0.247cm" style:contextual-spacing="false" fo:line-height="115%" fo:text-indent="0cm" style:auto-text-indent="false"/>
    </style:style>
    <style:style style:name="P77" style:family="paragraph" style:parent-style-name="Text_20_body" style:list-style-name="L38"/>
    <style:style style:name="P78" style:family="paragraph" style:parent-style-name="Text_20_body" style:list-style-name="L39"/>
    <style:style style:name="P79" style:family="paragraph" style:parent-style-name="Text_20_body" style:list-style-name="L40"/>
    <style:style style:name="P80" style:family="paragraph" style:parent-style-name="Text_20_body" style:list-style-name="L41"/>
    <style:style style:name="P81" style:family="paragraph" style:parent-style-name="Text_20_body" style:list-style-name="L42"/>
    <style:style style:name="P82" style:family="paragraph" style:parent-style-name="Text_20_body" style:list-style-name="L43"/>
    <style:style style:name="P83" style:family="paragraph" style:parent-style-name="Preformatted_20_Text" style:list-style-name="L44">
      <style:paragraph-properties fo:margin-top="0cm" fo:margin-bottom="0.247cm" style:contextual-spacing="false" fo:line-height="115%"/>
    </style:style>
    <style:style style:name="P84" style:family="paragraph" style:parent-style-name="Text_20_body" style:list-style-name="L45"/>
    <style:style style:name="P85" style:family="paragraph" style:parent-style-name="Text_20_body" style:list-style-name="L46"/>
    <style:style style:name="P86" style:family="paragraph" style:parent-style-name="Preformatted_20_Text" style:list-style-name="L47">
      <style:paragraph-properties fo:margin-top="0cm" fo:margin-bottom="0.247cm" style:contextual-spacing="false" fo:line-height="115%"/>
    </style:style>
    <style:style style:name="P87" style:family="paragraph" style:parent-style-name="Text_20_body" style:list-style-name="L48"/>
    <style:style style:name="P88" style:family="paragraph" style:parent-style-name="Preformatted_20_Text" style:list-style-name="L49">
      <style:paragraph-properties fo:margin-top="0cm" fo:margin-bottom="0.247cm" style:contextual-spacing="false" fo:line-height="115%"/>
    </style:style>
    <style:style style:name="P89" style:family="paragraph" style:parent-style-name="Text_20_body" style:list-style-name="L50"/>
    <style:style style:name="P90" style:family="paragraph" style:parent-style-name="Text_20_body" style:list-style-name="L51"/>
    <style:style style:name="P91" style:family="paragraph" style:parent-style-name="Text_20_body" style:list-style-name="L52"/>
    <style:style style:name="P92" style:family="paragraph" style:parent-style-name="Preformatted_20_Text" style:list-style-name="L53">
      <style:paragraph-properties fo:margin-top="0cm" fo:margin-bottom="0.247cm" style:contextual-spacing="false" fo:line-height="115%"/>
    </style:style>
    <style:style style:name="P93" style:family="paragraph" style:parent-style-name="Text_20_body" style:list-style-name="L53"/>
    <style:style style:name="P94" style:family="paragraph" style:parent-style-name="Text_20_body" style:list-style-name="L54"/>
    <style:style style:name="P95" style:family="paragraph" style:parent-style-name="Preformatted_20_Text" style:list-style-name="L55">
      <style:paragraph-properties fo:margin-left="0cm" fo:margin-right="0cm" fo:margin-top="0cm" fo:margin-bottom="0.247cm" style:contextual-spacing="false" fo:line-height="115%" fo:text-indent="0cm" style:auto-text-indent="false"/>
    </style:style>
    <style:style style:name="P96" style:family="paragraph" style:parent-style-name="Preformatted_20_Text" style:list-style-name="L55">
      <style:paragraph-properties fo:margin-top="0cm" fo:margin-bottom="0.247cm" style:contextual-spacing="false" fo:line-height="115%"/>
    </style:style>
    <style:style style:name="P97" style:family="paragraph" style:parent-style-name="Text_20_body" style:list-style-name="L56"/>
    <style:style style:name="P98" style:family="paragraph" style:parent-style-name="Text_20_body" style:list-style-name="L57"/>
    <style:style style:name="P99" style:family="paragraph" style:parent-style-name="Text_20_body" style:list-style-name="L58"/>
    <style:style style:name="P100" style:family="paragraph" style:parent-style-name="Text_20_body" style:list-style-name="L59"/>
    <style:style style:name="P101" style:family="paragraph" style:parent-style-name="Preformatted_20_Text" style:list-style-name="L60">
      <style:paragraph-properties fo:margin-top="0cm" fo:margin-bottom="0.247cm" style:contextual-spacing="false" fo:line-height="115%"/>
    </style:style>
    <style:style style:name="P102" style:family="paragraph" style:parent-style-name="Text_20_body" style:list-style-name="L61"/>
    <style:style style:name="P103" style:family="paragraph" style:parent-style-name="Preformatted_20_Text" style:list-style-name="L62">
      <style:paragraph-properties fo:margin-left="0cm" fo:margin-right="0cm" fo:margin-top="0cm" fo:margin-bottom="0.247cm" style:contextual-spacing="false" fo:line-height="115%" fo:text-indent="0cm" style:auto-text-indent="false"/>
    </style:style>
    <style:style style:name="P104" style:family="paragraph" style:parent-style-name="Text_20_body" style:list-style-name="L63"/>
    <style:style style:name="P105" style:family="paragraph" style:parent-style-name="Text_20_body" style:list-style-name="L64"/>
    <style:style style:name="P106" style:family="paragraph" style:parent-style-name="Preformatted_20_Text" style:list-style-name="L65">
      <style:paragraph-properties fo:margin-top="0cm" fo:margin-bottom="0.247cm" style:contextual-spacing="false" fo:line-height="115%"/>
    </style:style>
    <style:style style:name="P107" style:family="paragraph" style:parent-style-name="Preformatted_20_Text">
      <style:paragraph-properties fo:margin-left="0.318cm" fo:margin-right="0.318cm" fo:margin-top="0cm" fo:margin-bottom="0.247cm" style:contextual-spacing="false" fo:line-height="115%" fo:text-indent="0cm" style:auto-text-indent="false"/>
    </style:style>
    <style:style style:name="P108" style:family="paragraph" style:parent-style-name="Text_20_body" style:list-style-name="L66"/>
    <style:style style:name="P109" style:family="paragraph" style:parent-style-name="Text_20_body" style:list-style-name="L67"/>
    <style:style style:name="P110" style:family="paragraph" style:parent-style-name="Text_20_body" style:list-style-name="L68"/>
    <style:style style:name="P111" style:family="paragraph" style:parent-style-name="Text_20_body">
      <style:paragraph-properties fo:margin-left="1cm" fo:margin-right="1cm" fo:text-indent="0cm" style:auto-text-indent="false"/>
    </style:style>
    <style:style style:name="P112" style:family="paragraph" style:parent-style-name="Text_20_body" style:list-style-name="L69"/>
    <style:style style:name="P113" style:family="paragraph" style:parent-style-name="Preformatted_20_Text" style:list-style-name="L70">
      <style:paragraph-properties fo:margin-top="0cm" fo:margin-bottom="0.247cm" style:contextual-spacing="false" fo:line-height="115%"/>
    </style:style>
    <style:style style:name="P114" style:family="paragraph" style:parent-style-name="Text_20_body" style:list-style-name="L71"/>
    <style:style style:name="P115" style:family="paragraph" style:parent-style-name="Heading_20_3">
      <style:paragraph-properties fo:margin-left="0cm" fo:margin-right="0cm" fo:margin-top="0cm" fo:margin-bottom="0.247cm" style:contextual-spacing="false" fo:line-height="115%" fo:text-indent="0cm" style:auto-text-indent="false"/>
    </style:style>
    <style:style style:name="P116" style:family="paragraph" style:parent-style-name="Text_20_body" style:list-style-name="L72"/>
    <style:style style:name="P117" style:family="paragraph" style:parent-style-name="Heading_20_2">
      <style:paragraph-properties fo:margin-top="0cm" fo:margin-bottom="0.247cm" style:contextual-spacing="false" fo:line-height="115%"/>
    </style:style>
    <style:style style:name="P118" style:family="paragraph" style:parent-style-name="Text_20_body" style:list-style-name="L73"/>
    <style:style style:name="P119" style:family="paragraph" style:parent-style-name="Preformatted_20_Text" style:list-style-name="L74">
      <style:paragraph-properties fo:margin-top="0cm" fo:margin-bottom="0.247cm" style:contextual-spacing="false" fo:line-height="115%"/>
    </style:style>
    <style:style style:name="P120" style:family="paragraph" style:parent-style-name="Text_20_body" style:list-style-name="L75"/>
    <style:style style:name="P121" style:family="paragraph" style:parent-style-name="Preformatted_20_Text" style:list-style-name="L76">
      <style:paragraph-properties fo:margin-top="0cm" fo:margin-bottom="0.247cm" style:contextual-spacing="false" fo:line-height="115%"/>
    </style:style>
    <style:style style:name="P122" style:family="paragraph" style:parent-style-name="Text_20_body" style:list-style-name="L77"/>
    <style:style style:name="P123" style:family="paragraph" style:parent-style-name="Preformatted_20_Text" style:list-style-name="L78">
      <style:paragraph-properties fo:margin-left="0cm" fo:margin-right="0cm" fo:margin-top="0cm" fo:margin-bottom="0.247cm" style:contextual-spacing="false" fo:line-height="115%" fo:text-indent="0cm" style:auto-text-indent="false"/>
    </style:style>
    <style:style style:name="P124" style:family="paragraph" style:parent-style-name="Text_20_body" style:list-style-name="L78"/>
    <style:style style:name="P125" style:family="paragraph" style:parent-style-name="Text_20_body" style:list-style-name="L79"/>
    <style:style style:name="P126" style:family="paragraph" style:parent-style-name="Preformatted_20_Text" style:list-style-name="L80">
      <style:paragraph-properties fo:margin-top="0cm" fo:margin-bottom="0.247cm" style:contextual-spacing="false" fo:line-height="115%"/>
    </style:style>
    <style:style style:name="P127" style:family="paragraph" style:parent-style-name="Text_20_body" style:list-style-name="L80"/>
    <style:style style:name="P128" style:family="paragraph" style:parent-style-name="Text_20_body" style:list-style-name="L81"/>
    <style:style style:name="P129" style:family="paragraph" style:parent-style-name="Text_20_body" style:list-style-name="L82"/>
    <style:style style:name="P130" style:family="paragraph" style:parent-style-name="Text_20_body" style:list-style-name="L83"/>
    <style:style style:name="P131" style:family="paragraph" style:parent-style-name="Preformatted_20_Text" style:list-style-name="L84">
      <style:paragraph-properties fo:margin-left="0cm" fo:margin-right="0cm" fo:margin-top="0cm" fo:margin-bottom="0.247cm" style:contextual-spacing="false" fo:line-height="115%" fo:text-indent="0cm" style:auto-text-indent="false"/>
    </style:style>
    <style:style style:name="P132" style:family="paragraph" style:parent-style-name="Preformatted_20_Text" style:list-style-name="L84">
      <style:paragraph-properties fo:margin-top="0cm" fo:margin-bottom="0.247cm" style:contextual-spacing="false" fo:line-height="115%"/>
    </style:style>
    <style:style style:name="P133" style:family="paragraph" style:parent-style-name="Text_20_body" style:list-style-name="L85"/>
    <style:style style:name="P134" style:family="paragraph" style:parent-style-name="Text_20_body" style:list-style-name="L86"/>
    <style:style style:name="P135" style:family="paragraph" style:parent-style-name="Text_20_body" style:list-style-name="L87"/>
    <style:style style:name="P136" style:family="paragraph" style:parent-style-name="Text_20_body" style:list-style-name="L88"/>
    <style:style style:name="P137" style:family="paragraph" style:parent-style-name="Text_20_body" style:list-style-name="L89"/>
    <style:style style:name="P138" style:family="paragraph" style:parent-style-name="Text_20_body">
      <style:paragraph-properties fo:margin-left="0cm" fo:margin-right="0cm" fo:margin-top="0cm" fo:margin-bottom="0cm" style:contextual-spacing="false" fo:text-indent="0cm" style:auto-text-indent="false"/>
    </style:style>
    <style:style style:name="P139" style:family="paragraph" style:parent-style-name="Text_20_body" style:list-style-name="L90"/>
    <style:style style:name="P140" style:family="paragraph" style:parent-style-name="Text_20_body" style:list-style-name="L91"/>
    <style:style style:name="P141" style:family="paragraph" style:parent-style-name="Text_20_body" style:list-style-name="L92"/>
    <style:style style:name="P142" style:family="paragraph" style:parent-style-name="Text_20_body" style:list-style-name="L93"/>
    <style:style style:name="P143" style:family="paragraph" style:parent-style-name="Text_20_body" style:list-style-name="L94"/>
    <style:style style:name="P144" style:family="paragraph" style:parent-style-name="Text_20_body" style:list-style-name="L95"/>
    <style:style style:name="P145" style:family="paragraph" style:parent-style-name="Text_20_body" style:list-style-name="L96"/>
    <style:style style:name="P146" style:family="paragraph" style:parent-style-name="Text_20_body">
      <style:text-properties officeooo:rsid="001403c5" officeooo:paragraph-rsid="001403c5"/>
    </style:style>
    <style:style style:name="P147" style:family="paragraph" style:parent-style-name="Text_20_body" style:list-style-name="L97">
      <style:text-properties officeooo:rsid="001403c5"/>
    </style:style>
    <style:style style:name="P148" style:family="paragraph" style:parent-style-name="Text_20_body" style:list-style-name="L97">
      <style:paragraph-properties fo:margin-top="0cm" fo:margin-bottom="0cm" style:contextual-spacing="false"/>
      <style:text-properties officeooo:rsid="001403c5"/>
    </style:style>
    <style:style style:name="P149" style:family="paragraph" style:parent-style-name="Preformatted_20_Text">
      <style:paragraph-properties fo:margin-left="0cm" fo:margin-right="0cm" fo:margin-top="0cm" fo:margin-bottom="0.247cm" style:contextual-spacing="false" fo:line-height="150%" fo:text-align="start" style:justify-single-word="false" fo:text-indent="0cm" style:auto-text-indent="false"/>
      <style:text-properties officeooo:rsid="001403c5"/>
    </style:style>
    <style:style style:name="P150" style:family="paragraph" style:parent-style-name="Preformatted_20_Text">
      <style:paragraph-properties fo:margin-left="0cm" fo:margin-right="0cm" fo:margin-top="0cm" fo:margin-bottom="0.499cm" style:contextual-spacing="false" fo:line-height="150%" fo:text-align="start" style:justify-single-word="false" fo:text-indent="0cm" style:auto-text-indent="false"/>
      <style:text-properties officeooo:rsid="001403c5"/>
    </style:style>
    <style:style style:name="P151" style:family="paragraph" style:parent-style-name="Text_20_body">
      <style:text-properties officeooo:rsid="00236e47" officeooo:paragraph-rsid="00236e47"/>
    </style:style>
    <style:style style:name="P152" style:family="paragraph" style:parent-style-name="Text_20_body">
      <style:text-properties officeooo:rsid="00236e47"/>
    </style:style>
    <style:style style:name="P153" style:family="paragraph" style:parent-style-name="Text_20_body" style:list-style-name="L98">
      <style:text-properties officeooo:rsid="00236e47"/>
    </style:style>
    <style:style style:name="P154" style:family="paragraph" style:parent-style-name="Heading_20_2">
      <style:paragraph-properties fo:break-before="page"/>
    </style:style>
    <style:style style:name="P155" style:family="paragraph" style:parent-style-name="Text_20_body" style:list-style-name="L99"/>
    <style:style style:name="T1" style:family="text">
      <style:text-properties officeooo:rsid="00117478"/>
    </style:style>
    <style:style style:name="T2" style:family="text">
      <style:text-properties officeooo:rsid="0015316d"/>
    </style:style>
    <style:style style:name="T3" style:family="text">
      <style:text-properties officeooo:rsid="0016fead"/>
    </style:style>
    <style:style style:name="T4" style:family="text">
      <style:text-properties fo:background-color="#ffff00" loext:char-shading-value="0"/>
    </style:style>
    <style:style style:name="T5" style:family="text">
      <style:text-properties fo:color="#6a9955" loext:opacity="100%" fo:font-family="Menlo, Monaco, Consolas, 'Andale Mono', 'Ubuntu Mono', 'Courier New', monospace" fo:font-size="9.75pt" fo:background-color="#1e1e1e" loext:char-shading-value="0"/>
    </style:style>
    <style:style style:name="T6" style:family="text">
      <style:text-properties fo:color="#c586c0" loext:opacity="100%" fo:font-family="Menlo, Monaco, Consolas, 'Andale Mono', 'Ubuntu Mono', 'Courier New', monospace" fo:font-size="9.75pt" fo:background-color="#1e1e1e" loext:char-shading-value="0"/>
    </style:style>
    <style:style style:name="T7" style:family="text">
      <style:text-properties fo:color="#9cdcfe" loext:opacity="100%" fo:font-family="Menlo, Monaco, Consolas, 'Andale Mono', 'Ubuntu Mono', 'Courier New', monospace" fo:font-size="9.75pt" fo:background-color="#1e1e1e" loext:char-shading-value="0"/>
    </style:style>
    <style:style style:name="T8" style:family="text">
      <style:text-properties fo:color="#d4d4d4" loext:opacity="100%" fo:font-family="Menlo, Monaco, Consolas, 'Andale Mono', 'Ubuntu Mono', 'Courier New', monospace" fo:font-size="9.75pt" fo:background-color="#1e1e1e" loext:char-shading-value="0"/>
    </style:style>
    <style:style style:name="T9" style:family="text">
      <style:text-properties fo:color="#ce9178" loext:opacity="100%" fo:font-family="Menlo, Monaco, Consolas, 'Andale Mono', 'Ubuntu Mono', 'Courier New', monospace" fo:font-size="9.75pt" fo:background-color="#1e1e1e" loext:char-shading-value="0"/>
    </style:style>
    <style:style style:name="T10" style:family="text">
      <style:text-properties fo:color="#9cdcfe" loext:opacity="100%" fo:background-color="#1e1e1e" loext:char-shading-value="0"/>
    </style:style>
    <style:style style:name="T11" style:family="text">
      <style:text-properties fo:color="#569cd6" loext:opacity="100%" fo:font-family="Menlo, Monaco, Consolas, 'Andale Mono', 'Ubuntu Mono', 'Courier New', monospace" fo:font-size="9.75pt" fo:background-color="#1e1e1e" loext:char-shading-value="0"/>
    </style:style>
    <style:style style:name="T12" style:family="text">
      <style:text-properties officeooo:rsid="0015dfd9"/>
    </style:style>
    <style:style style:name="T13" style:family="text">
      <style:text-properties officeooo:rsid="00213223"/>
    </style:style>
    <style:style style:name="T14" style:family="text">
      <style:text-properties fo:color="#d4d4d4" loext:opacity="100%" fo:background-color="#1e1e1e" loext:char-shading-value="0"/>
    </style:style>
    <style:style style:name="T15"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Notes sur : Node-red v4.09 avec comme dashboard : </text:span>@flowfuse/node-red-dashboard </text:p>
      <text:p text:style-name="P1"/>
      <text:p text:style-name="P2">Le contexte est dans le titre ci-dessus. <text:line-break/>Je précise que mes nœud ui-control on dans le champ ui la valeur : My Dashboard [/dashboard]</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7206_2681742138" text:style-name="Index_20_Link" text:visited-style-name="Index_20_Link">Gestion de l’affichage des pages et des groupes<text:tab/>3</text:a></text:p>
          <text:p text:style-name="P4"><text:a xlink:type="simple" xlink:href="#__RefHeading___Toc7208_2681742138" text:style-name="Index_20_Link" text:visited-style-name="Index_20_Link">Présentation générale Srce deepseek<text:tab/>3</text:a></text:p>
          <text:p text:style-name="P4"><text:a xlink:type="simple" xlink:href="#__RefHeading___Toc7210_2681742138" text:style-name="Index_20_Link" text:visited-style-name="Index_20_Link">Méthode recommandée (sans rechargement) :<text:tab/>4</text:a></text:p>
          <text:p text:style-name="P4"><text:a xlink:type="simple" xlink:href="#__RefHeading___Toc7212_2681742138" text:style-name="Index_20_Link" text:visited-style-name="Index_20_Link">Alternative avec onglets (sans JavaScript) :<text:tab/>4</text:a></text:p>
          <text:p text:style-name="P4"><text:a xlink:type="simple" xlink:href="#__RefHeading___Toc7214_2681742138" text:style-name="Index_20_Link" text:visited-style-name="Index_20_Link">Si vous voulez vraiment recharger :<text:tab/>4</text:a></text:p>
          <text:p text:style-name="P4"><text:a xlink:type="simple" xlink:href="#__RefHeading___Toc7216_2681742138" text:style-name="Index_20_Link" text:visited-style-name="Index_20_Link">Astuce :<text:tab/>5</text:a></text:p>
          <text:p text:style-name="P4"><text:a xlink:type="simple" xlink:href="#__RefHeading___Toc7218_2681742138" text:style-name="Index_20_Link" text:visited-style-name="Index_20_Link">Solution pour le démarrage (start-ini) :<text:tab/>5</text:a></text:p>
          <text:p text:style-name="P4"><text:a xlink:type="simple" xlink:href="#__RefHeading___Toc7220_2681742138" text:style-name="Index_20_Link" text:visited-style-name="Index_20_Link">Compléments importants :<text:tab/>6</text:a></text:p>
          <text:p text:style-name="P4"><text:a xlink:type="simple" xlink:href="#__RefHeading___Toc7222_2681742138" text:style-name="Index_20_Link" text:visited-style-name="Index_20_Link">Version alternative avec template (si nécessaire) :<text:tab/>6</text:a></text:p>
          <text:p text:style-name="P4"><text:a xlink:type="simple" xlink:href="#__RefHeading___Toc8508_2681742138" text:style-name="Index_20_Link" text:visited-style-name="Index_20_Link">Problèmes possibles :<text:tab/>8</text:a></text:p>
          <text:p text:style-name="P4"><text:a xlink:type="simple" xlink:href="#__RefHeading___Toc8841_2681742138" text:style-name="Index_20_Link" text:visited-style-name="Index_20_Link">Nom du groupe exact (respect de la casse et des espaces)<text:tab/>8</text:a></text:p>
          <text:p text:style-name="P4"><text:a xlink:type="simple" xlink:href="#__RefHeading___Toc8843_2681742138" text:style-name="Index_20_Link" text:visited-style-name="Index_20_Link">2. Problème de scope (page ou onglet)<text:tab/>8</text:a></text:p>
          <text:p text:style-name="P4"><text:a xlink:type="simple" xlink:href="#__RefHeading___Toc8845_2681742138" text:style-name="Index_20_Link" text:visited-style-name="Index_20_Link">3. Type de valeur booléenne (et non string)<text:tab/>9</text:a></text:p>
          <text:p text:style-name="P4"><text:a xlink:type="simple" xlink:href="#__RefHeading___Toc8847_2681742138" text:style-name="Index_20_Link" text:visited-style-name="Index_20_Link">4. Erreur dans le flux (nœud manquant ou mal connecté)<text:tab/>9</text:a></text:p>
          <text:p text:style-name="P4"><text:a xlink:type="simple" xlink:href="#__RefHeading___Toc7224_2681742138" text:style-name="Index_20_Link" text:visited-style-name="Index_20_Link">Affichage - Cas ou l’info source viens d’un payload<text:tab/>9</text:a></text:p>
          <text:p text:style-name="P3"><text:a xlink:type="simple" xlink:href="#__RefHeading___Toc7226_2681742138" text:style-name="Index_20_Link" text:visited-style-name="Index_20_Link">Fonctions pré-défini dans node-red<text:tab/>9</text:a></text:p>
          <text:p text:style-name="P5"><text:a xlink:type="simple" xlink:href="#__RefHeading___Toc7228_2681742138" text:style-name="Index_20_Link" text:visited-style-name="Index_20_Link">Gestion des erreurs – node.warn()<text:tab/>9</text:a></text:p>
          <text:p text:style-name="P3"><text:a xlink:type="simple" xlink:href="#__RefHeading___Toc7230_2681742138" text:style-name="Index_20_Link" text:visited-style-name="Index_20_Link">Objet javascript - constructeur<text:tab/>10</text:a></text:p>
          <text:p text:style-name="P4"><text:a xlink:type="simple" xlink:href="#__RefHeading___Toc7232_2681742138" text:style-name="Index_20_Link" text:visited-style-name="Index_20_Link">Alternative avec Template Literals (ES6) :<text:tab/>11</text:a></text:p>
          <text:p text:style-name="P4"><text:a xlink:type="simple" xlink:href="#__RefHeading___Toc7234_2681742138" text:style-name="Index_20_Link" text:visited-style-name="Index_20_Link">Pour Node-RED :<text:tab/>11</text:a></text:p>
          <text:p text:style-name="P4"><text:a xlink:type="simple" xlink:href="#__RefHeading___Toc7236_2681742138" text:style-name="Index_20_Link" text:visited-style-name="Index_20_Link">Remarque :<text:tab/>11</text:a></text:p>
          <text:p text:style-name="P4"><text:a xlink:type="simple" xlink:href="#__RefHeading___Toc7238_2681742138" text:style-name="Index_20_Link" text:visited-style-name="Index_20_Link">1. Déclarer un constructeur dans un nœud Function<text:tab/>12</text:a></text:p>
          <text:p text:style-name="P4"><text:a xlink:type="simple" xlink:href="#__RefHeading___Toc7240_2681742138" text:style-name="Index_20_Link" text:visited-style-name="Index_20_Link">2. Stocker le constructeur dans le contexte global (ou flow)<text:tab/>12</text:a></text:p>
          <text:p text:style-name="P6"><text:a xlink:type="simple" xlink:href="#__RefHeading___Toc7242_2681742138" text:style-name="Index_20_Link" text:visited-style-name="Index_20_Link">a. Dans global (pour tout Node-RED)<text:tab/>12</text:a></text:p>
          <text:p text:style-name="P6"><text:a xlink:type="simple" xlink:href="#__RefHeading___Toc7244_2681742138" text:style-name="Index_20_Link" text:visited-style-name="Index_20_Link">b. Dans flow (pour le flux courant)<text:tab/>13</text:a></text:p>
          <text:p text:style-name="P4"><text:a xlink:type="simple" xlink:href="#__RefHeading___Toc7246_2681742138" text:style-name="Index_20_Link" text:visited-style-name="Index_20_Link">3. Créer un module personnalisé (recommandé pour une grande réutilisation)<text:tab/>13</text:a></text:p>
          <text:p text:style-name="P6"><text:a xlink:type="simple" xlink:href="#__RefHeading___Toc7248_2681742138" text:style-name="Index_20_Link" text:visited-style-name="Index_20_Link">Étapes :<text:tab/>13</text:a></text:p>
          <text:p text:style-name="P4"><text:a xlink:type="simple" xlink:href="#__RefHeading___Toc7250_2681742138" text:style-name="Index_20_Link" text:visited-style-name="Index_20_Link">4. Initialisation au démarrage (via un nœud "inject" avec Once)<text:tab/>14</text:a></text:p>
          <text:p text:style-name="P4"><text:a xlink:type="simple" xlink:href="#__RefHeading___Toc7252_2681742138" text:style-name="Index_20_Link" text:visited-style-name="Index_20_Link">Récapitulatif des meilleures pratiques<text:tab/>15</text:a></text:p>
          <text:p text:style-name="P4"><text:a xlink:type="simple" xlink:href="#__RefHeading___Toc7254_2681742138" text:style-name="Index_20_Link" text:visited-style-name="Index_20_Link">Exemple complet dans Node-RED<text:tab/>15</text:a></text:p>
          <text:p text:style-name="P4"><text:a xlink:type="simple" xlink:href="#__RefHeading___Toc7256_2681742138" text:style-name="Index_20_Link" text:visited-style-name="Index_20_Link">Conclusion<text:tab/>15</text:a></text:p>
          <text:p text:style-name="P4"><text:a xlink:type="simple" xlink:href="#__RefHeading___Toc7258_2681742138" text:style-name="Index_20_Link" text:visited-style-name="Index_20_Link">Problèmes dans votre code :<text:tab/>16</text:a></text:p>
          <text:p text:style-name="P4"><text:a xlink:type="simple" xlink:href="#__RefHeading___Toc7260_2681742138" text:style-name="Index_20_Link" text:visited-style-name="Index_20_Link">Correction (si vous voulez un objet littéral) :<text:tab/>16</text:a></text:p>
          <text:p text:style-name="P4"><text:a xlink:type="simple" xlink:href="#__RefHeading___Toc7262_2681742138" text:style-name="Index_20_Link" text:visited-style-name="Index_20_Link">Si vous voulez un vrai constructeur (fonction) :<text:tab/>16</text:a></text:p>
          <text:p text:style-name="P4"><text:a xlink:type="simple" xlink:href="#__RefHeading___Toc7264_2681742138" text:style-name="Index_20_Link" text:visited-style-name="Index_20_Link">Différence entre les deux approches :<text:tab/>17</text:a></text:p>
          <text:p text:style-name="P4"><text:a xlink:type="simple" xlink:href="#__RefHeading___Toc7266_2681742138" text:style-name="Index_20_Link" text:visited-style-name="Index_20_Link"><text:soft-page-break/>Pour Node-RED :<text:tab/>17</text:a></text:p>
          <text:p text:style-name="P4"><text:a xlink:type="simple" xlink:href="#__RefHeading___Toc7268_2681742138" text:style-name="Index_20_Link" text:visited-style-name="Index_20_Link">Remarque sur l'interpolation de variables :<text:tab/>18</text:a></text:p>
          <text:p text:style-name="P4"><text:a xlink:type="simple" xlink:href="#__RefHeading___Toc7270_2681742138" text:style-name="Index_20_Link" text:visited-style-name="Index_20_Link">Solution recommandée<text:tab/>18</text:a></text:p>
          <text:p text:style-name="P6"><text:a xlink:type="simple" xlink:href="#__RefHeading___Toc7272_2681742138" text:style-name="Index_20_Link" text:visited-style-name="Index_20_Link">1. Créer un constructeur (si besoin de plusieurs instances)<text:tab/>18</text:a></text:p>
          <text:p text:style-name="P6"><text:a xlink:type="simple" xlink:href="#__RefHeading___Toc7274_2681742138" text:style-name="Index_20_Link" text:visited-style-name="Index_20_Link">2. Utiliser un tableau d'objets littéraux (plus simple si pas de réutilisation)<text:tab/>18</text:a></text:p>
          <text:p text:style-name="P4"><text:a xlink:type="simple" xlink:href="#__RefHeading___Toc7276_2681742138" text:style-name="Index_20_Link" text:visited-style-name="Index_20_Link">Comment l'utiliser pour un menu de sélection ?<text:tab/>19</text:a></text:p>
          <text:p text:style-name="P6"><text:a xlink:type="simple" xlink:href="#__RefHeading___Toc7278_2681742138" text:style-name="Index_20_Link" text:visited-style-name="Index_20_Link">Exemple avec ui-dropdown (Dashboard)<text:tab/>19</text:a></text:p>
          <text:p text:style-name="P6"><text:a xlink:type="simple" xlink:href="#__RefHeading___Toc7280_2681742138" text:style-name="Index_20_Link" text:visited-style-name="Index_20_Link">Exemple avec un nœud Template (HTML)<text:tab/>19</text:a></text:p>
          <text:p text:style-name="P4"><text:a xlink:type="simple" xlink:href="#__RefHeading___Toc7282_2681742138" text:style-name="Index_20_Link" text:visited-style-name="Index_20_Link">Approche dynamique (si les IPs changent)<text:tab/>20</text:a></text:p>
          <text:p text:style-name="P4"><text:a xlink:type="simple" xlink:href="#__RefHeading___Toc7284_2681742138" text:style-name="Index_20_Link" text:visited-style-name="Index_20_Link">Résultat final (format idéal pour Node-RED)<text:tab/>20</text:a></text:p>
          <text:p text:style-name="P4"><text:a xlink:type="simple" xlink:href="#__RefHeading___Toc7286_2681742138" text:style-name="Index_20_Link" text:visited-style-name="Index_20_Link">Points clés<text:tab/>21</text:a></text:p>
          <text:p text:style-name="P4"><text:a xlink:type="simple" xlink:href="#__RefHeading___Toc7288_2681742138" text:style-name="Index_20_Link" text:visited-style-name="Index_20_Link">1. Déclaration du constructeur avec JSDoc (recommandé pour Node-RED)<text:tab/>21</text:a></text:p>
          <text:p text:style-name="P4"><text:a xlink:type="simple" xlink:href="#__RefHeading___Toc7290_2681742138" text:style-name="Index_20_Link" text:visited-style-name="Index_20_Link">2. Utilisation avec TypeScript (option avancée)<text:tab/>22</text:a></text:p>
          <text:p text:style-name="P4"><text:a xlink:type="simple" xlink:href="#__RefHeading___Toc7292_2681742138" text:style-name="Index_20_Link" text:visited-style-name="Index_20_Link">3. Validation runtime (si nécessaire)<text:tab/>22</text:a></text:p>
          <text:p text:style-name="P4"><text:a xlink:type="simple" xlink:href="#__RefHeading___Toc7294_2681742138" text:style-name="Index_20_Link" text:visited-style-name="Index_20_Link">4. Exemple complet dans un nœud Function<text:tab/>23</text:a></text:p>
          <text:p text:style-name="P4"><text:a xlink:type="simple" xlink:href="#__RefHeading___Toc7296_2681742138" text:style-name="Index_20_Link" text:visited-style-name="Index_20_Link">Pourquoi typer dans Node-RED ?<text:tab/>23</text:a></text:p>
          <text:p text:style-name="P4"><text:a xlink:type="simple" xlink:href="#__RefHeading___Toc7298_2681742138" text:style-name="Index_20_Link" text:visited-style-name="Index_20_Link">Résolution de l'avertissement dans Node-RED<text:tab/>23</text:a></text:p>
          <text:p text:style-name="P4"><text:a xlink:type="simple" xlink:href="#__RefHeading___Toc7300_2681742138" text:style-name="Index_20_Link" text:visited-style-name="Index_20_Link">Résultat final typé<text:tab/>24</text:a></text:p>
          <text:p text:style-name="P4"><text:a xlink:type="simple" xlink:href="#__RefHeading___Toc7302_2681742138" text:style-name="Index_20_Link" text:visited-style-name="Index_20_Link">Comment Utiliser JSDoc dans Node-RED pour Documenter votre Constructeur<text:tab/>24</text:a></text:p>
          <text:p text:style-name="P5"><text:a xlink:type="simple" xlink:href="#__RefHeading___Toc7304_2681742138" text:style-name="Index_20_Link" text:visited-style-name="Index_20_Link">Exemple Complet avec JSDoc pour votre Constructeur d'IP<text:tab/>25</text:a></text:p>
          <text:p text:style-name="P5"><text:a xlink:type="simple" xlink:href="#__RefHeading___Toc7306_2681742138" text:style-name="Index_20_Link" text:visited-style-name="Index_20_Link">Explications des Balises JSDoc<text:tab/>26</text:a></text:p>
          <text:p text:style-name="P5"><text:a xlink:type="simple" xlink:href="#__RefHeading___Toc7308_2681742138" text:style-name="Index_20_Link" text:visited-style-name="Index_20_Link">Comment l'utiliser dans Node-RED ?<text:tab/>26</text:a></text:p>
          <text:p text:style-name="P5"><text:a xlink:type="simple" xlink:href="#__RefHeading___Toc7310_2681742138" text:style-name="Index_20_Link" text:visited-style-name="Index_20_Link">Bonus : Documentation pour un Tableau d'IPs<text:tab/>26</text:a></text:p>
          <text:p text:style-name="P5"><text:a xlink:type="simple" xlink:href="#__RefHeading___Toc7312_2681742138" text:style-name="Index_20_Link" text:visited-style-name="Index_20_Link">Résultat dans Node-RED<text:tab/>27</text:a></text:p>
          <text:p text:style-name="P4"><text:a xlink:type="simple" xlink:href="#__RefHeading___Toc7314_2681742138" text:style-name="Index_20_Link" text:visited-style-name="Index_20_Link">Pourquoi C'est Important ?<text:tab/>27</text:a></text:p>
          <text:p text:style-name="P4"><text:a xlink:type="simple" xlink:href="#__RefHeading___Toc7316_2681742138" text:style-name="Index_20_Link" text:visited-style-name="Index_20_Link">Réponse courte :<text:tab/>27</text:a></text:p>
          <text:p text:style-name="P4"><text:a xlink:type="simple" xlink:href="#__RefHeading___Toc7318_2681742138" text:style-name="Index_20_Link" text:visited-style-name="Index_20_Link">Exemple en Pratique dans Node-RED<text:tab/>27</text:a></text:p>
          <text:p text:style-name="P6"><text:a xlink:type="simple" xlink:href="#__RefHeading___Toc7320_2681742138" text:style-name="Index_20_Link" text:visited-style-name="Index_20_Link">📌 Code réel à écrire dans un nœud Function (sans commentaires JSDoc si vous ne voulez pas les utiliser) :<text:tab/>27</text:a></text:p>
          <text:p text:style-name="P6"><text:a xlink:type="simple" xlink:href="#__RefHeading___Toc7322_2681742138" text:style-name="Index_20_Link" text:visited-style-name="Index_20_Link">📌 Avec JSDoc (optionnel, pour la documentation et l'autocomplétion) :<text:tab/>28</text:a></text:p>
          <text:p text:style-name="P4"><text:a xlink:type="simple" xlink:href="#__RefHeading___Toc7324_2681742138" text:style-name="Index_20_Link" text:visited-style-name="Index_20_Link">À quoi servent les commentaires JSDoc alors ?<text:tab/>28</text:a></text:p>
          <text:p text:style-name="P4"><text:a xlink:type="simple" xlink:href="#__RefHeading___Toc7326_2681742138" text:style-name="Index_20_Link" text:visited-style-name="Index_20_Link">Que faut-il écrire dans Node-RED ?<text:tab/>29</text:a></text:p>
          <text:p text:style-name="P4"><text:a xlink:type="simple" xlink:href="#__RefHeading___Toc7328_2681742138" text:style-name="Index_20_Link" text:visited-style-name="Index_20_Link">Exemple Complet pour un Tableau d'IPs (Sans JSDoc)<text:tab/>29</text:a></text:p>
          <text:p text:style-name="P4"><text:a xlink:type="simple" xlink:href="#__RefHeading___Toc7330_2681742138" text:style-name="Index_20_Link" text:visited-style-name="Index_20_Link">Résumé<text:tab/>29</text:a></text:p>
          <text:p text:style-name="P4"><text:a xlink:type="simple" xlink:href="#__RefHeading___Toc7332_2681742138" text:style-name="Index_20_Link" text:visited-style-name="Index_20_Link">Solution pour intégrer ipLocale dans votre tableau ipList<text:tab/>30</text:a></text:p>
          <text:p text:style-name="P6"><text:a xlink:type="simple" xlink:href="#__RefHeading___Toc7334_2681742138" text:style-name="Index_20_Link" text:visited-style-name="Index_20_Link">Approche directe (recommandée)<text:tab/>30</text:a></text:p>
          <text:p text:style-name="P4"><text:a xlink:type="simple" xlink:href="#__RefHeading___Toc7336_2681742138" text:style-name="Index_20_Link" text:visited-style-name="Index_20_Link">Cas pratiques supplémentaires<text:tab/>30</text:a></text:p>
          <text:p text:style-name="P6"><text:a xlink:type="simple" xlink:href="#__RefHeading___Toc7338_2681742138" text:style-name="Index_20_Link" text:visited-style-name="Index_20_Link">1. Si ipLocale est dynamique (ex: récupérée via msg)<text:tab/>30</text:a></text:p>
          <text:p text:style-name="P6"><text:a xlink:type="simple" xlink:href="#__RefHeading___Toc7340_2681742138" text:style-name="Index_20_Link" text:visited-style-name="Index_20_Link">2. Si vous voulez générer des IDs automatiquement<text:tab/>30</text:a></text:p>
          <text:p text:style-name="P6"><text:a xlink:type="simple" xlink:href="#__RefHeading___Toc7342_2681742138" text:style-name="Index_20_Link" text:visited-style-name="Index_20_Link">3. Si ipLocale est dans un tableau d'IPs<text:tab/>31</text:a></text:p>
          <text:p text:style-name="P4"><text:a xlink:type="simple" xlink:href="#__RefHeading___Toc7344_2681742138" text:style-name="Index_20_Link" text:visited-style-name="Index_20_Link">Exemple complet dans Node-RED<text:tab/>31</text:a></text:p>
          <text:p text:style-name="P4"><text:a xlink:type="simple" xlink:href="#__RefHeading___Toc7346_2681742138" text:style-name="Index_20_Link" text:visited-style-name="Index_20_Link">Points clés<text:tab/>31</text:a></text:p>
          <text:p text:style-name="P4"><text:a xlink:type="simple" xlink:href="#__RefHeading___Toc7348_2681742138" text:style-name="Index_20_Link" text:visited-style-name="Index_20_Link">Résultat final (msg.payload)<text:tab/>32</text:a></text:p>
          <text:p text:style-name="P4"><text:a xlink:type="simple" xlink:href="#__RefHeading___Toc7350_2681742138" text:style-name="Index_20_Link" text:visited-style-name="Index_20_Link">Pour aller plus loin<text:tab/>32</text:a></text:p>
          <text:p text:style-name="P4"><text:a xlink:type="simple" xlink:href="#__RefHeading___Toc7352_2681742138" text:style-name="Index_20_Link" text:visited-style-name="Index_20_Link">Solution pour intégrer ipLocale dans votre tableau ipList<text:tab/>33</text:a></text:p>
          <text:p text:style-name="P6"><text:a xlink:type="simple" xlink:href="#__RefHeading___Toc7354_2681742138" text:style-name="Index_20_Link" text:visited-style-name="Index_20_Link">Cas 1 : Ajout direct de ipLocale au tableau<text:tab/>33</text:a></text:p>
          <text:p text:style-name="P6"><text:a xlink:type="simple" xlink:href="#__RefHeading___Toc7356_2681742138" text:style-name="Index_20_Link" text:visited-style-name="Index_20_Link">Cas 2 : Fusion avec d'autres IPs (si ipLocale a une IP vide mais une description utile)<text:tab/>33</text:a></text:p>
          <text:p text:style-name="P6"><text:a xlink:type="simple" xlink:href="#__RefHeading___Toc7358_2681742138" text:style-name="Index_20_Link" text:visited-style-name="Index_20_Link">Cas 3 : Si filteredIPs contient plusieurs IPs à mapper<text:tab/>33</text:a></text:p>
          <text:p text:style-name="P4"><text:a xlink:type="simple" xlink:href="#__RefHeading___Toc7360_2681742138" text:style-name="Index_20_Link" text:visited-style-name="Index_20_Link">Exemple Complet dans Node-RED<text:tab/>34</text:a></text:p>
          <text:p text:style-name="P4"><text:a xlink:type="simple" xlink:href="#__RefHeading___Toc7362_2681742138" text:style-name="Index_20_Link" text:visited-style-name="Index_20_Link">Points Clés<text:tab/>35</text:a></text:p>
          <text:p text:style-name="P4"><text:a xlink:type="simple" xlink:href="#__RefHeading___Toc7364_2681742138" text:style-name="Index_20_Link" text:visited-style-name="Index_20_Link"><text:soft-page-break/>Résultat Final (Exemple)<text:tab/>35</text:a></text:p>
          <text:p text:style-name="P4"><text:a xlink:type="simple" xlink:href="#__RefHeading___Toc7366_2681742138" text:style-name="Index_20_Link" text:visited-style-name="Index_20_Link">Adaptations Possibles<text:tab/>36</text:a></text:p>
          <text:p text:style-name="P4"><text:a xlink:type="simple" xlink:href="#__RefHeading___Toc7368_2681742138" text:style-name="Index_20_Link" text:visited-style-name="Index_20_Link">Solution Structurée pour Votre Besoin<text:tab/>36</text:a></text:p>
          <text:p text:style-name="P4"><text:a xlink:type="simple" xlink:href="#__RefHeading___Toc7370_2681742138" text:style-name="Index_20_Link" text:visited-style-name="Index_20_Link">Code Complet pour Node-RED<text:tab/>36</text:a></text:p>
          <text:p text:style-name="P4"><text:a xlink:type="simple" xlink:href="#__RefHeading___Toc7372_2681742138" text:style-name="Index_20_Link" text:visited-style-name="Index_20_Link">Explications<text:tab/>37</text:a></text:p>
          <text:p text:style-name="P6"><text:a xlink:type="simple" xlink:href="#__RefHeading___Toc7374_2681742138" text:style-name="Index_20_Link" text:visited-style-name="Index_20_Link">1. Structure de Sortie (msg.payload)<text:tab/>37</text:a></text:p>
          <text:p text:style-name="P6"><text:a xlink:type="simple" xlink:href="#__RefHeading___Toc7376_2681742138" text:style-name="Index_20_Link" text:visited-style-name="Index_20_Link">2. Points Clés<text:tab/>38</text:a></text:p>
          <text:p text:style-name="P4"><text:a xlink:type="simple" xlink:href="#__RefHeading___Toc7378_2681742138" text:style-name="Index_20_Link" text:visited-style-name="Index_20_Link">Adaptations Possibles<text:tab/>38</text:a></text:p>
          <text:p text:style-name="P6"><text:a xlink:type="simple" xlink:href="#__RefHeading___Toc7380_2681742138" text:style-name="Index_20_Link" text:visited-style-name="Index_20_Link">Si ipLocaleArray contient des objets complexes<text:tab/>38</text:a></text:p>
          <text:p text:style-name="P6"><text:a xlink:type="simple" xlink:href="#__RefHeading___Toc7382_2681742138" text:style-name="Index_20_Link" text:visited-style-name="Index_20_Link">Pour filtrer les IPs en double<text:tab/>39</text:a></text:p>
          <text:p text:style-name="P4"><text:a xlink:type="simple" xlink:href="#__RefHeading___Toc7384_2681742138" text:style-name="Index_20_Link" text:visited-style-name="Index_20_Link">Pourquoi Cette Solution ?<text:tab/>39</text:a></text:p>
          <text:p text:style-name="P4"><text:a xlink:type="simple" xlink:href="#__RefHeading___Toc7386_2681742138" text:style-name="Index_20_Link" text:visited-style-name="Index_20_Link">Solution Optimisée pour Node-RED avec msg.payload.networkInterfaces<text:tab/>39</text:a></text:p>
          <text:p text:style-name="P4"><text:a xlink:type="simple" xlink:href="#__RefHeading___Toc7388_2681742138" text:style-name="Index_20_Link" text:visited-style-name="Index_20_Link">Code Complet (Nœud Function)<text:tab/>40</text:a></text:p>
          <text:p text:style-name="P4"><text:a xlink:type="simple" xlink:href="#__RefHeading___Toc7390_2681742138" text:style-name="Index_20_Link" text:visited-style-name="Index_20_Link">Explications<text:tab/>41</text:a></text:p>
          <text:p text:style-name="P6"><text:a xlink:type="simple" xlink:href="#__RefHeading___Toc7392_2681742138" text:style-name="Index_20_Link" text:visited-style-name="Index_20_Link">Étape 1 : Extraction des IPs<text:tab/>41</text:a></text:p>
          <text:p text:style-name="P6"><text:a xlink:type="simple" xlink:href="#__RefHeading___Toc7394_2681742138" text:style-name="Index_20_Link" text:visited-style-name="Index_20_Link">Étape 2 : Fusion des IPs<text:tab/>41</text:a></text:p>
          <text:p text:style-name="P6"><text:a xlink:type="simple" xlink:href="#__RefHeading___Toc7396_2681742138" text:style-name="Index_20_Link" text:visited-style-name="Index_20_Link">Étape 3 : Sortie Structurée<text:tab/>41</text:a></text:p>
          <text:p text:style-name="P4"><text:a xlink:type="simple" xlink:href="#__RefHeading___Toc7398_2681742138" text:style-name="Index_20_Link" text:visited-style-name="Index_20_Link">Résultat Final (msg.payload)<text:tab/>41</text:a></text:p>
          <text:p text:style-name="P4"><text:a xlink:type="simple" xlink:href="#__RefHeading___Toc7400_2681742138" text:style-name="Index_20_Link" text:visited-style-name="Index_20_Link">Bonus : Optimisations Supplémentaires<text:tab/>42</text:a></text:p>
          <text:p text:style-name="P6"><text:a xlink:type="simple" xlink:href="#__RefHeading___Toc7402_2681742138" text:style-name="Index_20_Link" text:visited-style-name="Index_20_Link">1. Éviter les doublons d'IPs<text:tab/>42</text:a></text:p>
          <text:p text:style-name="P6"><text:a xlink:type="simple" xlink:href="#__RefHeading___Toc7404_2681742138" text:style-name="Index_20_Link" text:visited-style-name="Index_20_Link">2. Ajouter des détails d'interface<text:tab/>42</text:a></text:p>
          <text:p text:style-name="P6"><text:a xlink:type="simple" xlink:href="#__RefHeading___Toc7406_2681742138" text:style-name="Index_20_Link" text:visited-style-name="Index_20_Link">3. Version avec Async/Await<text:tab/>43</text:a></text:p>
          <text:p text:style-name="P4"><text:a xlink:type="simple" xlink:href="#__RefHeading___Toc7408_2681742138" text:style-name="Index_20_Link" text:visited-style-name="Index_20_Link">Pourquoi Cette Solution ?<text:tab/>43</text:a></text:p>
          <text:p text:style-name="P4"><text:a xlink:type="simple" xlink:href="#__RefHeading___Toc7410_2681742138" text:style-name="Index_20_Link" text:visited-style-name="Index_20_Link">Correction des Erreurs dans Votre Code<text:tab/>44</text:a></text:p>
          <text:p text:style-name="P6"><text:a xlink:type="simple" xlink:href="#__RefHeading___Toc7412_2681742138" text:style-name="Index_20_Link" text:visited-style-name="Index_20_Link">1. Problème de Syntaxe : Virgules Manquantes<text:tab/>44</text:a></text:p>
          <text:p text:style-name="P6"><text:a xlink:type="simple" xlink:href="#__RefHeading___Toc7414_2681742138" text:style-name="Index_20_Link" text:visited-style-name="Index_20_Link">2. Variable ipListe vs ipList<text:tab/>45</text:a></text:p>
          <text:p text:style-name="P6"><text:a xlink:type="simple" xlink:href="#__RefHeading___Toc7416_2681742138" text:style-name="Index_20_Link" text:visited-style-name="Index_20_Link">3. Conditions if/else Non Fermées<text:tab/>45</text:a></text:p>
          <text:p text:style-name="P6"><text:a xlink:type="simple" xlink:href="#__RefHeading___Toc7418_2681742138" text:style-name="Index_20_Link" text:visited-style-name="Index_20_Link">4. Erreur dans l'Interpolation de publicIPv4<text:tab/>46</text:a></text:p>
          <text:p text:style-name="P6"><text:a xlink:type="simple" xlink:href="#__RefHeading___Toc7420_2681742138" text:style-name="Index_20_Link" text:visited-style-name="Index_20_Link">5. Accolade Fermante Manquante<text:tab/>46</text:a></text:p>
          <text:p text:style-name="P4"><text:a xlink:type="simple" xlink:href="#__RefHeading___Toc7422_2681742138" text:style-name="Index_20_Link" text:visited-style-name="Index_20_Link">Code Corrigé (Extrait Clé)<text:tab/>46</text:a></text:p>
          <text:p text:style-name="P4"><text:a xlink:type="simple" xlink:href="#__RefHeading___Toc7424_2681742138" text:style-name="Index_20_Link" text:visited-style-name="Index_20_Link">Points Clés à Vérifier<text:tab/>48</text:a></text:p>
          <text:p text:style-name="P3"><text:a xlink:type="simple" xlink:href="#__RefHeading___Toc7426_2681742138" text:style-name="Index_20_Link" text:visited-style-name="Index_20_Link">Présentation des nœuds node-red<text:tab/>48</text:a></text:p>
          <text:p text:style-name="P4"><text:a xlink:type="simple" xlink:href="#__RefHeading___Toc7428_2681742138" text:style-name="Index_20_Link" text:visited-style-name="Index_20_Link">ui_button group - (version @flowfuse/node-red-dashboard)<text:tab/>48</text:a></text:p>
        </text:index-body>
      </text:table-of-content>
      <text:p text:style-name="P2"/>
      <text:p text:style-name="P2"/>
      <text:h text:style-name="Heading_20_1" text:outline-level="1"><text:bookmark-start text:name="__RefHeading___Toc7206_2681742138"/>Gestion de l’affichage des pages et des groupes<text:bookmark-end text:name="__RefHeading___Toc7206_2681742138"/></text:h>
      <text:p text:style-name="Text_20_body"/>
      <text:h text:style-name="Heading_20_3" text:outline-level="3"><text:bookmark-start text:name="__RefHeading___Toc7208_2681742138"/>Présentation générale <text:s/><text:span text:style-name="T2">Srce deepseek</text:span><text:bookmark-end text:name="__RefHeading___Toc7208_2681742138"/></text:h>
      <text:p text:style-name="P7">Sur node-red une page comporte plusieurs groupe suite à un click sur un bouton je veux rendre visible un groupe de la page, faut-il reloader la page? Comment rendre visible le nouveau groupe ?</text:p>
      <text:p text:style-name="P8">Dans Node-RED, vous n'avez pas besoin de recharger toute la page pour rendre visible un groupe après un clic sur un bouton. Vous pouvez utiliser des techniques dynamiques pour montrer/cacher des éléments de l'interface.</text:p>
      <text:h text:style-name="P9" text:outline-level="3"><text:bookmark-start text:name="__RefHeading___Toc7210_2681742138"/><text:soft-page-break/>Méthode recommandée (sans rechargement) :<text:bookmark-end text:name="__RefHeading___Toc7210_2681742138"/></text:h>
      <text:list text:style-name="L1">
        <text:list-item>
          <text:p text:style-name="P10"><text:span text:style-name="Strong_20_Emphasis">Utilisez </text:span><text:span text:style-name="Strong_20_Emphasis"><text:span text:style-name="Source_20_Text">ui_control</text:span></text:span><text:span text:style-name="Strong_20_Emphasis"> node</text:span> :<text:line-break/>Configurez votre bouton pour envoyer un message au nœud <text:span text:style-name="Source_20_Text">ui_control</text:span> qui peut montrer/cacher des éléments.</text:p>
          <text:p text:style-name="P10">Exemple de flux :</text:p>
        </text:list-item>
      </text:list>
      <text:list text:style-name="L2">
        <text:list-item>
          <text:p text:style-name="P11">[bouton (click)] -&gt; [function node] -&gt; [ui_control node]</text:p>
        </text:list-item>
      </text:list>
      <text:list text:style-name="L3">
        <text:list-item>
          <text:p text:style-name="P12"><text:span text:style-name="Strong_20_Emphasis">Dans le Function node</text:span> :</text:p>
        </text:list-item>
      </text:list>
      <text:p text:style-name="P13">javascript</text:p>
      <text:list text:style-name="L4">
        <text:list-item text:start-value="2">
          <text:p text:style-name="P14">// Pour montrer un groupe (par son ID)</text:p>
          <text:p text:style-name="P15">return {</text:p>
          <text:p text:style-name="P15"><text:s text:c="4"/>control: {</text:p>
          <text:p text:style-name="P15"><text:s text:c="8"/>type: "show",</text:p>
          <text:p text:style-name="P15"><text:s text:c="8"/>controls: ["groupe-id"]</text:p>
          <text:p text:style-name="P15"><text:s text:c="4"/>}</text:p>
          <text:p text:style-name="P15">};</text:p>
          <text:p text:style-name="P15"/>
          <text:p text:style-name="P15">// Pour cacher un groupe</text:p>
          <text:p text:style-name="P15">return {</text:p>
          <text:p text:style-name="P15"><text:s text:c="4"/>control: {</text:p>
          <text:p text:style-name="P15"><text:s text:c="8"/>type: "hide",</text:p>
          <text:p text:style-name="P15"><text:s text:c="8"/>controls: ["groupe-id"]</text:p>
          <text:p text:style-name="P15"><text:s text:c="4"/>}</text:p>
          <text:p text:style-name="P15">};</text:p>
        </text:list-item>
        <text:list-item>
          <text:p text:style-name="P16"><text:span text:style-name="Strong_20_Emphasis">Configuration du </text:span><text:span text:style-name="Strong_20_Emphasis"><text:span text:style-name="Source_20_Text">ui_control</text:span></text:span><text:span text:style-name="Strong_20_Emphasis"> node</text:span> :</text:p>
          <text:list>
            <text:list-item>
              <text:p text:style-name="P16">Laissez les champs vides (les contrôles sont définis dynamiquement via le message).</text:p>
            </text:list-item>
          </text:list>
        </text:list-item>
      </text:list>
      <text:h text:style-name="P9" text:outline-level="3" text:is-list-header="true"><text:bookmark-start text:name="__RefHeading___Toc7212_2681742138"/>Alternative avec onglets (sans JavaScript) :<text:bookmark-end text:name="__RefHeading___Toc7212_2681742138"/></text:h>
      <text:p text:style-name="P13">Si vous préférez une solution plus simple :</text:p>
      <text:list text:style-name="L5">
        <text:list-item>
          <text:p text:style-name="P17">Placez chaque groupe dans un <text:span text:style-name="Strong_20_Emphasis">onglet différent</text:span> (<text:span text:style-name="Source_20_Text">ui_tab</text:span>).</text:p>
        </text:list-item>
        <text:list-item>
          <text:p text:style-name="P17">Utilisez un <text:span text:style-name="Strong_20_Emphasis">bouton avec l'action </text:span><text:span text:style-name="Strong_20_Emphasis"><text:span text:style-name="Source_20_Text">change tab</text:span></text:span> pour basculer entre les groupes.</text:p>
        </text:list-item>
      </text:list>
      <text:h text:style-name="P9" text:outline-level="3" text:is-list-header="true"><text:bookmark-start text:name="__RefHeading___Toc7214_2681742138"/>Si vous voulez vraiment recharger :<text:bookmark-end text:name="__RefHeading___Toc7214_2681742138"/></text:h>
      <text:p text:style-name="P13">(Peu recommandé, mais possible via <text:span text:style-name="Source_20_Text">window.location.reload()</text:span> dans un Template node - évitez cette méthode pour une expérience fluide).</text:p>
      <text:h text:style-name="P9" text:outline-level="3"><text:bookmark-start text:name="__RefHeading___Toc7216_2681742138"/><text:soft-page-break/>Astuce :<text:bookmark-end text:name="__RefHeading___Toc7216_2681742138"/></text:h>
      <text:list text:style-name="L6">
        <text:list-item>
          <text:p text:style-name="P18">Pensez à définir <text:span text:style-name="Source_20_Text">visible: false</text:span> dans les propriétés du groupe au départ si vous voulez qu'il soit caché initialement.</text:p>
        </text:list-item>
      </text:list>
      <text:p text:style-name="P13">Cette approche est plus propre et plus réactive qu'un rechargement de page.</text:p>
      <text:p text:style-name="P8">La première fonction de mon dashboard oriente l'utilisateur en fonction du topic, il s'agit de l'orienté après un démarrage ou un redémarrage. Dans le cas d'un démarrage le topic est start-ini et je voudrait qu'il vide les payload courants (y compris payload.info) et qu'il affiche deux groupes</text:p>
      <text:p text:style-name="P8">Voici comment structurer votre flux Node-RED pour gérer cette logique :</text:p>
      <text:h text:style-name="P9" text:outline-level="3"><text:bookmark-start text:name="__RefHeading___Toc7218_2681742138"/>Solution pour le démarrage (<text:span text:style-name="Source_20_Text">start-ini</text:span>) :<text:bookmark-end text:name="__RefHeading___Toc7218_2681742138"/></text:h>
      <text:list text:style-name="L7">
        <text:list-item>
          <text:p text:style-name="P19"><text:span text:style-name="Strong_20_Emphasis">Fonction de réinitialisation et affichage</text:span> :</text:p>
          <text:p text:style-name="P19">javascript</text:p>
        </text:list-item>
      </text:list>
      <text:list text:style-name="L8">
        <text:list-item>
          <text:p text:style-name="P20">if (msg.topic === "start-ini") {</text:p>
        </text:list-item>
      </text:list>
      <text:p text:style-name="P21"><text:s text:c="4"/>// Réinitialiser toutes les payloads</text:p>
      <text:p text:style-name="P21"><text:s text:c="4"/>msg.payload = {};</text:p>
      <text:p text:style-name="P21"><text:s text:c="4"/>msg.payload.info = "";</text:p>
      <text:p text:style-name="P21"><text:s text:c="4"/></text:p>
      <text:p text:style-name="P21"><text:s text:c="4"/>// Contrôle d'interface pour afficher les 2 groupes</text:p>
      <text:p text:style-name="P21"><text:s text:c="4"/>return [</text:p>
      <text:p text:style-name="P21"><text:s text:c="8"/>msg, // Message vide pour le flux normal</text:p>
      <text:p text:style-name="P21"><text:s text:c="8"/>{</text:p>
      <text:p text:style-name="P21"><text:s text:c="12"/>control: {</text:p>
      <text:p text:style-name="P21"><text:s text:c="16"/>type: "show",</text:p>
      <text:p text:style-name="P21"><text:s text:c="16"/>controls: ["groupe1-id", "groupe2-id"] // IDs de vos groupes</text:p>
      <text:p text:style-name="P21"><text:s text:c="12"/>}</text:p>
      <text:p text:style-name="P21"><text:s text:c="8"/>}</text:p>
      <text:p text:style-name="P21"><text:s text:c="4"/>];</text:p>
      <text:p text:style-name="P21">}</text:p>
      <text:p text:style-name="P21">return msg;</text:p>
      <text:list text:style-name="L9">
        <text:list-item>
          <text:p text:style-name="P22"><text:span text:style-name="Strong_20_Emphasis">Structure du flux</text:span> :</text:p>
        </text:list-item>
      </text:list>
      <text:list text:style-name="L10">
        <text:list-item text:start-value="2">
          <text:p text:style-name="P23">[Entrée (topic: start-ini)] -&gt; [Function node (code ci-dessus)] </text:p>
          <text:p text:style-name="P23"><text:s text:c="32"/>├──&gt; [Sortie normale] </text:p>
          <text:p text:style-name="P23"><text:s text:c="32"/>└──&gt; [ui_control node]</text:p>
        </text:list-item>
      </text:list>
      <text:h text:style-name="P9" text:outline-level="3" text:is-list-header="true"><text:bookmark-start text:name="__RefHeading___Toc7220_2681742138"/><text:soft-page-break/>Compléments importants :<text:bookmark-end text:name="__RefHeading___Toc7220_2681742138"/></text:h>
      <text:list text:style-name="L11">
        <text:list-item>
          <text:p text:style-name="P24"><text:span text:style-name="Strong_20_Emphasis">Masquage initial</text:span> :</text:p>
          <text:list>
            <text:list-item>
              <text:p text:style-name="P24">Configurez vos groupes avec <text:span text:style-name="Source_20_Text">"visible": false</text:span> dans l'éditeur UI pour qu'ils soient cachés au départ.</text:p>
            </text:list-item>
          </text:list>
        </text:list-item>
        <text:list-item>
          <text:p text:style-name="P24"><text:span text:style-name="Strong_20_Emphasis">Nettoyage supplémentaire</text:span> :<text:line-break/>Si vous devez aussi vider des champs spécifiques dans l'UI :</text:p>
          <text:p text:style-name="P24">javascript</text:p>
        </text:list-item>
      </text:list>
      <text:list text:style-name="L12">
        <text:list-item>
          <text:p text:style-name="P25">msg.ui = {</text:p>
        </text:list-item>
      </text:list>
      <text:p text:style-name="P21"><text:s text:c="4"/>control: [</text:p>
      <text:p text:style-name="P21"><text:s text:c="8"/>{ type: "clear", controls: ["widget1-id", "widget2-id"] }</text:p>
      <text:p text:style-name="P21"><text:s text:c="4"/>]</text:p>
      <text:p text:style-name="P21">};</text:p>
      <text:list text:style-name="L13">
        <text:list-item>
          <text:p text:style-name="P26"><text:span text:style-name="Strong_20_Emphasis">Gestion des autres topics</text:span> :<text:line-break/>Ajoutez un <text:span text:style-name="Source_20_Text">switch node</text:span> avant cette fonction pour router différents comportements :</text:p>
        </text:list-item>
      </text:list>
      <text:list text:style-name="L14">
        <text:list-item text:start-value="3">
          <text:p text:style-name="P27">[Input] -&gt; [Switch node (topic)] </text:p>
          <text:p text:style-name="P27"><text:s text:c="12"/>├─ start-ini → [Fonction start] </text:p>
          <text:p text:style-name="P27"><text:s text:c="12"/>├─ autre-topic → [Autre traitement]</text:p>
          <text:p text:style-name="P27"><text:s text:c="12"/>└─ ...</text:p>
        </text:list-item>
      </text:list>
      <text:h text:style-name="P9" text:outline-level="3" text:is-list-header="true"><text:bookmark-start text:name="__RefHeading___Toc7222_2681742138"/>Version alternative avec template (si nécessaire) :<text:bookmark-end text:name="__RefHeading___Toc7222_2681742138"/></text:h>
      <text:p text:style-name="P13">Pour une réinitialisation plus visuelle :</text:p>
      <text:p text:style-name="P13">javascript</text:p>
      <text:p text:style-name="P21">if (msg.topic === "start-ini") {</text:p>
      <text:p text:style-name="P21"><text:s text:c="4"/>return [</text:p>
      <text:p text:style-name="P21"><text:s text:c="8"/>{ payload: "", topic: "reset-all" },</text:p>
      <text:p text:style-name="P21"><text:s text:c="8"/>{ </text:p>
      <text:p text:style-name="P21"><text:s text:c="12"/>control: {</text:p>
      <text:p text:style-name="P21"><text:s text:c="16"/>type: "show",</text:p>
      <text:p text:style-name="P21"><text:s text:c="16"/>controls: ["groupe-demarrage", "groupe-config"]</text:p>
      <text:p text:style-name="P21"><text:s text:c="12"/>}</text:p>
      <text:p text:style-name="P21"><text:s text:c="8"/>}</text:p>
      <text:p text:style-name="P21"><text:s text:c="4"/>];</text:p>
      <text:p text:style-name="P21">}</text:p>
      <text:p text:style-name="P13">Cette approche garantit une interface propre au redémarrage sans rechargement de page.</text:p>
      <text:h text:style-name="P28" text:outline-level="3"><text:soft-page-break/></text:h>
      <text:h text:style-name="P29" text:outline-level="3"><text:bookmark-start text:name="__RefHeading___Toc8508_2681742138"/>Problème<text:span text:style-name="T3">s</text:span> possible<text:span text:style-name="T3">s</text:span> :<text:bookmark-end text:name="__RefHeading___Toc8508_2681742138"/></text:h>
      <text:list text:style-name="L15">
        <text:list-item>
          <text:p text:style-name="P30"><text:span text:style-name="Strong_20_Emphasis">Le groupe reste visible</text:span> même après l'envoi de <text:span text:style-name="Source_20_Text">msg.showNomDuGroupe = false</text:span> ?</text:p>
          <text:list>
            <text:list-item>
              <text:p text:style-name="P30">Assurez-vous que votre message contient bien la propriété <text:span text:style-name="Source_20_Text">msg.showNomDuGroupe</text:span> avec la valeur <text:span text:style-name="Source_20_Text">false</text:span> (et non <text:span text:style-name="Source_20_Text">"false"</text:span> comme une chaîne de caractères).</text:p>
            </text:list-item>
            <text:list-item>
              <text:p text:style-name="P30">Vérifiez que le <text:span text:style-name="Strong_20_Emphasis">Dashboard UI</text:span> est correctement rafraîchi (parfois un cache navigateur peut causer des problèmes).</text:p>
            </text:list-item>
          </text:list>
        </text:list-item>
        <text:list-item>
          <text:p text:style-name="P30"><text:span text:style-name="Strong_20_Emphasis">Le formulaire reste visible même si le groupe est masqué ?</text:span></text:p>
          <text:list>
            <text:list-item>
              <text:p text:style-name="P30">Par défaut, masquer un groupe (<text:span text:style-name="Source_20_Text">showNomDuGroupe = false</text:span>) devrait masquer tous les éléments à l'intérieur, y compris le formulaire.</text:p>
            </text:list-item>
            <text:list-item>
              <text:p text:style-name="P30">Si le formulaire reste visible, cela peut indiquer un problème de :</text:p>
              <text:list>
                <text:list-item>
                  <text:p text:style-name="P30"><text:span text:style-name="Strong_20_Emphasis">Nom incorrect</text:span> : Vérifiez que <text:span text:style-name="Source_20_Text">showNomDuGroupe</text:span> correspond exactement au nom du groupe dans l'onglet <text:span text:style-name="Emphasis">Dashboard Layout</text:span> (respect de la casse).</text:p>
                </text:list-item>
                <text:list-item>
                  <text:p text:style-name="P30"><text:span text:style-name="Strong_20_Emphasis">Problème de scope</text:span> : S<text:span text:style-name="T4">i vous utilisez </text:span><text:span text:style-name="Source_20_Text"><text:span text:style-name="T4">ui_control</text:span></text:span><text:span text:style-name="T4">, assurez-vous que le message est bien envoyé au bon onglet (</text:span><text:span text:style-name="Source_20_Text"><text:span text:style-name="T4">msg.tab</text:span></text:span><text:span text:style-name="T4"> doit être défini si nécessaire).</text:span></text:p>
                </text:list-item>
              </text:list>
            </text:list-item>
          </text:list>
        </text:list-item>
      </text:list>
      <text:p text:style-name="Text_20_body">Ajoutez le nom de la page dans le message :</text:p>
      <text:p text:style-name="Text_20_body">javascript</text:p>
      <text:p text:style-name="P31">msg.page = "NomDeLaPage"; // Obligatoire si le groupe n'est pas dans la page active</text:p>
      <text:p text:style-name="P31">msg.showNomDuGroupe = false;</text:p>
      <text:p text:style-name="P31">return msg;</text:p>
      <text:h text:style-name="Heading_20_3" text:outline-level="3"><text:bookmark-start text:name="__RefHeading___Toc8841_2681742138"/><text:span text:style-name="Strong_20_Emphasis">Nom du groupe exact</text:span> (respect de la casse et des espaces)<text:bookmark-end text:name="__RefHeading___Toc8841_2681742138"/></text:h>
      <text:list text:style-name="L16">
        <text:list-item>
          <text:p text:style-name="P32">Dans l'onglet <text:span text:style-name="Emphasis">Dashboard</text:span> &gt; <text:span text:style-name="Emphasis">Layout</text:span>, cliquez sur votre groupe pour voir son <text:span text:style-name="Strong_20_Emphasis">nom exact</text:span> (ex: <text:span text:style-name="Source_20_Text">groupeFormulaire</text:span>).</text:p>
        </text:list-item>
        <text:list-item>
          <text:p text:style-name="P32">Vérifiez que votre message utilise <text:span text:style-name="Strong_20_Emphasis">exactement le même nom</text:span> :</text:p>
          <text:p text:style-name="P32">javascript</text:p>
        </text:list-item>
      </text:list>
      <text:list text:style-name="L17">
        <text:list-item>
          <text:p text:style-name="P33">msg.showNomDuGroupe = false; // Exemple: msg.showgroupeFormulaire = false</text:p>
        </text:list-item>
      </text:list>
      <text:p text:style-name="P34"/>
      <text:h text:style-name="P35" text:outline-level="3"><text:bookmark-start text:name="__RefHeading___Toc8843_2681742138"/>2. <text:span text:style-name="Strong_20_Emphasis">Problème de scope (page ou onglet)</text:span><text:bookmark-end text:name="__RefHeading___Toc8843_2681742138"/></text:h>
      <text:list text:style-name="L18">
        <text:list-item>
          <text:p text:style-name="P36">Si votre Dashboard a plusieurs <text:span text:style-name="Strong_20_Emphasis">pages</text:span> ou <text:span text:style-name="Strong_20_Emphasis">onglets</text:span>, le groupe peut être dans une page différente de celle affichée.</text:p>
        </text:list-item>
        <text:list-item>
          <text:p text:style-name="P36">Ajoutez le nom de la page dans le message :</text:p>
          <text:p text:style-name="P36">javascript</text:p>
        </text:list-item>
      </text:list>
      <text:list text:style-name="L19">
        <text:list-item>
          <text:p text:style-name="P37"><text:soft-page-break/>msg.page = "NomDeLaPage"; // Obligatoire si le groupe n'est pas dans la page active</text:p>
          <text:p text:style-name="P37">msg.showNomDuGroupe = false;</text:p>
          <text:p text:style-name="P37">return msg;</text:p>
        </text:list-item>
      </text:list>
      <text:p text:style-name="P34"/>
      <text:h text:style-name="P35" text:outline-level="3"><text:bookmark-start text:name="__RefHeading___Toc8845_2681742138"/>3. <text:span text:style-name="Strong_20_Emphasis">Type de valeur booléenne (et non string)</text:span><text:bookmark-end text:name="__RefHeading___Toc8845_2681742138"/></text:h>
      <text:list text:style-name="L20">
        <text:list-item>
          <text:p text:style-name="P38">Assurez-vous que la valeur est un <text:span text:style-name="Strong_20_Emphasis">booléen</text:span> (<text:span text:style-name="Source_20_Text">false</text:span>), et non une chaîne (<text:span text:style-name="Source_20_Text">"false"</text:span>) :</text:p>
          <text:p text:style-name="P38">javascript</text:p>
        </text:list-item>
      </text:list>
      <text:list text:style-name="L21">
        <text:list-item>
          <text:p text:style-name="P39">// Correct :</text:p>
          <text:p text:style-name="P39">msg.showNomDuGroupe = false;</text:p>
          <text:p text:style-name="P39">// Incorrect :</text:p>
          <text:p text:style-name="P39">msg.showNomDuGroupe = "false"; // Ne fonctionnera pas</text:p>
        </text:list-item>
      </text:list>
      <text:p text:style-name="P34"/>
      <text:h text:style-name="P35" text:outline-level="3"><text:bookmark-start text:name="__RefHeading___Toc8847_2681742138"/>4. <text:span text:style-name="Strong_20_Emphasis">Erreur dans le flux (nœud manquant ou mal connecté)</text:span><text:bookmark-end text:name="__RefHeading___Toc8847_2681742138"/></text:h>
      <text:list text:style-name="L22">
        <text:list-item>
          <text:p text:style-name="P40">Vérifiez que le nœud de <text:span text:style-name="Strong_20_Emphasis">fonction</text:span> qui envoie <text:span text:style-name="Source_20_Text">msg.showNomDuGroupe</text:span> est bien connecté à un nœud <text:span text:style-name="Strong_20_Emphasis"><text:span text:style-name="Source_20_Text">ui_form</text:span></text:span> (ou directement à un nœud <text:span text:style-name="Strong_20_Emphasis"><text:span text:style-name="Source_20_Text">ui_template</text:span></text:span> ou <text:span text:style-name="Strong_20_Emphasis"><text:span text:style-name="Source_20_Text">ui_control</text:span></text:span>).</text:p>
        </text:list-item>
        <text:list-item>
          <text:p text:style-name="P40"><text:span text:style-name="Emphasis">Astuce</text:span> : Ajoutez un nœud <text:span text:style-name="Strong_20_Emphasis"><text:span text:style-name="Source_20_Text">debug</text:span></text:span> après votre fonction pour vérifier que le message contient bien la propriété <text:span text:style-name="Source_20_Text">showNomDuGroupe</text:span>.</text:p>
        </text:list-item>
      </text:list>
      <text:p text:style-name="P34"/>
      <text:p text:style-name="Text_20_body"/>
      <text:h text:style-name="Heading_20_3" text:outline-level="3"><text:bookmark-start text:name="__RefHeading___Toc7224_2681742138"/><text:span text:style-name="T3">Affichage <text:s/>- </text:span>Cas ou l’info source viens d’un payload<text:bookmark-end text:name="__RefHeading___Toc7224_2681742138"/></text:h>
      <text:p text:style-name="P2"/>
      <text:p text:style-name="P2"><text:span text:style-name="Strong_20_Emphasis">Node-RED Dashboard 2</text:span>, pour afficher ou masquer dynamiquement </text:p>
      <text:p text:style-name="P2"/>
      <text:p text:style-name="P2">msg.ui_control = {<text:line-break/> <text:s text:c="3"/>"hide": msg.payload !== "show", <text:s/>// Masque si payload ≠ "show"<text:line-break/> <text:s text:c="3"/>"group_name": "MonGroupe"<text:line-break/>return msg;<text:line-break/></text:p>
      <text:p text:style-name="P7"/>
      <text:h text:style-name="P41" text:outline-level="1">Synthèse sur l’affichage et l’architecture du robot</text:h>
      <text:h text:style-name="P42" text:outline-level="1">e noeud <text:span text:style-name="Source_20_Text">ui-control</text:span> (nouveau dashboard)</text:h>
      <text:p text:style-name="P43">Voir chat-gpt</text:p>
      <text:p text:style-name="Text_20_body">👉 C’est un noeud spécial qui permet :</text:p>
      <text:list text:style-name="L23">
        <text:list-item>
          <text:p text:style-name="P44">d'envoyer des commandes au Dashboard</text:p>
        </text:list-item>
        <text:list-item>
          <text:p text:style-name="P44">de recevoir des événements du Dashboard</text:p>
        </text:list-item>
      </text:list>
      <text:p text:style-name="Text_20_body">👉 La documentation officielle est ici :<text:line-break/>👉 https://flowfuse.github.io/node-red-dashboard/</text:p>
      <text:p text:style-name="Text_20_body">(mais elle est encore en évolution, pas tout y est documenté clairement)</text:p>
      <text:p text:style-name="P34"/>
      <text:h text:style-name="P42" text:outline-level="1">2️⃣ Que peut-on lui envoyer (commandes en <text:span text:style-name="Source_20_Text">msg.payload</text:span>) ?</text:h>
      <text:p text:style-name="Text_20_body">Voici ce qui est supporté <text:span text:style-name="Strong_20_Emphasis">aujourd'hui (2025)</text:span> :</text:p>
      <table:table table:name="Tableau5" table:style-name="Tableau5">
        <table:table-column table:style-name="Tableau5.A"/>
        <table:table-column table:style-name="Tableau5.B"/>
        <table:table-header-rows>
          <table:table-row>
            <table:table-cell table:style-name="Tableau5.A1" office:value-type="string">
              <text:p text:style-name="Table_20_Heading">Commande</text:p>
            </table:table-cell>
            <table:table-cell table:style-name="Tableau5.A1" office:value-type="string">
              <text:p text:style-name="Table_20_Heading">Description</text:p>
            </table:table-cell>
          </table:table-row>
        </table:table-header-rows>
        <table:table-row>
          <table:table-cell table:style-name="Tableau5.A1" office:value-type="string">
            <text:p text:style-name="Table_20_Contents"><text:span text:style-name="Source_20_Text">{ "page": "nom_de_page" }</text:span></text:p>
          </table:table-cell>
          <table:table-cell table:style-name="Tableau5.A1" office:value-type="string">
            <text:p text:style-name="Table_20_Contents">Active la page spécifiée</text:p>
          </table:table-cell>
        </table:table-row>
        <table:table-row>
          <table:table-cell table:style-name="Tableau5.A1" office:value-type="string">
            <text:p text:style-name="Table_20_Contents"><text:span text:style-name="Source_20_Text">{ "page": { "name": "nom_de_page", "visible": true/false } }</text:span></text:p>
          </table:table-cell>
          <table:table-cell table:style-name="Tableau5.A1" office:value-type="string">
            <text:p text:style-name="Table_20_Contents">Change la visibilité d'une page</text:p>
          </table:table-cell>
        </table:table-row>
        <table:table-row>
          <table:table-cell table:style-name="Tableau5.A1" office:value-type="string">
            <text:p text:style-name="Table_20_Contents"><text:span text:style-name="Source_20_Text">{ "theme": "nom_du_thème" }</text:span></text:p>
          </table:table-cell>
          <table:table-cell table:style-name="Tableau5.A1" office:value-type="string">
            <text:p text:style-name="Table_20_Contents">Change le thème</text:p>
          </table:table-cell>
        </table:table-row>
        <table:table-row>
          <table:table-cell table:style-name="Tableau5.A1" office:value-type="string">
            <text:p text:style-name="Table_20_Contents"><text:span text:style-name="Source_20_Text">{ "notification": "texte" }</text:span></text:p>
          </table:table-cell>
          <table:table-cell table:style-name="Tableau5.A1" office:value-type="string">
            <text:p text:style-name="Table_20_Contents">Affiche une notification</text:p>
          </table:table-cell>
        </table:table-row>
        <table:table-row>
          <table:table-cell table:style-name="Tableau5.A1" office:value-type="string">
            <text:p text:style-name="Table_20_Contents"><text:span text:style-name="Source_20_Text">{ "dialog": { "title": "Titre", "message": "Contenu" } }</text:span></text:p>
          </table:table-cell>
          <table:table-cell table:style-name="Tableau5.A1" office:value-type="string">
            <text:p text:style-name="Table_20_Contents">Ouvre une boîte de dialogue</text:p>
          </table:table-cell>
        </table:table-row>
      </table:table>
      <text:p text:style-name="Text_20_body"/>
      <text:p text:style-name="P45">Synthèse : Contrôle du Dashboard FlowFuse pour Robot via Node-RED</text:p>
      <text:h text:style-name="P46" text:outline-level="1">1. Introduction</text:h>
      <text:p text:style-name="P47"><text:line-break/>Ce document présente une synthèse globale de l’utilisation du nœud `ui-control` dans Node-RED Dashboard version @flowfuse/node-red-dashboard (v4.x),<text:line-break/>dans le contexte d’un tableau de bord destiné à piloter un robot à distance via des smartphones anciens et un transport optimisé des données MQTT.<text:line-break/></text:p>
      <text:h text:style-name="P46" text:outline-level="1"><text:soft-page-break/>2. Architecture générale</text:h>
      <text:p text:style-name="P47"><text:line-break/>Le tableau de bord comprend plusieurs pages dynamiques :<text:line-break/>- Robot Control (déplacement)<text:line-break/>- Visio (visioconférence et échanges)<text:line-break/>- Global Status (batterie, statut général)<text:line-break/>Les échanges de données sont réalisés via MQTT (messages objets JSON optimisés).<text:line-break/>Les commandes de changement d'interface et d'affichage passent par le nœud `ui-control`.<text:line-break/></text:p>
      <text:h text:style-name="P46" text:outline-level="1">3. Utilisation du nœud ui-control</text:h>
      <text:p text:style-name="P47"><text:line-break/>Le nœud `ui-control` du Dashboard FlowFuse permet :<text:line-break/>- Changer de page<text:line-break/>- Afficher/Masquer des pages<text:line-break/>- Afficher/Masquer des groupes<text:line-break/>- Activer/Désactiver des groupes et widgets<text:line-break/>- Navigation vers une URL externe<text:line-break/></text:p>
      <text:h text:style-name="P48" text:outline-level="2">Exemples de msg.payload (JSON )</text:h>
      <text:list text:style-name="WWNum1">
        <text:list-item>
          <text:p text:style-name="P49">Changer de page:</text:p>
        </text:list-item>
      </text:list>
      <text:p text:style-name="P47">{"page": "Robot"}</text:p>
      <text:list text:continue-numbering="true" text:style-name="WWNum1">
        <text:list-item>
          <text:p text:style-name="P49">Afficher une page:</text:p>
        </text:list-item>
      </text:list>
      <text:p text:style-name="P47">{"pages": {"show": ["Robot"]}}</text:p>
      <text:list text:continue-numbering="true" text:style-name="WWNum1">
        <text:list-item>
          <text:p text:style-name="P49">Cacher une page:</text:p>
        </text:list-item>
      </text:list>
      <text:p text:style-name="P47">{"pages": {"hide": ["Admin"]}}</text:p>
      <text:list text:continue-numbering="true" text:style-name="WWNum1">
        <text:list-item>
          <text:p text:style-name="P49">Afficher un groupe:</text:p>
        </text:list-item>
      </text:list>
      <text:p text:style-name="P47">{"groups": {"show": ["Robot Control"]}}</text:p>
      <text:list text:continue-numbering="true" text:style-name="WWNum1">
        <text:list-item>
          <text:p text:style-name="P49">Cacher un groupe:</text:p>
        </text:list-item>
      </text:list>
      <text:p text:style-name="P47">{"groups": {"hide": ["Admin Control"]}}</text:p>
      <text:list text:continue-numbering="true" text:style-name="WWNum1">
        <text:list-item>
          <text:p text:style-name="P49">Désactiver un groupe:</text:p>
        </text:list-item>
      </text:list>
      <text:p text:style-name="P47">{"groups": {"disable": ["Robot Control"]}}</text:p>
      <text:list text:continue-numbering="true" text:style-name="WWNum1">
        <text:list-item>
          <text:p text:style-name="P49">Activer un groupe:</text:p>
        </text:list-item>
      </text:list>
      <text:p text:style-name="P47">{"groups": {"enable": ["Robot Control"]}}</text:p>
      <text:list text:continue-numbering="true" text:style-name="WWNum1">
        <text:list-item>
          <text:p text:style-name="P49">Navigation vers URL externe:</text:p>
        </text:list-item>
      </text:list>
      <text:p text:style-name="P47">{"url": "https://example.com", "target": "_blank"}</text:p>
      <text:p text:style-name="P47"/>
      <text:h text:style-name="P50" text:outline-level="3"><text:soft-page-break/>🧭 Résumé :</text:h>
      <table:table table:name="Tableau6" table:style-name="Tableau6">
        <table:table-column table:style-name="Tableau6.A"/>
        <table:table-column table:style-name="Tableau6.B"/>
        <table:table-header-rows>
          <table:table-row>
            <table:table-cell table:style-name="Tableau6.A1" office:value-type="string">
              <text:p text:style-name="Table_20_Heading">Option</text:p>
            </table:table-cell>
            <table:table-cell table:style-name="Tableau6.A1" office:value-type="string">
              <text:p text:style-name="Table_20_Heading">Syntaxe JSON dans <text:span text:style-name="Source_20_Text">change</text:span></text:p>
            </table:table-cell>
          </table:table-row>
        </table:table-header-rows>
        <table:table-row>
          <table:table-cell table:style-name="Tableau6.A1" office:value-type="string">
            <text:p text:style-name="Table_20_Contents">Changer de page</text:p>
          </table:table-cell>
          <table:table-cell table:style-name="Tableau6.A1" office:value-type="string">
            <text:p text:style-name="Table_20_Contents"><text:span text:style-name="Source_20_Text">{ "page": "NomDeLaPage" }</text:span></text:p>
          </table:table-cell>
        </table:table-row>
        <table:table-row>
          <table:table-cell table:style-name="Tableau6.A1" office:value-type="string">
            <text:p text:style-name="Table_20_Contents">Montrer une page</text:p>
          </table:table-cell>
          <table:table-cell table:style-name="Tableau6.A1" office:value-type="string">
            <text:p text:style-name="Table_20_Contents"><text:span text:style-name="Source_20_Text">{ "pages": { "show": ["NomDeLaPage"] } }</text:span></text:p>
          </table:table-cell>
        </table:table-row>
        <table:table-row>
          <table:table-cell table:style-name="Tableau6.A1" office:value-type="string">
            <text:p text:style-name="Table_20_Contents">Cacher une page</text:p>
          </table:table-cell>
          <table:table-cell table:style-name="Tableau6.A1" office:value-type="string">
            <text:p text:style-name="Table_20_Contents"><text:span text:style-name="Source_20_Text">{ "pages": { "hide": ["NomDeLaPage"] } }</text:span></text:p>
          </table:table-cell>
        </table:table-row>
      </table:table>
      <text:p text:style-name="P47"/>
      <text:h text:style-name="P46" text:outline-level="1">4. Optimisation des échanges MQTT</text:h>
      <text:p text:style-name="P47"><text:line-break/>Le robot doit transmettre différents types de données selon son mode de fonctionnement :<text:line-break/>- Déplacement : fréquence haute (capteurs US, vitesse...)<text:line-break/>- Visio-échange : fréquence modérée<text:line-break/>- Global : périodique, faible fréquence<text:line-break/><text:line-break/>Stratégie recommandée :<text:line-break/>- Utiliser des topics dédiés : robot/data/move, robot/data/visio, robot/data/global<text:line-break/>- Envoyer des objets JSON simples (ex: {"distance_front": 120, "speed": 15})<text:line-break/>- Changer dynamiquement le mode de publication du robot selon le mode de fonctionnement<text:line-break/>- Ne pas surcharger les smartphones : désactiver les flux inutiles selon la page affichée<text:line-break/></text:p>
      <text:h text:style-name="P46" text:outline-level="1">5. Conseils d'architecture Node-RED</text:h>
      <text:p text:style-name="P47"><text:line-break/>- Séparer les flows "Traitement de données" et "UI / Affichage" pour une meilleure lisibilité<text:line-break/>- Centraliser les commandes de l'interface dans un flow dédié avec `ui-control`<text:line-break/>- Utiliser le contexte flow pour stocker l'état courant du robot (ex: flow.robot_mode)<text:line-break/>- Ne pas mélanger les payload de données robot avec les payload de contrôle UI<text:line-break/></text:p>
      <text:h text:style-name="P46" text:outline-level="1">6. Documentation</text:h>
      <text:p text:style-name="P47"><text:line-break/>Documentation officielle FlowFuse :<text:line-break/>https://dashboard.flowfuse.com/nodes/widgets/ui-control.html<text:line-break/></text:p>
      <text:h text:style-name="Heading_20_2" text:outline-level="2">📡 2. Exemples de messages MQTT pour contrôler l'interface</text:h>
      <text:p text:style-name="Text_20_body">Si vous souhaitez piloter l'interface via MQTT, voici quelques exemples de messages que vous pouvez publier sur un sujet comme <text:span text:style-name="Source_20_Text">robot/ui/page</text:span> :</text:p>
      <text:list text:style-name="L24">
        <text:list-item>
          <text:p text:style-name="P51"><text:span text:style-name="Strong_20_Emphasis">Changer de page :</text:span></text:p>
        </text:list-item>
      </text:list>
      <text:h text:style-name="Heading_20_3" text:outline-level="3">Flux Principal : <text:span text:style-name="Source_20_Text">Rz-TblBord</text:span></text:h>
      <text:p text:style-name="Text_20_body">Le flux principal sera responsable de la réception des données des différentes sources et de leur acheminement vers le sous-flux pour traitement.</text:p>
      <text:list text:style-name="L25">
        <text:list-item>
          <text:p text:style-name="P52"><text:soft-page-break/><text:span text:style-name="Strong_20_Emphasis">Entrées :</text:span></text:p>
          <text:list>
            <text:list-item>
              <text:p text:style-name="P53"><text:span text:style-name="Strong_20_Emphasis">Commandes directes via Tableau de bord :</text:span> Utilisez des nœuds <text:span text:style-name="Source_20_Text">ui_button</text:span>, <text:span text:style-name="Source_20_Text">ui_switch</text:span>, etc., pour capturer les interactions utilisateur. </text:p>
            </text:list-item>
            <text:list-item>
              <text:p text:style-name="P53"><text:span text:style-name="Strong_20_Emphasis">Variables créées lors des traitements :</text:span> Utilisez des nœuds <text:span text:style-name="Source_20_Text">function</text:span> pour définir ou modifier des variables. </text:p>
            </text:list-item>
            <text:list-item>
              <text:p text:style-name="P53"><text:span text:style-name="Strong_20_Emphasis">Données MQTT :</text:span> Utilisez des nœuds <text:span text:style-name="Source_20_Text">mqtt in</text:span> pour recevoir des données des sujets <text:span text:style-name="Source_20_Text">activerRobot</text:span>, <text:span text:style-name="Source_20_Text">dataSE</text:span>, et <text:span text:style-name="Source_20_Text">dataArduino</text:span>. </text:p>
            </text:list-item>
          </text:list>
        </text:list-item>
        <text:list-item>
          <text:p text:style-name="P52"><text:span text:style-name="Strong_20_Emphasis">Sorties :</text:span></text:p>
          <text:list>
            <text:list-item>
              <text:p text:style-name="P53"><text:span text:style-name="Strong_20_Emphasis">Variables :</text:span> Utilisez des nœuds <text:span text:style-name="Source_20_Text">function</text:span> pour définir ou modifier des variables. </text:p>
            </text:list-item>
            <text:list-item>
              <text:p text:style-name="P52"><text:span text:style-name="Strong_20_Emphasis">Messages MQTT :</text:span> Utilisez des nœuds <text:span text:style-name="Source_20_Text">mqtt out</text:span> pour envoyer des messages aux sujets <text:span text:style-name="Source_20_Text">dataSP-SE</text:span> et <text:span text:style-name="Source_20_Text">dataSP-Arduino</text:span>. </text:p>
            </text:list-item>
          </text:list>
        </text:list-item>
      </text:list>
      <text:h text:style-name="P35" text:outline-level="3" text:is-list-header="true">2. Sous-flux : <text:span text:style-name="Source_20_Text">TraitementDonnees</text:span></text:h>
      <text:p text:style-name="Text_20_body">Le sous-flux sera responsable du traitement des données reçues et de la génération des sorties appropriées.</text:p>
      <text:list text:style-name="L26">
        <text:list-item>
          <text:p text:style-name="P54"><text:span text:style-name="Strong_20_Emphasis">Entrées :</text:span></text:p>
          <text:list>
            <text:list-item>
              <text:p text:style-name="P55"><text:span text:style-name="Strong_20_Emphasis">Données du flux principal :</text:span> Le sous-flux recevra des données via un nœud <text:span text:style-name="Source_20_Text">subflow:input</text:span>. </text:p>
            </text:list-item>
          </text:list>
        </text:list-item>
        <text:list-item>
          <text:p text:style-name="P54"><text:span text:style-name="Strong_20_Emphasis">Sorties :</text:span></text:p>
          <text:list>
            <text:list-item>
              <text:p text:style-name="P55"><text:span text:style-name="Strong_20_Emphasis">Variables :</text:span> Utilisez des nœuds <text:span text:style-name="Source_20_Text">function</text:span> pour définir ou modifier des variables. </text:p>
            </text:list-item>
            <text:list-item>
              <text:p text:style-name="P54"><text:span text:style-name="Strong_20_Emphasis">Messages MQTT :</text:span> Utilisez des nœuds <text:span text:style-name="Source_20_Text">mqtt out</text:span> pour envoyer des messages aux sujets <text:span text:style-name="Source_20_Text">dataSP-SE</text:span> et <text:span text:style-name="Source_20_Text">dataSP-Arduino</text:span>. </text:p>
            </text:list-item>
          </text:list>
        </text:list-item>
      </text:list>
      <text:h text:style-name="P35" text:outline-level="3" text:is-list-header="true">Exemple de Configuration</text:h>
      <text:h text:style-name="P56" text:outline-level="4">Flux Principal</text:h>
      <text:list text:style-name="L27">
        <text:list-item>
          <text:p text:style-name="P57"><text:span text:style-name="Strong_20_Emphasis">Réception des données :</text:span></text:p>
          <text:list>
            <text:list-item>
              <text:p text:style-name="P58"><text:span text:style-name="Strong_20_Emphasis">Tableau de bord :</text:span> Ajoutez des nœuds <text:span text:style-name="Source_20_Text">ui_button</text:span> ou <text:span text:style-name="Source_20_Text">ui_switch</text:span> pour les commandes directes. </text:p>
            </text:list-item>
            <text:list-item>
              <text:p text:style-name="P58"><text:span text:style-name="Strong_20_Emphasis">MQTT :</text:span> Ajoutez des nœuds <text:span text:style-name="Source_20_Text">mqtt in</text:span> pour les sujets <text:span text:style-name="Source_20_Text">activerRobot</text:span>, <text:span text:style-name="Source_20_Text">dataSE</text:span>, et <text:span text:style-name="Source_20_Text">dataArduino</text:span>. </text:p>
            </text:list-item>
          </text:list>
        </text:list-item>
        <text:list-item>
          <text:p text:style-name="P57"><text:span text:style-name="Strong_20_Emphasis">Envoi au sous-flux :</text:span></text:p>
          <text:list>
            <text:list-item>
              <text:p text:style-name="P57">Connectez les sorties des nœuds ci-dessus à un nœud <text:span text:style-name="Source_20_Text">subflow:TraitementDonnees</text:span>. </text:p>
            </text:list-item>
          </text:list>
        </text:list-item>
      </text:list>
      <text:h text:style-name="P56" text:outline-level="4">Sous-flux <text:span text:style-name="Source_20_Text">TraitementDonnees</text:span></text:h>
      <text:list text:style-name="L28">
        <text:list-item>
          <text:p text:style-name="P59"><text:span text:style-name="Strong_20_Emphasis">Entrée du sous-flux :</text:span></text:p>
          <text:list>
            <text:list-item>
              <text:p text:style-name="P60">Ajoutez un nœud <text:span text:style-name="Source_20_Text">subflow:input</text:span> pour recevoir les données du flux principal. </text:p>
            </text:list-item>
          </text:list>
        </text:list-item>
        <text:list-item>
          <text:p text:style-name="P59"><text:span text:style-name="Strong_20_Emphasis">Traitement des données :</text:span></text:p>
          <text:list>
            <text:list-item>
              <text:p text:style-name="P60"><text:soft-page-break/>Utilisez des nœuds <text:span text:style-name="Source_20_Text">function</text:span> pour traiter les données reçues. Par exemple, vous pouvez vérifier la source des données et effectuer des opérations spécifiques. </text:p>
            </text:list-item>
          </text:list>
        </text:list-item>
        <text:list-item>
          <text:p text:style-name="P59"><text:span text:style-name="Strong_20_Emphasis">Sorties :</text:span></text:p>
          <text:list>
            <text:list-item>
              <text:p text:style-name="P60"><text:span text:style-name="Strong_20_Emphasis">Variables :</text:span> Utilisez des nœuds <text:span text:style-name="Source_20_Text">function</text:span> pour définir ou modifier des variables. </text:p>
            </text:list-item>
            <text:list-item>
              <text:p text:style-name="P59"><text:span text:style-name="Strong_20_Emphasis">Messages MQTT :</text:span> Ajoutez des nœuds <text:span text:style-name="Source_20_Text">mqtt out</text:span> pour envoyer des messages aux sujets <text:span text:style-name="Source_20_Text">dataSP-SE</text:span> et <text:span text:style-name="Source_20_Text">dataSP-Arduino</text:span>. </text:p>
            </text:list-item>
          </text:list>
        </text:list-item>
      </text:list>
      <text:h text:style-name="P35" text:outline-level="3" text:is-list-header="true">Exemple de Code pour un Nœud <text:span text:style-name="Source_20_Text">function</text:span></text:h>
      <text:p text:style-name="Text_20_body">Voici un exemple de code pour un nœud <text:span text:style-name="Source_20_Text">function</text:span> dans le sous-flux qui traite les données et envoie un message MQTT :</text:p>
      <text:p text:style-name="P61"><text:span text:style-name="Source_20_Text"><text:span text:style-name="T5">// Exemple de traitement des données dans le sous-flux</text:span></text:span></text:p>
      <text:p text:style-name="P61"><text:span text:style-name="Source_20_Text"><text:span text:style-name="T6">if</text:span></text:span><text:span text:style-name="Source_20_Text"><text:span text:style-name="T7"> </text:span></text:span><text:span text:style-name="Source_20_Text"><text:span text:style-name="T8">(</text:span></text:span><text:span text:style-name="Source_20_Text"><text:span text:style-name="T7">msg</text:span></text:span><text:span text:style-name="Source_20_Text"><text:span text:style-name="T8">.</text:span></text:span><text:span text:style-name="Source_20_Text"><text:span text:style-name="T7">topic </text:span></text:span><text:span text:style-name="Source_20_Text"><text:span text:style-name="T8">===</text:span></text:span><text:span text:style-name="Source_20_Text"><text:span text:style-name="T7"> </text:span></text:span><text:span text:style-name="Source_20_Text"><text:span text:style-name="T9">"activerRobot"</text:span></text:span><text:span text:style-name="Source_20_Text"><text:span text:style-name="T8">)</text:span></text:span><text:span text:style-name="Source_20_Text"><text:span text:style-name="T7"> </text:span></text:span><text:span text:style-name="Source_20_Text"><text:span text:style-name="T8">{</text:span></text:span></text:p>
      <text:p text:style-name="P61"><text:span text:style-name="Source_20_Text"><text:span text:style-name="T10"><text:s text:c="4"/></text:span></text:span><text:span text:style-name="Source_20_Text"><text:span text:style-name="T5">// Traitement pour activerRobot</text:span></text:span></text:p>
      <text:p text:style-name="P61"><text:span text:style-name="Source_20_Text"><text:span text:style-name="T10"><text:s text:c="4"/></text:span></text:span><text:span text:style-name="Source_20_Text"><text:span text:style-name="T7">msg</text:span></text:span><text:span text:style-name="Source_20_Text"><text:span text:style-name="T8">.</text:span></text:span><text:span text:style-name="Source_20_Text"><text:span text:style-name="T7">payload </text:span></text:span><text:span text:style-name="Source_20_Text"><text:span text:style-name="T8">=</text:span></text:span><text:span text:style-name="Source_20_Text"><text:span text:style-name="T7"> </text:span></text:span><text:span text:style-name="Source_20_Text"><text:span text:style-name="T9">"Robot activé"</text:span></text:span><text:span text:style-name="Source_20_Text"><text:span text:style-name="T8">;</text:span></text:span></text:p>
      <text:p text:style-name="P61"><text:span text:style-name="Source_20_Text"><text:span text:style-name="T10"><text:s text:c="4"/></text:span></text:span><text:span text:style-name="Source_20_Text"><text:span text:style-name="T6">return</text:span></text:span><text:span text:style-name="Source_20_Text"><text:span text:style-name="T7"> </text:span></text:span><text:span text:style-name="Source_20_Text"><text:span text:style-name="T8">[</text:span></text:span><text:span text:style-name="Source_20_Text"><text:span text:style-name="T7">msg</text:span></text:span><text:span text:style-name="Source_20_Text"><text:span text:style-name="T8">,</text:span></text:span><text:span text:style-name="Source_20_Text"><text:span text:style-name="T7"> </text:span></text:span><text:span text:style-name="Source_20_Text"><text:span text:style-name="T11">null</text:span></text:span><text:span text:style-name="Source_20_Text"><text:span text:style-name="T8">];</text:span></text:span></text:p>
      <text:p text:style-name="P61"><text:span text:style-name="Source_20_Text"><text:span text:style-name="T8">}</text:span></text:span><text:span text:style-name="Source_20_Text"><text:span text:style-name="T7"> </text:span></text:span><text:span text:style-name="Source_20_Text"><text:span text:style-name="T6">else</text:span></text:span><text:span text:style-name="Source_20_Text"><text:span text:style-name="T7"> </text:span></text:span><text:span text:style-name="Source_20_Text"><text:span text:style-name="T6">if</text:span></text:span><text:span text:style-name="Source_20_Text"><text:span text:style-name="T7"> </text:span></text:span><text:span text:style-name="Source_20_Text"><text:span text:style-name="T8">(</text:span></text:span><text:span text:style-name="Source_20_Text"><text:span text:style-name="T7">msg</text:span></text:span><text:span text:style-name="Source_20_Text"><text:span text:style-name="T8">.</text:span></text:span><text:span text:style-name="Source_20_Text"><text:span text:style-name="T7">topic </text:span></text:span><text:span text:style-name="Source_20_Text"><text:span text:style-name="T8">===</text:span></text:span><text:span text:style-name="Source_20_Text"><text:span text:style-name="T7"> </text:span></text:span><text:span text:style-name="Source_20_Text"><text:span text:style-name="T9">"dataSE"</text:span></text:span><text:span text:style-name="Source_20_Text"><text:span text:style-name="T8">)</text:span></text:span><text:span text:style-name="Source_20_Text"><text:span text:style-name="T7"> </text:span></text:span><text:span text:style-name="Source_20_Text"><text:span text:style-name="T8">{</text:span></text:span></text:p>
      <text:p text:style-name="P61"><text:span text:style-name="Source_20_Text"><text:span text:style-name="T10"><text:s text:c="4"/></text:span></text:span><text:span text:style-name="Source_20_Text"><text:span text:style-name="T5">// Traitement pour dataSE</text:span></text:span></text:p>
      <text:p text:style-name="P61"><text:span text:style-name="Source_20_Text"><text:span text:style-name="T10"><text:s text:c="4"/></text:span></text:span><text:span text:style-name="Source_20_Text"><text:span text:style-name="T7">msg</text:span></text:span><text:span text:style-name="Source_20_Text"><text:span text:style-name="T8">.</text:span></text:span><text:span text:style-name="Source_20_Text"><text:span text:style-name="T7">payload </text:span></text:span><text:span text:style-name="Source_20_Text"><text:span text:style-name="T8">=</text:span></text:span><text:span text:style-name="Source_20_Text"><text:span text:style-name="T7"> </text:span></text:span><text:span text:style-name="Source_20_Text"><text:span text:style-name="T9">"Données SE traitées"</text:span></text:span><text:span text:style-name="Source_20_Text"><text:span text:style-name="T8">;</text:span></text:span></text:p>
      <text:p text:style-name="P61"><text:span text:style-name="Source_20_Text"><text:span text:style-name="T10"><text:s text:c="4"/></text:span></text:span><text:span text:style-name="Source_20_Text"><text:span text:style-name="T6">return</text:span></text:span><text:span text:style-name="Source_20_Text"><text:span text:style-name="T7"> </text:span></text:span><text:span text:style-name="Source_20_Text"><text:span text:style-name="T8">[</text:span></text:span><text:span text:style-name="Source_20_Text"><text:span text:style-name="T11">null</text:span></text:span><text:span text:style-name="Source_20_Text"><text:span text:style-name="T8">,</text:span></text:span><text:span text:style-name="Source_20_Text"><text:span text:style-name="T7"> msg</text:span></text:span><text:span text:style-name="Source_20_Text"><text:span text:style-name="T8">];</text:span></text:span></text:p>
      <text:p text:style-name="P61"><text:span text:style-name="Source_20_Text"><text:span text:style-name="T8">}</text:span></text:span></text:p>
      <text:p text:style-name="P62"><text:span text:style-name="Source_20_Text"><text:span text:style-name="T5">// Ajoutez d'autres conditions pour dataArduino, etc.</text:span></text:span></text:p>
      <text:p text:style-name="Text_20_body"/>
      <text:h text:style-name="Heading_20_3" text:outline-level="3">🚀 Architecture MQTT améliorée</text:h>
      <text:p text:style-name="Text_20_body">markdown</text:p>
      <text:p text:style-name="P31">robot/{robotID}/</text:p>
      <text:p text:style-name="P31">├── mode/ <text:s text:c="14"/>→ État global</text:p>
      <text:p text:style-name="P31">│ <text:s text:c="2"/>├── current <text:s text:c="7"/>→ "idle"/"move"/"visio"/"alert"</text:p>
      <text:p text:style-name="P31">│ <text:s text:c="2"/>└── requested <text:s text:c="5"/>→ Demande de changement</text:p>
      <text:p text:style-name="P31">├── control/ <text:s text:c="10"/>→ Commandes</text:p>
      <text:p text:style-name="P31">│ <text:s text:c="2"/>├── direct <text:s text:c="8"/>→ Boutons/joystick</text:p>
      <text:p text:style-name="P31">│ <text:s text:c="2"/>├── auto <text:s text:c="10"/>→ Commandes autonomes</text:p>
      <text:p text:style-name="P31">│ <text:s text:c="2"/>└── emergency <text:s text:c="5"/>→ Arrêt d'urgence</text:p>
      <text:p text:style-name="P31"><text:soft-page-break/>├── data/</text:p>
      <text:p text:style-name="P31">│ <text:s text:c="2"/>├── sensors <text:s text:c="7"/>→ Tous capteurs (fréquence adaptative)</text:p>
      <text:p text:style-name="P31">│ <text:s text:c="2"/>├── visio/ <text:s text:c="8"/>→ Stream optimisé</text:p>
      <text:p text:style-name="P31">│ <text:s text:c="2"/>│ <text:s text:c="2"/>├── video <text:s text:c="5"/>→ Métadonnées vidéo</text:p>
      <text:p text:style-name="P31">│ <text:s text:c="2"/>│ <text:s text:c="2"/>└── audio <text:s text:c="5"/>→ Config audio</text:p>
      <text:p text:style-name="P31">│ <text:s text:c="2"/>└── system <text:s text:c="8"/>→ Batterie, CPU, mémoire</text:p>
      <text:p text:style-name="P31">└── ui/</text:p>
      <text:p text:style-name="P31"><text:s text:c="4"/>├── current_page <text:s text:c="2"/>→ Page active</text:p>
      <text:p text:style-name="P31"><text:s text:c="4"/>└── notify <text:s text:c="8"/>→ Notifications utilisateur</text:p>
      <text:h text:style-name="P35" text:outline-level="3">🔧 Optimisations clés</text:h>
      <text:list text:style-name="L29">
        <text:list-item>
          <text:p text:style-name="P63"><text:span text:style-name="Strong_20_Emphasis">Système de fréquences adaptatives</text:span> :</text:p>
          <text:list>
            <text:list-item>
              <text:p text:style-name="P63">Utilisez un champ <text:span text:style-name="Source_20_Text">msg.interval</text:span> dans les messages pour ajuster la fréquence d'envoi (ex: 1000ms en <text:span text:style-name="Source_20_Text">move</text:span>, 5000ms en <text:span text:style-name="Source_20_Text">idle</text:span>)</text:p>
            </text:list-item>
          </text:list>
        </text:list-item>
        <text:list-item>
          <text:p text:style-name="P63"><text:span text:style-name="Strong_20_Emphasis">Gestion des modes</text:span> :</text:p>
        </text:list-item>
      </text:list>
      <text:p text:style-name="Text_20_body">javascript</text:p>
      <text:p text:style-name="P31">// Dans un sous-flow "Mode Manager"</text:p>
      <text:p text:style-name="P31">if (msg.topic === "robot/mode/requested") {</text:p>
      <text:p text:style-name="P31"><text:s text:c="4"/>const allowedModes = ["idle", "move", "visio"];</text:p>
      <text:p text:style-name="P31"><text:s text:c="4"/>if (allowedModes.includes(msg.payload)) {</text:p>
      <text:p text:style-name="P31"><text:s text:c="8"/>node.context().set("currentMode", msg.payload);</text:p>
      <text:p text:style-name="P31"><text:s text:c="8"/>return [</text:p>
      <text:p text:style-name="P31"><text:s text:c="12"/>null, // Pas de sortie principale</text:p>
      <text:p text:style-name="P31"><text:s text:c="12"/>{ payload: msg.payload, topic: "robot/mode/current" }, // Sortie MQTT</text:p>
      <text:p text:style-name="P31"><text:s text:c="12"/>{ payload: updateUIPage(msg.payload), topic: "ui/page" } // Sortie UI</text:p>
      <text:p text:style-name="P31"><text:s text:c="8"/>];</text:p>
      <text:p text:style-name="P31"><text:s text:c="4"/>}</text:p>
      <text:p text:style-name="P31">}</text:p>
      <text:list text:style-name="L30">
        <text:list-item>
          <text:p text:style-name="P64"><text:span text:style-name="Strong_20_Emphasis">Structure des flows recommandée</text:span> :</text:p>
        </text:list-item>
      </text:list>
      <text:p text:style-name="P31">📦 Main Flow (Rz-TblBord)</text:p>
      <text:p text:style-name="P31">├── 📥 Inputs</text:p>
      <text:p text:style-name="P31">│ <text:s text:c="2"/>├── MQTT (3 nœuds séparés pour control/data/ui)</text:p>
      <text:p text:style-name="P31">│ <text:s text:c="2"/>└── Dashboard UI</text:p>
      <text:p text:style-name="P31">└── 📤 Outputs</text:p>
      <text:p text:style-name="P31"><text:soft-page-break/><text:s text:c="4"/>├── MQTT (2 nœuds séparés pour commandes/UI)</text:p>
      <text:p text:style-name="P31"><text:s text:c="4"/>└── Dashboard updates</text:p>
      <text:p text:style-name="P31"><text:s text:c="4"/>│</text:p>
      <text:p text:style-name="P31"><text:s text:c="4"/>┣━━ 📦 Subflow: Mode Manager</text:p>
      <text:p text:style-name="P31"><text:s text:c="4"/>┃ <text:s text:c="3"/>└── Gère les transitions de mode</text:p>
      <text:p text:style-name="P31"><text:s text:c="4"/>┣━━ 📦 Subflow: Data Processor</text:p>
      <text:p text:style-name="P31"><text:s text:c="4"/>┃ <text:s text:c="3"/>├── Branche "move" → Traitement haute fréquence</text:p>
      <text:p text:style-name="P31"><text:s text:c="4"/>┃ <text:s text:c="3"/>├── Branche "visio" → Optimisation flux média</text:p>
      <text:p text:style-name="P31"><text:s text:c="4"/>┃ <text:s text:c="3"/>└── Branche "idle" → Monitoring léger</text:p>
      <text:p text:style-name="P31"><text:s text:c="4"/>┗━━ 📦 Subflow: UI Router</text:p>
      <text:p text:style-name="P31"><text:s text:c="9"/>├── Change les pages dashboard</text:p>
      <text:p text:style-name="P31"><text:s text:c="9"/>└── Gère les notifications</text:p>
      <text:h text:style-name="P35" text:outline-level="3">💡 Bonnes pratiques pour smartphones anciens</text:h>
      <text:list text:style-name="L31">
        <text:list-item>
          <text:p text:style-name="P65"><text:span text:style-name="Strong_20_Emphasis">Optimisation des payloads</text:span> :</text:p>
          <text:list>
            <text:list-item>
              <text:p text:style-name="P65">Utilisez <text:span text:style-name="Source_20_Text">JSON.stringify()</text:span> seulement si nécessaire</text:p>
            </text:list-item>
            <text:list-item>
              <text:p text:style-name="P65">Préférez les nombres aux chaînes (ex: <text:span text:style-name="Source_20_Text">"mode": 0</text:span> au lieu de <text:span text:style-name="Source_20_Text">"idle"</text:span>)</text:p>
            </text:list-item>
          </text:list>
        </text:list-item>
        <text:list-item>
          <text:p text:style-name="P65"><text:span text:style-name="Strong_20_Emphasis">Technique de lazy loading</text:span> :</text:p>
        </text:list-item>
      </text:list>
      <text:p text:style-name="Text_20_body">javascript</text:p>
      <text:p text:style-name="P31">// Dans un nœud function avant l'envoi UI</text:p>
      <text:p text:style-name="P31">if (global.get("currentMode") === "visio" &amp;&amp; msg.ui_type === "sensor") {</text:p>
      <text:p text:style-name="P31"><text:s text:c="4"/>return null; // Ignore les données non critiques en mode visio</text:p>
      <text:p text:style-name="P31">}</text:p>
      <text:list text:style-name="L32">
        <text:list-item>
          <text:p text:style-name="P66"><text:span text:style-name="Strong_20_Emphasis">Gestion mémoire</text:span> :</text:p>
          <text:list>
            <text:list-item>
              <text:p text:style-name="P66">Limitez à 3-5 sous-flux maximum</text:p>
            </text:list-item>
            <text:list-item>
              <text:p text:style-name="P66">Réutilisez les contextes plutôt que des variables globales</text:p>
            </text:list-item>
          </text:list>
        </text:list-item>
      </text:list>
      <text:h text:style-name="P35" text:outline-level="3" text:is-list-header="true">🔄 Exemple concret de sous-flow "Data Processor"</text:h>
      <text:p text:style-name="Text_20_body"><text:span text:style-name="Strong_20_Emphasis">Entrées</text:span> :</text:p>
      <text:list text:style-name="L33">
        <text:list-item>
          <text:p text:style-name="P67"><text:span text:style-name="Source_20_Text">msg.topic</text:span> : "robot/data/sensors"</text:p>
        </text:list-item>
        <text:list-item>
          <text:p text:style-name="P67"><text:span text:style-name="Source_20_Text">msg.mode</text:span> : Mode courant (from context)</text:p>
        </text:list-item>
      </text:list>
      <text:p text:style-name="Text_20_body"><text:span text:style-name="Strong_20_Emphasis">Traitement</text:span> :</text:p>
      <text:p text:style-name="Text_20_body">javascript</text:p>
      <text:p text:style-name="P31">const mode = node.context().get("mode");</text:p>
      <text:p text:style-name="P31"><text:soft-page-break/>const data = msg.payload;</text:p>
      <text:p text:style-name="P31"/>
      <text:p text:style-name="P31">switch(mode) {</text:p>
      <text:p text:style-name="P31"><text:s text:c="4"/>case "move":</text:p>
      <text:p text:style-name="P31"><text:s text:c="8"/>// Filtre uniquement les capteurs critiques</text:p>
      <text:p text:style-name="P31"><text:s text:c="8"/>return {</text:p>
      <text:p text:style-name="P31"><text:s text:c="12"/>payload: {</text:p>
      <text:p text:style-name="P31"><text:s text:c="16"/>gyro: data.gyro,</text:p>
      <text:p text:style-name="P31"><text:s text:c="16"/>distance: data.sonar</text:p>
      <text:p text:style-name="P31"><text:s text:c="12"/>},</text:p>
      <text:p text:style-name="P31"><text:s text:c="12"/>topic: "robot/control/move_adjust"</text:p>
      <text:p text:style-name="P31"><text:s text:c="8"/>};</text:p>
      <text:p text:style-name="P31"><text:s text:c="4"/>case "visio":</text:p>
      <text:p text:style-name="P31"><text:s text:c="8"/>// Envoi minimal</text:p>
      <text:p text:style-name="P31"><text:s text:c="8"/>return {</text:p>
      <text:p text:style-name="P31"><text:s text:c="12"/>payload: { battery: data.battery },</text:p>
      <text:p text:style-name="P31"><text:s text:c="12"/>qos: 0 // Priorité basse</text:p>
      <text:p text:style-name="P31"><text:s text:c="8"/>};</text:p>
      <text:p text:style-name="P31"><text:s text:c="4"/>default:</text:p>
      <text:p text:style-name="P31"><text:s text:c="8"/>return null; // Aucun traitement</text:p>
      <text:p text:style-name="P31">}</text:p>
      <text:p text:style-name="Text_20_body"><text:span text:style-name="Strong_20_Emphasis">Sorties</text:span> :</text:p>
      <text:list text:style-name="L34">
        <text:list-item>
          <text:p text:style-name="P68">MQTT (vers robot)</text:p>
        </text:list-item>
        <text:list-item>
          <text:p text:style-name="P68">Dashboard (seulement si changement important)</text:p>
        </text:list-item>
        <text:list-item>
          <text:p text:style-name="P68">Variables contextuelles</text:p>
        </text:list-item>
      </text:list>
      <text:h text:style-name="P35" text:outline-level="3" text:is-list-header="true">⚠️ Limitations à considérer</text:h>
      <text:list text:style-name="L35">
        <text:list-item>
          <text:p text:style-name="P69"><text:span text:style-name="Strong_20_Emphasis">Nombre de sous-flux</text:span> :</text:p>
          <text:list>
            <text:list-item>
              <text:p text:style-name="P69">Maximum 5-7 pour ne pas surcharger la mémoire</text:p>
            </text:list-item>
            <text:list-item>
              <text:p text:style-name="P69">Préférez des sous-flux thématiques plutôt que par source</text:p>
            </text:list-item>
          </text:list>
        </text:list-item>
        <text:list-item>
          <text:p text:style-name="P69"><text:span text:style-name="Strong_20_Emphasis">Performance</text:span> :</text:p>
          <text:list>
            <text:list-item>
              <text:p text:style-name="P69">Testez avec un smartphone ancien (ex: Android 7)</text:p>
            </text:list-item>
            <text:list-item>
              <text:p text:style-name="P69">Évitez les traitements lourds dans les sous-flux</text:p>
            </text:list-item>
          </text:list>
        </text:list-item>
        <text:list-item>
          <text:p text:style-name="P69"><text:span text:style-name="Strong_20_Emphasis">Debug</text:span> :</text:p>
          <text:list>
            <text:list-item>
              <text:p text:style-name="P69"><text:soft-page-break/>Ajoutez systématiquement des nœuds debug avec :</text:p>
            </text:list-item>
          </text:list>
          <text:p text:style-name="P69">javascript</text:p>
        </text:list-item>
      </text:list>
      <text:list text:style-name="L36">
        <text:list-item text:start-value="3">
          <text:p text:style-name="P70">msg._origin = "subflow_name"; // Pour tracer l'origine</text:p>
        </text:list-item>
      </text:list>
      <text:p text:style-name="Text_20_body">Cette architecture devrait donner un bon équilibre entre réactivité et consommation mémoire, tout en restant maintenable. Pour aller plus loin, vous pourriez implémenter un système de priorité des messages (QoS) côté MQTT.</text:p>
      <text:p text:style-name="Text_20_body"/>
      <text:p text:style-name="Text_20_body"/>
      <text:h text:style-name="P71" text:outline-level="1"><text:bookmark-start text:name="__RefHeading___Toc7226_2681742138"/>Fonctions pré-défini dans node-red<text:bookmark-end text:name="__RefHeading___Toc7226_2681742138"/></text:h>
      <text:h text:style-name="Heading_20_2" text:outline-level="2"><text:bookmark-start text:name="__RefHeading___Toc7228_2681742138"/>Gestion des erreurs – node.warn()<text:bookmark-end text:name="__RefHeading___Toc7228_2681742138"/></text:h>
      <text:p text:style-name="Text_20_body"><text:line-break/>Dans Node-RED, la fonction <text:span text:style-name="Source_20_Text">node.warn()</text:span> est utilisée pour afficher des messages d'avertissement dans la barre latérale de débogage, ce qui peut vous aider à suivre le fonctionnement de vos fonctions et à déboguer votre flux. Voici comment cela fonctionne et où les résultats sont affichés :</text:p>
      <text:list text:style-name="L37">
        <text:list-item>
          <text:p text:style-name="P72"><text:span text:style-name="Strong_20_Emphasis">Utilisation de </text:span><text:span text:style-name="Strong_20_Emphasis"><text:span text:style-name="Source_20_Text">node.warn()</text:span></text:span> : Vous pouvez utiliser <text:span text:style-name="Source_20_Text">node.warn()</text:span> dans un nœud de fonction pour envoyer des messages d'avertissement. Ces messages apparaîtront dans l'onglet de débogage situé à droite de l'éditeur de flux de Node-RED. Par exemple, <text:span text:style-name="Source_20_Text">node.warn("Ceci est un message d'avertissement");</text:span> affichera "Ceci est un message d'avertissement" dans l'onglet de débogage<text:a xlink:type="simple" xlink:href="https://nodered.org/docs/user-guide/writing-functions" office:target-frame-name="_blank" xlink:show="new" text:style-name="Internet_20_link" text:visited-style-name="Visited_20_Internet_20_Link">1</text:a><text:a xlink:type="simple" xlink:href="https://discourse.nodered.org/t/node-warn-help/3300" office:target-frame-name="_blank" xlink:show="new" text:style-name="Internet_20_link" text:visited-style-name="Visited_20_Internet_20_Link">2</text:a><text:a xlink:type="simple" xlink:href="https://stackoverflow.com/questions/35767664/in-node-red-how-can-i-send-a-message-to-the-debug-tab-with-out-using-debug-node" office:target-frame-name="_blank" xlink:show="new" text:style-name="Internet_20_link" text:visited-style-name="Visited_20_Internet_20_Link">3</text:a><text:a xlink:type="simple" xlink:href="https://discourse.nodered.org/t/printing-to-the-node-red-debug-sidebar/81555" office:target-frame-name="_blank" xlink:show="new" text:style-name="Internet_20_link" text:visited-style-name="Visited_20_Internet_20_Link">4</text:a>.</text:p>
        </text:list-item>
        <text:list-item>
          <text:p text:style-name="P72"><text:span text:style-name="Strong_20_Emphasis">Affichage des résultats</text:span> : Les messages générés par <text:span text:style-name="Source_20_Text">node.warn()</text:span> sont envoyés à l'onglet de débogage de Node-RED. Ils sont généralement affichés en jaune pour les distinguer des messages d'erreur, qui sont en rouge<text:a xlink:type="simple" xlink:href="https://nodered.org/docs/user-guide/writing-functions" office:target-frame-name="_blank" xlink:show="new" text:style-name="Internet_20_link" text:visited-style-name="Visited_20_Internet_20_Link">1</text:a><text:a xlink:type="simple" xlink:href="https://stackoverflow.com/questions/35767664/in-node-red-how-can-i-send-a-message-to-the-debug-tab-with-out-using-debug-node" office:target-frame-name="_blank" xlink:show="new" text:style-name="Internet_20_link" text:visited-style-name="Visited_20_Internet_20_Link">3</text:a><text:a xlink:type="simple" xlink:href="https://discourse.nodered.org/t/printing-to-the-node-red-debug-sidebar/81555" office:target-frame-name="_blank" xlink:show="new" text:style-name="Internet_20_link" text:visited-style-name="Visited_20_Internet_20_Link">4</text:a>.</text:p>
        </text:list-item>
        <text:list-item>
          <text:p text:style-name="P72"><text:span text:style-name="Strong_20_Emphasis">Autres niveaux de journalisation</text:span> : En plus de <text:span text:style-name="Source_20_Text">node.warn()</text:span>, vous pouvez utiliser <text:span text:style-name="Source_20_Text">node.error()</text:span> pour les messages d'erreur et <text:span text:style-name="Source_20_Text">node.log()</text:span> pour les messages de journalisation généraux. Ces messages sont également visibles dans l'onglet de débogage<text:a xlink:type="simple" xlink:href="https://nodered.org/docs/user-guide/writing-functions" office:target-frame-name="_blank" xlink:show="new" text:style-name="Internet_20_link" text:visited-style-name="Visited_20_Internet_20_Link">1</text:a><text:a xlink:type="simple" xlink:href="https://stackoverflow.com/questions/35767664/in-node-red-how-can-i-send-a-message-to-the-debug-tab-with-out-using-debug-node" office:target-frame-name="_blank" xlink:show="new" text:style-name="Internet_20_link" text:visited-style-name="Visited_20_Internet_20_Link">3</text:a><text:a xlink:type="simple" xlink:href="https://flowfuse.com/node-red/core-nodes/function/" office:target-frame-name="_blank" xlink:show="new" text:style-name="Internet_20_link" text:visited-style-name="Visited_20_Internet_20_Link">5</text:a>.</text:p>
        </text:list-item>
        <text:list-item>
          <text:p text:style-name="P72"><text:span text:style-name="Strong_20_Emphasis">Journalisation des services</text:span> : Si vous exécutez Node-RED en tant que service système, les messages de journalisation peuvent également apparaître dans le journal système. Par exemple, sur un Raspberry Pi, vous pouvez utiliser la commande <text:span text:style-name="Source_20_Text">node-red-log</text:span> pour afficher le journal du service</text:p>
        </text:list-item>
      </text:list>
      <text:p text:style-name="Text_20_body"/>
      <text:h text:style-name="P73" text:outline-level="1"><text:bookmark-start text:name="__RefHeading___Toc7230_2681742138"/><text:soft-page-break/>Objet javascript - construct<text:span text:style-name="T12">eur</text:span><text:bookmark-end text:name="__RefHeading___Toc7230_2681742138"/></text:h>
      <text:p text:style-name="P74">je veux dans un objet js (je suis sur node-red) créer un constructeur décrivant une ip. J'ai 4 propriétés : - id : identifiant - ip : l'ip -description : la description, et c'est la que j'ai besoin de ton aide, j'aimerai mettre dans la description : "blabla" + la valeur de l'ip Ma question comment dans un objet faire référence aux valeurs textuelles d'une variable, d'une propriété,... -etat : ....</text:p>
      <text:p text:style-name="P75">Dans Node-RED, pour créer un objet JavaScript avec un constructeur qui décrit une adresse IP et inclure la valeur de l'IP dans la description, vous pouvez utiliser la notation avec <text:span text:style-name="Source_20_Text">this</text:span> pour faire référence aux propriétés de l'objet. Voici un exemple de constructeur :</text:p>
      <text:p text:style-name="Text_20_body">javascript</text:p>
      <text:p text:style-name="P31">function IpObject(id, ip, description, etat) {</text:p>
      <text:p text:style-name="P31"><text:s text:c="4"/>this.id = id;</text:p>
      <text:p text:style-name="P31"><text:s text:c="4"/>this.ip = ip;</text:p>
      <text:p text:style-name="P31"><text:s text:c="4"/>this.description = description + " " + this.ip; // Utilisez this.ip pour référencer la propriété ip</text:p>
      <text:p text:style-name="P31"><text:s text:c="4"/>this.etat = etat;</text:p>
      <text:p text:style-name="P31">}</text:p>
      <text:p text:style-name="P31"/>
      <text:p text:style-name="P31">// Exemple d'utilisation :</text:p>
      <text:p text:style-name="P31">var myIp = new IpObject(1, "192.168.1.1", "L'adresse IP est", "active");</text:p>
      <text:p text:style-name="P31">msg.payload = myIp;</text:p>
      <text:p text:style-name="P31">return msg;</text:p>
      <text:p text:style-name="Text_20_body">Dans cet exemple, <text:span text:style-name="Source_20_Text">this.ip</text:span> fait référence à la propriété <text:span text:style-name="Source_20_Text">ip</text:span> de l'objet en cours de construction. Ainsi, la description sera une concaténation de la chaîne passée en paramètre et de l'adresse IP.</text:p>
      <text:h text:style-name="P35" text:outline-level="3"><text:bookmark-start text:name="__RefHeading___Toc7232_2681742138"/>Alternative avec Template Literals (ES6) :<text:bookmark-end text:name="__RefHeading___Toc7232_2681742138"/></text:h>
      <text:p text:style-name="Text_20_body">Si votre environnement Node-RED supporte ES6, vous pouvez utiliser les template literals pour une syntaxe plus lisible :</text:p>
      <text:p text:style-name="Text_20_body">javascript</text:p>
      <text:p text:style-name="P31">function IpObject(id, ip, description, etat) {</text:p>
      <text:p text:style-name="P31"><text:s text:c="4"/>this.id = id;</text:p>
      <text:p text:style-name="P31"><text:s text:c="4"/>this.ip = ip;</text:p>
      <text:p text:style-name="P31"><text:s text:c="4"/>this.description = `${description} ${this.ip}`; // Utilisation d'un template literal</text:p>
      <text:p text:style-name="P31"><text:s text:c="4"/>this.etat = etat;</text:p>
      <text:p text:style-name="P31">}</text:p>
      <text:h text:style-name="P35" text:outline-level="3"><text:bookmark-start text:name="__RefHeading___Toc7234_2681742138"/><text:soft-page-break/>Pour Node-RED :<text:bookmark-end text:name="__RefHeading___Toc7234_2681742138"/></text:h>
      <text:p text:style-name="Text_20_body">Placez ce code dans un nœud "Function" et utilisez <text:span text:style-name="Source_20_Text">msg.payload</text:span> pour retourner ou traiter l'objet créé. Par exemple :</text:p>
      <text:p text:style-name="Text_20_body">javascript</text:p>
      <text:p text:style-name="P76">// Dans un nœud Function de Node-RED</text:p>
      <text:p text:style-name="P31">var ipObj = new IpObject(1, "192.168.1.1", "L'IP est", "active");</text:p>
      <text:p text:style-name="P31">msg.payload = ipObj;</text:p>
      <text:p text:style-name="P31">return msg;</text:p>
      <text:h text:style-name="P35" text:outline-level="3"><text:bookmark-start text:name="__RefHeading___Toc7236_2681742138"/>Remarque :<text:bookmark-end text:name="__RefHeading___Toc7236_2681742138"/></text:h>
      <text:list text:style-name="L38">
        <text:list-item>
          <text:p text:style-name="P77">Si vous voulez accéder à une propriété dynamiquement (par exemple avec une variable contenant le nom de la propriété), vous pouvez utiliser la notation <text:span text:style-name="Source_20_Text">this["nomPropriete"]</text:span>.</text:p>
        </text:list-item>
        <text:list-item>
          <text:p text:style-name="P77">Assurez-vous que les variables passées au constructeur sont définies pour éviter des erreurs.</text:p>
        </text:list-item>
      </text:list>
      <text:p text:style-name="P75">Merci, je n'avais pas envisagé ces formes. Merci de me dire comment utiliser les constructeur dans node-red. Le sens de ma question c'est où je peux les stocker, un flux spécifique de constructeur, un module, la partie au démarrage d'un noeud fonction ?</text:p>
      <text:p text:style-name="P75">Dans Node-RED, la gestion des constructeurs ou des classes JavaScript dépend de leur portée et de leur réutilisation. Voici les différentes approches pour les utiliser efficacement :</text:p>
      <text:p text:style-name="P34"/>
      <text:h text:style-name="P35" text:outline-level="3"><text:bookmark-start text:name="__RefHeading___Toc7238_2681742138"/><text:span text:style-name="Strong_20_Emphasis">1. Déclarer un constructeur dans un nœud Function</text:span><text:bookmark-end text:name="__RefHeading___Toc7238_2681742138"/></text:h>
      <text:p text:style-name="Text_20_body">Si votre constructeur est utilisé dans un seul flux ou de manière ponctuelle, vous pouvez le définir directement dans le nœud <text:span text:style-name="Strong_20_Emphasis">Function</text:span> :</text:p>
      <text:p text:style-name="Text_20_body">javascript</text:p>
      <text:p text:style-name="P31">// Dans un nœud Function</text:p>
      <text:p text:style-name="P31">function IpObject(id, ip, description, etat) {</text:p>
      <text:p text:style-name="P31"><text:s text:c="4"/>this.id = id;</text:p>
      <text:p text:style-name="P31"><text:s text:c="4"/>this.ip = ip;</text:p>
      <text:p text:style-name="P31"><text:s text:c="4"/>this.description = `${description} ${ip}`;</text:p>
      <text:p text:style-name="P31"><text:s text:c="4"/>this.etat = etat;</text:p>
      <text:p text:style-name="P31">}</text:p>
      <text:p text:style-name="P31"/>
      <text:p text:style-name="P31">// Utilisation</text:p>
      <text:p text:style-name="P31">const myIp = new IpObject(1, "192.168.1.1", "Adresse IP :", "active");</text:p>
      <text:p text:style-name="P31">msg.payload = myIp;</text:p>
      <text:p text:style-name="P31">return msg;</text:p>
      <text:p text:style-name="Text_20_body"><text:soft-page-break/><text:span text:style-name="Strong_20_Emphasis">Avantages :</text:span></text:p>
      <text:list text:style-name="L39">
        <text:list-item>
          <text:p text:style-name="P78">Simple et rapide à mettre en œuvre.</text:p>
        </text:list-item>
        <text:list-item>
          <text:p text:style-name="P78">Pas besoin de configuration supplémentaire.</text:p>
        </text:list-item>
      </text:list>
      <text:p text:style-name="Text_20_body"><text:span text:style-name="Strong_20_Emphasis">Inconvénients :</text:span></text:p>
      <text:list text:style-name="L40">
        <text:list-item>
          <text:p text:style-name="P79">Le constructeur n'est disponible que dans ce nœud.</text:p>
        </text:list-item>
        <text:list-item>
          <text:p text:style-name="P79">Duplication du code si besoin dans plusieurs nœuds.</text:p>
        </text:list-item>
      </text:list>
      <text:p text:style-name="P34"/>
      <text:h text:style-name="P35" text:outline-level="3"><text:bookmark-start text:name="__RefHeading___Toc7240_2681742138"/><text:span text:style-name="Strong_20_Emphasis">2. Stocker le constructeur dans le contexte global (ou flow)</text:span><text:bookmark-end text:name="__RefHeading___Toc7240_2681742138"/></text:h>
      <text:p text:style-name="Text_20_body">Si vous souhaitez réutiliser le constructeur dans plusieurs nœuds d'un même <text:span text:style-name="Strong_20_Emphasis">flow</text:span> ou de tout Node-RED :</text:p>
      <text:h text:style-name="P56" text:outline-level="4"><text:bookmark-start text:name="__RefHeading___Toc7242_2681742138"/><text:span text:style-name="Strong_20_Emphasis">a. Dans </text:span><text:span text:style-name="Strong_20_Emphasis"><text:span text:style-name="Source_20_Text">global</text:span></text:span><text:span text:style-name="Strong_20_Emphasis"> (pour tout Node-RED)</text:span><text:bookmark-end text:name="__RefHeading___Toc7242_2681742138"/></text:h>
      <text:p text:style-name="Text_20_body">javascript</text:p>
      <text:p text:style-name="P31">// Dans un nœud Function (exécuté une fois au démarrage)</text:p>
      <text:p text:style-name="P31">global.IpObject = function(id, ip, description, etat) {</text:p>
      <text:p text:style-name="P31"><text:s text:c="4"/>this.id = id;</text:p>
      <text:p text:style-name="P31"><text:s text:c="4"/>this.ip = ip;</text:p>
      <text:p text:style-name="P31"><text:s text:c="4"/>this.description = `${description} ${ip}`;</text:p>
      <text:p text:style-name="P31"><text:s text:c="4"/>this.etat = etat;</text:p>
      <text:p text:style-name="P31">};</text:p>
      <text:h text:style-name="P56" text:outline-level="4"><text:bookmark-start text:name="__RefHeading___Toc7244_2681742138"/><text:span text:style-name="Strong_20_Emphasis">b. Dans </text:span><text:span text:style-name="Strong_20_Emphasis"><text:span text:style-name="Source_20_Text">flow</text:span></text:span><text:span text:style-name="Strong_20_Emphasis"> (pour le flux courant)</text:span><text:bookmark-end text:name="__RefHeading___Toc7244_2681742138"/></text:h>
      <text:p text:style-name="Text_20_body">javascript</text:p>
      <text:p text:style-name="P31">// Dans un nœud Function (exécuté une fois au démarrage)</text:p>
      <text:p text:style-name="P31">flow.IpObject = function(id, ip, description, etat) {</text:p>
      <text:p text:style-name="P31"><text:s text:c="4"/>this.id = id;</text:p>
      <text:p text:style-name="P31"><text:s text:c="4"/>this.ip = ip;</text:p>
      <text:p text:style-name="P31"><text:s text:c="4"/>this.description = `${description} ${ip}`;</text:p>
      <text:p text:style-name="P31"><text:s text:c="4"/>this.etat = etat;</text:p>
      <text:p text:style-name="P31">};</text:p>
      <text:p text:style-name="Text_20_body"><text:span text:style-name="Strong_20_Emphasis">Utilisation dans un autre nœud :</text:span></text:p>
      <text:p text:style-name="Text_20_body">javascript</text:p>
      <text:p text:style-name="P31">const myIp = new global.IpObject(1, "192.168.1.1", "IP :", "active");</text:p>
      <text:p text:style-name="P31">// ou</text:p>
      <text:p text:style-name="P31">const myIp = new flow.IpObject(1, "192.168.1.1", "IP :", "active");</text:p>
      <text:p text:style-name="P31"><text:soft-page-break/>msg.payload = myIp;</text:p>
      <text:p text:style-name="P31">return msg;</text:p>
      <text:p text:style-name="Text_20_body"><text:span text:style-name="Strong_20_Emphasis">Avantages :</text:span></text:p>
      <text:list text:style-name="L41">
        <text:list-item>
          <text:p text:style-name="P80">Réutilisable dans plusieurs nœuds.</text:p>
        </text:list-item>
        <text:list-item>
          <text:p text:style-name="P80">Pas besoin de redéfinir le constructeur.</text:p>
        </text:list-item>
      </text:list>
      <text:p text:style-name="Text_20_body"><text:span text:style-name="Strong_20_Emphasis">Inconvénients :</text:span></text:p>
      <text:list text:style-name="L42">
        <text:list-item>
          <text:p text:style-name="P81">Le contexte <text:span text:style-name="Source_20_Text">global</text:span> peut être pollué si trop d'objets y sont stockés.</text:p>
        </text:list-item>
        <text:list-item>
          <text:p text:style-name="P81">Peut poser des problèmes si Node-RED est redémarré (sauf si sauvegardé).</text:p>
        </text:list-item>
      </text:list>
      <text:p text:style-name="P34"/>
      <text:h text:style-name="P35" text:outline-level="3"><text:bookmark-start text:name="__RefHeading___Toc7246_2681742138"/><text:span text:style-name="Strong_20_Emphasis">3. Créer un module personnalisé (recommandé pour une grande réutilisation)</text:span><text:bookmark-end text:name="__RefHeading___Toc7246_2681742138"/></text:h>
      <text:p text:style-name="Text_20_body">Si vous utilisez souvent ce constructeur, la meilleure pratique est de créer un <text:span text:style-name="Strong_20_Emphasis">module externe</text:span> :</text:p>
      <text:h text:style-name="P56" text:outline-level="4"><text:bookmark-start text:name="__RefHeading___Toc7248_2681742138"/><text:span text:style-name="Strong_20_Emphasis">Étapes :</text:span><text:bookmark-end text:name="__RefHeading___Toc7248_2681742138"/></text:h>
      <text:list text:style-name="L43">
        <text:list-item>
          <text:p text:style-name="P82"><text:span text:style-name="Strong_20_Emphasis">Créer un fichier </text:span><text:span text:style-name="Strong_20_Emphasis"><text:span text:style-name="Source_20_Text">IpObject.js</text:span></text:span><text:span text:style-name="Strong_20_Emphasis"> dans le dossier </text:span><text:span text:style-name="Strong_20_Emphasis"><text:span text:style-name="Source_20_Text">~/.node-red/</text:span></text:span> (ou dans votre projet) :</text:p>
          <text:p text:style-name="P82">javascript</text:p>
        </text:list-item>
      </text:list>
      <text:list text:style-name="L44">
        <text:list-item>
          <text:p text:style-name="P83">// ~/.node-red/IpObject.js</text:p>
        </text:list-item>
      </text:list>
      <text:p text:style-name="P31">module.exports = function IpObject(id, ip, description, etat) {</text:p>
      <text:p text:style-name="P31"><text:s text:c="4"/>this.id = id;</text:p>
      <text:p text:style-name="P31"><text:s text:c="4"/>this.ip = ip;</text:p>
      <text:p text:style-name="P31"><text:s text:c="4"/>this.description = `${description} ${ip}`;</text:p>
      <text:p text:style-name="P31"><text:s text:c="4"/>this.etat = etat;</text:p>
      <text:p text:style-name="P31">};</text:p>
      <text:list text:style-name="L45">
        <text:list-item>
          <text:p text:style-name="P84"><text:span text:style-name="Strong_20_Emphasis">Charger le module dans Node-RED</text:span> :</text:p>
        </text:list-item>
      </text:list>
      <text:list text:style-name="L46">
        <text:list-item>
          <text:p text:style-name="P85">Soit dans <text:span text:style-name="Strong_20_Emphasis"><text:span text:style-name="Source_20_Text">settings.js</text:span></text:span> (pour le rendre disponible globalement) :</text:p>
          <text:p text:style-name="P85">javascript</text:p>
        </text:list-item>
      </text:list>
      <text:list text:style-name="L47">
        <text:list-item>
          <text:p text:style-name="P86">const IpObject = require('./IpObject.js');</text:p>
        </text:list-item>
      </text:list>
      <text:p text:style-name="P31">global.IpObject = IpObject;</text:p>
      <text:list text:style-name="L48">
        <text:list-item>
          <text:p text:style-name="P87">Soit dans un <text:span text:style-name="Strong_20_Emphasis">nœud Function</text:span> :</text:p>
        </text:list-item>
      </text:list>
      <text:p text:style-name="Text_20_body">javascript</text:p>
      <text:list text:style-name="L49">
        <text:list-item>
          <text:list>
            <text:list-item text:start-value="2">
              <text:p text:style-name="P88">const IpObject = global.get('IpObject') || require('./IpObject.js');</text:p>
              <text:p text:style-name="P88">const myIp = new IpObject(1, "192.168.1.1", "IP :", "active");</text:p>
              <text:p text:style-name="P88">msg.payload = myIp;</text:p>
              <text:p text:style-name="P88">return msg;</text:p>
            </text:list-item>
          </text:list>
        </text:list-item>
      </text:list>
      <text:p text:style-name="Text_20_body"><text:soft-page-break/><text:span text:style-name="Strong_20_Emphasis">Avantages :</text:span></text:p>
      <text:list text:style-name="L50">
        <text:list-item>
          <text:p text:style-name="P89">Meilleure organisation du code.</text:p>
        </text:list-item>
        <text:list-item>
          <text:p text:style-name="P89">Facilement partageable entre plusieurs projets.</text:p>
        </text:list-item>
        <text:list-item>
          <text:p text:style-name="P89">Pas de pollution du contexte global.</text:p>
        </text:list-item>
      </text:list>
      <text:p text:style-name="Text_20_body"><text:span text:style-name="Strong_20_Emphasis">Inconvénients :</text:span></text:p>
      <text:list text:style-name="L51">
        <text:list-item>
          <text:p text:style-name="P90">Nécessite un peu plus de configuration.</text:p>
        </text:list-item>
      </text:list>
      <text:p text:style-name="P34"/>
      <text:h text:style-name="P35" text:outline-level="3"><text:bookmark-start text:name="__RefHeading___Toc7250_2681742138"/><text:span text:style-name="Strong_20_Emphasis">4. Initialisation au démarrage (via un nœud "inject" avec </text:span><text:span text:style-name="Strong_20_Emphasis"><text:span text:style-name="Source_20_Text">Once</text:span></text:span><text:span text:style-name="Strong_20_Emphasis">)</text:span><text:bookmark-end text:name="__RefHeading___Toc7250_2681742138"/></text:h>
      <text:p text:style-name="Text_20_body">Si vous voulez initialiser votre constructeur <text:span text:style-name="Strong_20_Emphasis">au démarrage de Node-RED</text:span>, vous pouvez utiliser un nœud <text:span text:style-name="Strong_20_Emphasis">Inject</text:span> configuré avec <text:span text:style-name="Source_20_Text">Once</text:span> (et <text:span text:style-name="Source_20_Text">On Start</text:span> dans certains cas) :</text:p>
      <text:list text:style-name="L52">
        <text:list-item>
          <text:p text:style-name="P91"><text:span text:style-name="Strong_20_Emphasis">Ajoutez un nœud Inject → Function</text:span> avec :</text:p>
          <text:p text:style-name="P91">javascript</text:p>
        </text:list-item>
      </text:list>
      <text:list text:style-name="L53">
        <text:list-item>
          <text:p text:style-name="P92">// Ce code s'exécute une fois au démarrage</text:p>
          <text:p text:style-name="P92">global.IpObject = function(id, ip, description, etat) {</text:p>
          <text:p text:style-name="P92"><text:s text:c="4"/>this.id = id;</text:p>
          <text:p text:style-name="P92"><text:s text:c="4"/>this.ip = ip;</text:p>
          <text:p text:style-name="P92"><text:s text:c="4"/>this.description = `${description} ${ip}`;</text:p>
          <text:p text:style-name="P92"><text:s text:c="4"/>this.etat = etat;</text:p>
          <text:p text:style-name="P92">};</text:p>
          <text:p text:style-name="P92">return null; // Pas de message sortant nécessaire</text:p>
        </text:list-item>
        <text:list-item>
          <text:p text:style-name="P93"><text:span text:style-name="Strong_20_Emphasis">Dans les autres nœuds</text:span>, utilisez simplement <text:span text:style-name="Source_20_Text">new global.IpObject(...)</text:span>.</text:p>
        </text:list-item>
      </text:list>
      <text:p text:style-name="P34"/>
      <text:h text:style-name="P35" text:outline-level="3"><text:bookmark-start text:name="__RefHeading___Toc7252_2681742138"/><text:span text:style-name="Strong_20_Emphasis">Récapitulatif des meilleures pratiques</text:span><text:bookmark-end text:name="__RefHeading___Toc7252_2681742138"/></text:h>
      <table:table table:name="Tableau1" table:style-name="Tableau1">
        <table:table-column table:style-name="Tableau1.A"/>
        <table:table-column table:style-name="Tableau1.B"/>
        <table:table-header-rows>
          <table:table-row>
            <table:table-cell table:style-name="Tableau1.A1" office:value-type="string">
              <text:p text:style-name="Table_20_Heading">Besoin</text:p>
            </table:table-cell>
            <table:table-cell table:style-name="Tableau1.A1" office:value-type="string">
              <text:p text:style-name="Table_20_Heading">Solution recommandée</text:p>
            </table:table-cell>
          </table:table-row>
        </table:table-header-rows>
        <table:table-row>
          <table:table-cell table:style-name="Tableau1.A1" office:value-type="string">
            <text:p text:style-name="Table_20_Contents"><text:span text:style-name="Strong_20_Emphasis">Usage unique</text:span></text:p>
          </table:table-cell>
          <table:table-cell table:style-name="Tableau1.A1" office:value-type="string">
            <text:p text:style-name="Table_20_Contents">Déclarer dans un nœud Function</text:p>
          </table:table-cell>
        </table:table-row>
        <table:table-row>
          <table:table-cell table:style-name="Tableau1.A1" office:value-type="string">
            <text:p text:style-name="Table_20_Contents"><text:span text:style-name="Strong_20_Emphasis">Réutilisation dans un flux</text:span></text:p>
          </table:table-cell>
          <table:table-cell table:style-name="Tableau1.A1" office:value-type="string">
            <text:p text:style-name="Table_20_Contents"><text:span text:style-name="Source_20_Text">flow.IpObject</text:span></text:p>
          </table:table-cell>
        </table:table-row>
        <table:table-row>
          <table:table-cell table:style-name="Tableau1.A1" office:value-type="string">
            <text:p text:style-name="Table_20_Contents"><text:span text:style-name="Strong_20_Emphasis">Réutilisation globale</text:span></text:p>
          </table:table-cell>
          <table:table-cell table:style-name="Tableau1.A1" office:value-type="string">
            <text:p text:style-name="Table_20_Contents"><text:span text:style-name="Source_20_Text">global.IpObject</text:span> ou module externe</text:p>
          </table:table-cell>
        </table:table-row>
        <table:table-row>
          <table:table-cell table:style-name="Tableau1.A1" office:value-type="string">
            <text:p text:style-name="Table_20_Contents"><text:span text:style-name="Strong_20_Emphasis">Code propre et maintenable</text:span></text:p>
          </table:table-cell>
          <table:table-cell table:style-name="Tableau1.A1" office:value-type="string">
            <text:p text:style-name="Table_20_Contents">Module personnalisé (<text:span text:style-name="Source_20_Text">require</text:span>)</text:p>
          </table:table-cell>
        </table:table-row>
      </table:table>
      <text:p text:style-name="P34"/>
      <text:h text:style-name="P35" text:outline-level="3"><text:bookmark-start text:name="__RefHeading___Toc7254_2681742138"/><text:span text:style-name="Strong_20_Emphasis">Exemple complet dans Node-RED</text:span><text:bookmark-end text:name="__RefHeading___Toc7254_2681742138"/></text:h>
      <text:list text:style-name="L54">
        <text:list-item>
          <text:p text:style-name="P94"><text:span text:style-name="Strong_20_Emphasis">Déclaration (au démarrage)</text:span> :</text:p>
          <text:list>
            <text:list-item>
              <text:p text:style-name="P94">Soit dans <text:span text:style-name="Source_20_Text">settings.js</text:span> (pour un accès global).</text:p>
            </text:list-item>
            <text:list-item>
              <text:p text:style-name="P94">Soit via un nœud <text:span text:style-name="Strong_20_Emphasis">Inject + Function</text:span> (exécuté une fois).</text:p>
            </text:list-item>
          </text:list>
        </text:list-item>
        <text:list-item>
          <text:p text:style-name="P94"><text:span text:style-name="Strong_20_Emphasis">Utilisation dans un autre nœud</text:span> :</text:p>
          <text:p text:style-name="P94"><text:soft-page-break/>javascript</text:p>
        </text:list-item>
      </text:list>
      <text:list text:style-name="L55">
        <text:list-item text:start-value="2">
          <text:p text:style-name="P95">const myIp = new global.IpObject(1, "192.168.1.1", "IP :", "active");</text:p>
          <text:p text:style-name="P96">msg.payload = {</text:p>
          <text:p text:style-name="P96"><text:s text:c="4"/>data: myIp,</text:p>
          <text:p text:style-name="P96"><text:s text:c="4"/>timestamp: Date.now()</text:p>
          <text:p text:style-name="P96">};</text:p>
          <text:p text:style-name="P96">return msg;</text:p>
        </text:list-item>
      </text:list>
      <text:p text:style-name="P34"/>
      <text:h text:style-name="P35" text:outline-level="3"><text:bookmark-start text:name="__RefHeading___Toc7256_2681742138"/><text:span text:style-name="Strong_20_Emphasis">Conclusion</text:span><text:bookmark-end text:name="__RefHeading___Toc7256_2681742138"/></text:h>
      <text:list text:style-name="L56">
        <text:list-item>
          <text:p text:style-name="P97">Pour un <text:span text:style-name="Strong_20_Emphasis">petit projet</text:span>, <text:span text:style-name="Source_20_Text">flow</text:span> ou <text:span text:style-name="Source_20_Text">global</text:span> suffisent.</text:p>
        </text:list-item>
        <text:list-item>
          <text:p text:style-name="P97">Pour un <text:span text:style-name="Strong_20_Emphasis">projet structuré</text:span>, un <text:span text:style-name="Strong_20_Emphasis">module externe</text:span> est idéal.</text:p>
        </text:list-item>
        <text:list-item>
          <text:p text:style-name="P97">Évitez de dupliquer le code dans plusieurs nœuds Function.</text:p>
        </text:list-item>
      </text:list>
      <text:p text:style-name="Text_20_body">Si vous avez besoin d’exemples plus précis ou d’aide pour intégrer cela dans votre flux, n'hésitez pas à demander ! 🚀</text:p>
      <text:p text:style-name="P75">Est-ce que l'écriture suivante d'un "constructeur qui ne serait qu'une const serait valide : const SmartViaBoxConstructeur = {id, ip, description, etat}; SmartViaBoxConstructeur.id = "SmartViaBox"; SmartViaBoxConstructeur.ip = localIPs[0]; SmartViaBoxConstructeur.description = "Adresse IP :" + '$SmartViaBoxConstructeur.ip ' SmartViaBoxConstructeur.etat = "connecté";</text:p>
      <text:p text:style-name="P75">Non, votre écriture n'est pas valide pour plusieurs raisons. Voici les problèmes et comment corriger cela :</text:p>
      <text:h text:style-name="P35" text:outline-level="3"><text:bookmark-start text:name="__RefHeading___Toc7258_2681742138"/>Problèmes dans votre code :<text:bookmark-end text:name="__RefHeading___Toc7258_2681742138"/></text:h>
      <text:list text:style-name="L57">
        <text:list-item>
          <text:p text:style-name="P98"><text:span text:style-name="Source_20_Text">const SmartViaBoxConstructeur = {id, ip, description, etat};</text:span><text:line-break/>→ Cette syntaxe n'est pas valide car vous essayez de créer un objet avec des propriétés non définies.</text:p>
        </text:list-item>
        <text:list-item>
          <text:p text:style-name="P98"><text:span text:style-name="Source_20_Text">"Adresse IP :" + '$SmartViaBoxConstructeur.ip '</text:span><text:line-break/>→ Les apostrophes (<text:span text:style-name="Source_20_Text">'</text:span>) ne permettent pas l'interpolation de variables.<text:line-break/>→ <text:span text:style-name="Source_20_Text">$SmartViaBoxConstructeur.ip</text:span> ne sera <text:span text:style-name="Strong_20_Emphasis">pas remplacé</text:span> par la valeur de l'IP.</text:p>
        </text:list-item>
        <text:list-item>
          <text:p text:style-name="P98">Même si vous corrigez la syntaxe, ce n'est pas un <text:span text:style-name="Strong_20_Emphasis">constructeur</text:span> (au sens JavaScript), mais juste un objet littéral.</text:p>
        </text:list-item>
      </text:list>
      <text:p text:style-name="P34"/>
      <text:h text:style-name="P35" text:outline-level="3"><text:bookmark-start text:name="__RefHeading___Toc7260_2681742138"/>Correction (si vous voulez un objet littéral) :<text:bookmark-end text:name="__RefHeading___Toc7260_2681742138"/></text:h>
      <text:p text:style-name="Text_20_body">javascript</text:p>
      <text:p text:style-name="P31">const localIPs = ["192.168.1.100"]; // Exemple</text:p>
      <text:p text:style-name="P31"/>
      <text:p text:style-name="P31">const SmartViaBoxConstructeur = {</text:p>
      <text:p text:style-name="P31"><text:soft-page-break/><text:s text:c="4"/>id: "SmartViaBox",</text:p>
      <text:p text:style-name="P31"><text:s text:c="4"/>ip: localIPs[0],</text:p>
      <text:p text:style-name="P31"><text:s text:c="4"/>description: "Adresse IP : " + localIPs[0], // Correction : concaténation avec la variable</text:p>
      <text:p text:style-name="P31"><text:s text:c="4"/>etat: "connecté"</text:p>
      <text:p text:style-name="P31">};</text:p>
      <text:p text:style-name="P31"/>
      <text:p text:style-name="P31">// Utilisation :</text:p>
      <text:p text:style-name="P31">msg.payload = SmartViaBoxConstructeur;</text:p>
      <text:p text:style-name="P31">return msg;</text:p>
      <text:h text:style-name="P35" text:outline-level="3"><text:bookmark-start text:name="__RefHeading___Toc7262_2681742138"/>Si vous voulez un vrai constructeur (fonction) :<text:bookmark-end text:name="__RefHeading___Toc7262_2681742138"/></text:h>
      <text:p text:style-name="Text_20_body">javascript</text:p>
      <text:p text:style-name="P31">function SmartViaBoxConstructeur(id, ip, description, etat) {</text:p>
      <text:p text:style-name="P31"><text:s text:c="4"/>this.id = id;</text:p>
      <text:p text:style-name="P31"><text:s text:c="4"/>this.ip = ip;</text:p>
      <text:p text:style-name="P31"><text:s text:c="4"/>this.description = `${description} ${ip}`; // Template literal (ES6)</text:p>
      <text:p text:style-name="P31"><text:s text:c="4"/>this.etat = etat;</text:p>
      <text:p text:style-name="P31">}</text:p>
      <text:p text:style-name="P31"/>
      <text:p text:style-name="P31">// Utilisation :</text:p>
      <text:p text:style-name="P31">const localIPs = ["192.168.1.100"];</text:p>
      <text:p text:style-name="P31">const myBox = new SmartViaBoxConstructeur(</text:p>
      <text:p text:style-name="P31"><text:s text:c="4"/>"SmartViaBox",</text:p>
      <text:p text:style-name="P31"><text:s text:c="4"/>localIPs[0],</text:p>
      <text:p text:style-name="P31"><text:s text:c="4"/>"Adresse IP :",</text:p>
      <text:p text:style-name="P31"><text:s text:c="4"/>"connecté"</text:p>
      <text:p text:style-name="P31">);</text:p>
      <text:p text:style-name="P31">msg.payload = myBox;</text:p>
      <text:p text:style-name="P31">return msg;</text:p>
      <text:p text:style-name="P34"/>
      <text:h text:style-name="P35" text:outline-level="3"><text:bookmark-start text:name="__RefHeading___Toc7264_2681742138"/>Différence entre les deux approches :<text:bookmark-end text:name="__RefHeading___Toc7264_2681742138"/></text:h>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Table_20_Heading">Approche</text:p>
            </table:table-cell>
            <table:table-cell table:style-name="Tableau2.A1" office:value-type="string">
              <text:p text:style-name="Table_20_Heading">Objet littéral (<text:span text:style-name="Source_20_Text">const x = {}</text:span>)</text:p>
            </table:table-cell>
            <table:table-cell table:style-name="Tableau2.A1" office:value-type="string">
              <text:p text:style-name="Table_20_Heading">Constructeur (<text:span text:style-name="Source_20_Text">function X()</text:span>)</text:p>
            </table:table-cell>
          </table:table-row>
        </table:table-header-rows>
        <table:table-row>
          <table:table-cell table:style-name="Tableau2.A1" office:value-type="string">
            <text:p text:style-name="Table_20_Contents"><text:span text:style-name="Strong_20_Emphasis">Type</text:span></text:p>
          </table:table-cell>
          <table:table-cell table:style-name="Tableau2.A1" office:value-type="string">
            <text:p text:style-name="Table_20_Contents">Objet simple</text:p>
          </table:table-cell>
          <table:table-cell table:style-name="Tableau2.A1" office:value-type="string">
            <text:p text:style-name="Table_20_Contents">Fonction constructeur</text:p>
          </table:table-cell>
        </table:table-row>
        <table:table-row>
          <table:table-cell table:style-name="Tableau2.A1" office:value-type="string">
            <text:p text:style-name="Table_20_Contents"><text:span text:style-name="Strong_20_Emphasis">Réutilisation</text:span></text:p>
          </table:table-cell>
          <table:table-cell table:style-name="Tableau2.A1" office:value-type="string">
            <text:p text:style-name="Table_20_Contents">Non (objet unique)</text:p>
          </table:table-cell>
          <table:table-cell table:style-name="Tableau2.A1" office:value-type="string">
            <text:p text:style-name="Table_20_Contents">Oui (peut créer plusieurs instances avec <text:span text:style-name="Source_20_Text">new</text:span>)</text:p>
          </table:table-cell>
        </table:table-row>
        <table:table-row>
          <table:table-cell table:style-name="Tableau2.A1" office:value-type="string">
            <text:p text:style-name="Table_20_Contents"><text:span text:style-name="Strong_20_Emphasis">Extensibilité</text:span></text:p>
          </table:table-cell>
          <table:table-cell table:style-name="Tableau2.A1" office:value-type="string">
            <text:p text:style-name="Table_20_Contents">Limité</text:p>
          </table:table-cell>
          <table:table-cell table:style-name="Tableau2.A1" office:value-type="string">
            <text:p text:style-name="Table_20_Contents">Peut ajouter des méthodes via <text:span text:style-name="Source_20_Text">prototype</text:span></text:p>
          </table:table-cell>
        </table:table-row>
        <text:soft-page-break/>
        <table:table-row>
          <table:table-cell table:style-name="Tableau2.A1" office:value-type="string">
            <text:p text:style-name="Table_20_Contents"><text:span text:style-name="Strong_20_Emphasis">Syntaxe</text:span></text:p>
          </table:table-cell>
          <table:table-cell table:style-name="Tableau2.A1" office:value-type="string">
            <text:p text:style-name="Table_20_Contents">Plus simple</text:p>
          </table:table-cell>
          <table:table-cell table:style-name="Tableau2.A1" office:value-type="string">
            <text:p text:style-name="Table_20_Contents">Plus flexible</text:p>
          </table:table-cell>
        </table:table-row>
      </table:table>
      <text:p text:style-name="P34"/>
      <text:h text:style-name="P35" text:outline-level="3"><text:bookmark-start text:name="__RefHeading___Toc7266_2681742138"/>Pour Node-RED :<text:bookmark-end text:name="__RefHeading___Toc7266_2681742138"/></text:h>
      <text:list text:style-name="L58">
        <text:list-item>
          <text:p text:style-name="P99">Si vous n'avez besoin <text:span text:style-name="Strong_20_Emphasis">que d'un seul objet</text:span>, utilisez l'<text:span text:style-name="Strong_20_Emphasis">objet littéral</text:span> (<text:span text:style-name="Source_20_Text">const x = {}</text:span>).</text:p>
        </text:list-item>
        <text:list-item>
          <text:p text:style-name="P99">Si vous voulez <text:span text:style-name="Strong_20_Emphasis">créer plusieurs instances</text:span> (ex : plusieurs IPs), utilisez un <text:span text:style-name="Strong_20_Emphasis">constructeur</text:span>.</text:p>
        </text:list-item>
      </text:list>
      <text:p text:style-name="Text_20_body">Exemple d'utilisation dans un nœud Function :</text:p>
      <text:p text:style-name="Text_20_body">javascript</text:p>
      <text:p text:style-name="P31">// Objet littéral (une seule instance)</text:p>
      <text:p text:style-name="P31">const box = {</text:p>
      <text:p text:style-name="P31"><text:s text:c="4"/>id: "SmartViaBox",</text:p>
      <text:p text:style-name="P31"><text:s text:c="4"/>ip: msg.localIPs[0], // Supposons que msg.localIPs existe</text:p>
      <text:p text:style-name="P31"><text:s text:c="4"/>description: `Adresse IP : ${msg.localIPs[0]}`,</text:p>
      <text:p text:style-name="P31"><text:s text:c="4"/>etat: "connecté"</text:p>
      <text:p text:style-name="P31">};</text:p>
      <text:p text:style-name="P31">msg.payload = box;</text:p>
      <text:p text:style-name="P31">return msg;</text:p>
      <text:p text:style-name="P34"/>
      <text:h text:style-name="P35" text:outline-level="3"><text:bookmark-start text:name="__RefHeading___Toc7268_2681742138"/>Remarque sur l'interpolation de variables :<text:bookmark-end text:name="__RefHeading___Toc7268_2681742138"/></text:h>
      <text:list text:style-name="L59">
        <text:list-item>
          <text:p text:style-name="P100">Utilisez <text:span text:style-name="Strong_20_Emphasis">backticks</text:span> (<text:span text:style-name="Source_20_Text">`</text:span>) pour les templates literals (ES6) :</text:p>
          <text:p text:style-name="P100">javascript</text:p>
        </text:list-item>
      </text:list>
      <text:list text:style-name="L60">
        <text:list-item>
          <text:p text:style-name="P101">`Adresse IP : ${SmartViaBoxConstructeur.ip}` // ✅ Correct</text:p>
        </text:list-item>
      </text:list>
      <text:list text:style-name="L61">
        <text:list-item>
          <text:p text:style-name="P102">Évitez les apostrophes (<text:span text:style-name="Source_20_Text">'</text:span>) pour l'interpolation :</text:p>
        </text:list-item>
      </text:list>
      <text:p text:style-name="Text_20_body">javascript</text:p>
      <text:list text:style-name="L62">
        <text:list-item>
          <text:p text:style-name="P103">'Adresse IP : $SmartViaBoxConstructeur.ip' // ❌ Ne fonctionne pas</text:p>
        </text:list-item>
      </text:list>
      <text:p text:style-name="Text_20_body">Si vous avez besoin d'autres précisions, n'hésitez pas !</text:p>
      <text:p text:style-name="P75">Mon objectif final est de construire un tableau, où chaque ligne correspondra à id - ip - description - etat . Ce tableau servant à construire un menu de sélection par l'utilisateur d'une ip pour la suite du programme</text:p>
      <text:p text:style-name="P75">Si votre objectif est de <text:span text:style-name="Strong_20_Emphasis">créer un tableau d'objets</text:span> pour afficher un menu de sélection d'IP dans Node-RED, voici une solution clé en main, optimisée pour votre besoin.</text:p>
      <text:p text:style-name="P34"/>
      <text:h text:style-name="P35" text:outline-level="3"><text:bookmark-start text:name="__RefHeading___Toc7270_2681742138"/><text:soft-page-break/><text:span text:style-name="Strong_20_Emphasis">Solution recommandée</text:span><text:bookmark-end text:name="__RefHeading___Toc7270_2681742138"/></text:h>
      <text:h text:style-name="P56" text:outline-level="4"><text:bookmark-start text:name="__RefHeading___Toc7272_2681742138"/><text:span text:style-name="Strong_20_Emphasis">1. Créer un constructeur (si besoin de plusieurs instances)</text:span><text:bookmark-end text:name="__RefHeading___Toc7272_2681742138"/></text:h>
      <text:p text:style-name="Text_20_body">javascript</text:p>
      <text:p text:style-name="P31">function IpEntry(id, ip, description, etat) {</text:p>
      <text:p text:style-name="P31"><text:s text:c="4"/>this.id = id;</text:p>
      <text:p text:style-name="P31"><text:s text:c="4"/>this.ip = ip;</text:p>
      <text:p text:style-name="P31"><text:s text:c="4"/>this.description = `${description} ${ip}`; // Interpolation ES6</text:p>
      <text:p text:style-name="P31"><text:s text:c="4"/>this.etat = etat;</text:p>
      <text:p text:style-name="P31">}</text:p>
      <text:p text:style-name="P31"/>
      <text:p text:style-name="P31">// Exemple d'utilisation :</text:p>
      <text:p text:style-name="P31">const ipList = [</text:p>
      <text:p text:style-name="P31"><text:s text:c="4"/>new IpEntry("box1", "192.168.1.10", "Serveur Principal", "En ligne"),</text:p>
      <text:p text:style-name="P31"><text:s text:c="4"/>new IpEntry("box2", "192.168.1.11", "Backup", "Hors ligne"),</text:p>
      <text:p text:style-name="P31">];</text:p>
      <text:p text:style-name="P31">msg.payload = ipList;</text:p>
      <text:p text:style-name="P31">return msg;</text:p>
      <text:h text:style-name="P56" text:outline-level="4"><text:bookmark-start text:name="__RefHeading___Toc7274_2681742138"/><text:span text:style-name="Strong_20_Emphasis">2. Utiliser un tableau d'objets littéraux (plus simple si pas de réutilisation)</text:span><text:bookmark-end text:name="__RefHeading___Toc7274_2681742138"/></text:h>
      <text:p text:style-name="Text_20_body">javascript</text:p>
      <text:p text:style-name="P31">const ipList = [</text:p>
      <text:p text:style-name="P31"><text:s text:c="4"/>{</text:p>
      <text:p text:style-name="P31"><text:s text:c="8"/>id: "box1",</text:p>
      <text:p text:style-name="P31"><text:s text:c="8"/>ip: "192.168.1.10",</text:p>
      <text:p text:style-name="P31"><text:s text:c="8"/>description: `Serveur Principal (192.168.1.10)`, // Description + IP</text:p>
      <text:p text:style-name="P31"><text:s text:c="8"/>etat: "En ligne"</text:p>
      <text:p text:style-name="P31"><text:s text:c="4"/>},</text:p>
      <text:p text:style-name="P31"><text:s text:c="4"/>{</text:p>
      <text:p text:style-name="P31"><text:s text:c="8"/>id: "box2",</text:p>
      <text:p text:style-name="P31"><text:s text:c="8"/>ip: "192.168.1.11",</text:p>
      <text:p text:style-name="P31"><text:s text:c="8"/>description: `Backup (192.168.1.11)`,</text:p>
      <text:p text:style-name="P31"><text:s text:c="8"/>etat: "Hors ligne"</text:p>
      <text:p text:style-name="P31"><text:s text:c="4"/>}</text:p>
      <text:p text:style-name="P31">];</text:p>
      <text:p text:style-name="P31">msg.payload = ipList;</text:p>
      <text:p text:style-name="P31"><text:soft-page-break/>return msg;</text:p>
      <text:p text:style-name="P34"/>
      <text:h text:style-name="P35" text:outline-level="3"><text:bookmark-start text:name="__RefHeading___Toc7276_2681742138"/><text:span text:style-name="Strong_20_Emphasis">Comment l'utiliser pour un menu de sélection ?</text:span><text:bookmark-end text:name="__RefHeading___Toc7276_2681742138"/></text:h>
      <text:p text:style-name="Text_20_body">Node-RED permet d'afficher ce tableau dans :</text:p>
      <text:list text:style-name="L63">
        <text:list-item>
          <text:p text:style-name="P104">Un <text:span text:style-name="Strong_20_Emphasis">nœud Dashboard </text:span><text:span text:style-name="Strong_20_Emphasis"><text:span text:style-name="Source_20_Text">ui-dropdown</text:span></text:span> (pour sélectionner une IP).</text:p>
        </text:list-item>
        <text:list-item>
          <text:p text:style-name="P104">Un <text:span text:style-name="Strong_20_Emphasis">nœud Template</text:span> (pour générer du HTML/JSON).</text:p>
        </text:list-item>
      </text:list>
      <text:h text:style-name="P56" text:outline-level="4"><text:bookmark-start text:name="__RefHeading___Toc7278_2681742138"/><text:span text:style-name="Strong_20_Emphasis">Exemple avec </text:span><text:span text:style-name="Strong_20_Emphasis"><text:span text:style-name="Source_20_Text">ui-dropdown</text:span></text:span><text:span text:style-name="Strong_20_Emphasis"> (Dashboard)</text:span><text:bookmark-end text:name="__RefHeading___Toc7278_2681742138"/></text:h>
      <text:list text:style-name="L64">
        <text:list-item>
          <text:p text:style-name="P105"><text:span text:style-name="Strong_20_Emphasis">Envoyez votre tableau</text:span> vers un nœud <text:span text:style-name="Source_20_Text">ui-dropdown</text:span>.</text:p>
        </text:list-item>
        <text:list-item>
          <text:p text:style-name="P105"><text:span text:style-name="Strong_20_Emphasis">Configurez le dropdown</text:span> pour afficher <text:span text:style-name="Source_20_Text">description</text:span> comme libellé et <text:span text:style-name="Source_20_Text">ip</text:span> comme valeur :</text:p>
        </text:list-item>
      </text:list>
      <text:list text:style-name="L65">
        <text:list-item text:start-value="2">
          <text:p text:style-name="P106">Options (JSONata) : payload.*.{ label: description, value: ip }</text:p>
        </text:list-item>
      </text:list>
      <text:h text:style-name="P56" text:outline-level="4"><text:bookmark-start text:name="__RefHeading___Toc7280_2681742138"/><text:span text:style-name="Strong_20_Emphasis">Exemple avec un nœud Template (HTML)</text:span><text:bookmark-end text:name="__RefHeading___Toc7280_2681742138"/></text:h>
      <text:p text:style-name="Text_20_body">html</text:p>
      <text:p text:style-name="P107">&lt;select&gt;</text:p>
      <text:p text:style-name="P31"><text:s text:c="4"/>{% for item in payload %}</text:p>
      <text:p text:style-name="P31"><text:s text:c="8"/>&lt;option value="{{ item.ip }}"&gt;{{ item.description }} ({{ item.etat }})&lt;/option&gt;</text:p>
      <text:p text:style-name="P31"><text:s text:c="4"/>{% endfor %}</text:p>
      <text:p text:style-name="P31">&lt;/select&gt;</text:p>
      <text:p text:style-name="P34"/>
      <text:h text:style-name="P35" text:outline-level="3"><text:bookmark-start text:name="__RefHeading___Toc7282_2681742138"/><text:span text:style-name="Strong_20_Emphasis">Approche dynamique (si les IPs changent)</text:span><text:bookmark-end text:name="__RefHeading___Toc7282_2681742138"/></text:h>
      <text:p text:style-name="Text_20_body">Si vous récupérez les IPs dynamiquement (ex: scan réseau), utilisez <text:span text:style-name="Source_20_Text">map()</text:span> pour générer le tableau :</text:p>
      <text:p text:style-name="Text_20_body">javascript</text:p>
      <text:p text:style-name="P31">const localIPs = ["192.168.1.10", "192.168.1.11"]; // Exemple dynamique</text:p>
      <text:p text:style-name="P31"/>
      <text:p text:style-name="P31">const ipList = localIPs.map((ip, index) =&gt; ({</text:p>
      <text:p text:style-name="P31"><text:s text:c="4"/>id: `box${index + 1}`,</text:p>
      <text:p text:style-name="P31"><text:s text:c="4"/>ip: ip,</text:p>
      <text:p text:style-name="P31"><text:s text:c="4"/>description: `Appareil ${index + 1} (${ip})`,</text:p>
      <text:p text:style-name="P31"><text:s text:c="4"/>etat: "Connecté" // À adapter avec un vrai statut</text:p>
      <text:p text:style-name="P31">}));</text:p>
      <text:p text:style-name="P31"/>
      <text:p text:style-name="P31">msg.payload = ipList;</text:p>
      <text:p text:style-name="P31"><text:soft-page-break/>return msg;</text:p>
      <text:p text:style-name="P34"/>
      <text:h text:style-name="P35" text:outline-level="3"><text:bookmark-start text:name="__RefHeading___Toc7284_2681742138"/><text:span text:style-name="Strong_20_Emphasis">Résultat final (format idéal pour Node-RED)</text:span><text:bookmark-end text:name="__RefHeading___Toc7284_2681742138"/></text:h>
      <text:p text:style-name="Text_20_body">Votre <text:span text:style-name="Source_20_Text">msg.payload</text:span> ressemblera à :</text:p>
      <text:p text:style-name="Text_20_body">json</text:p>
      <text:p text:style-name="P76">[</text:p>
      <text:p text:style-name="P31"><text:s text:c="4"/>{</text:p>
      <text:p text:style-name="P31"><text:s text:c="8"/>"id": "box1",</text:p>
      <text:p text:style-name="P31"><text:s text:c="8"/>"ip": "192.168.1.10",</text:p>
      <text:p text:style-name="P31"><text:s text:c="8"/>"description": "Serveur Principal (192.168.1.10)",</text:p>
      <text:p text:style-name="P31"><text:s text:c="8"/>"etat": "En ligne"</text:p>
      <text:p text:style-name="P31"><text:s text:c="4"/>},</text:p>
      <text:p text:style-name="P31"><text:s text:c="4"/>{</text:p>
      <text:p text:style-name="P31"><text:s text:c="8"/>"id": "box2",</text:p>
      <text:p text:style-name="P31"><text:s text:c="8"/>"ip": "192.168.1.11",</text:p>
      <text:p text:style-name="P31"><text:s text:c="8"/>"description": "Backup (192.168.1.11)",</text:p>
      <text:p text:style-name="P31"><text:s text:c="8"/>"etat": "Hors ligne"</text:p>
      <text:p text:style-name="P31"><text:s text:c="4"/>}</text:p>
      <text:p text:style-name="P31">]</text:p>
      <text:p text:style-name="P34"/>
      <text:h text:style-name="P35" text:outline-level="3"><text:bookmark-start text:name="__RefHeading___Toc7286_2681742138"/><text:span text:style-name="Strong_20_Emphasis">Points clés</text:span><text:bookmark-end text:name="__RefHeading___Toc7286_2681742138"/></text:h>
      <text:list text:style-name="L66">
        <text:list-item>
          <text:p text:style-name="P108"><text:span text:style-name="Strong_20_Emphasis">Pour un menu</text:span> : Structurez vos objets avec <text:span text:style-name="Source_20_Text">label</text:span>/<text:span text:style-name="Source_20_Text">value</text:span> (ou utilisez JSONata pour les transformer).</text:p>
        </text:list-item>
        <text:list-item>
          <text:p text:style-name="P108"><text:span text:style-name="Strong_20_Emphasis">Pour une réutilisation</text:span> : Utilisez un constructeur ou un module.</text:p>
        </text:list-item>
        <text:list-item>
          <text:p text:style-name="P108"><text:span text:style-name="Strong_20_Emphasis">Pour du dynamique</text:span> : Générez le tableau avec <text:span text:style-name="Source_20_Text">map()</text:span>.</text:p>
        </text:list-item>
      </text:list>
      <text:p text:style-name="Text_20_body">Si vous avez besoin d’adapter cela à un cas précis (ex: récupérer les IPs depuis un API), dites-le-moi !</text:p>
      <text:p text:style-name="P75">Lorsque je rentre le constructeur dans node-red il m'indique qu'il serait préférable de définir le type de donnée représenté par ip, id, ....</text:p>
      <text:p text:style-name="P75">Vous avez raison, Node-RED (ou son linter intégré) peut recommander de <text:span text:style-name="Strong_20_Emphasis">typer vos données</text:span> pour améliorer la robustesse du code, surtout si vous utilisez TypeScript ou des outils de vérification statique. Voici comment bien structurer votre constructeur avec des types explicites :</text:p>
      <text:p text:style-name="P34"/>
      <text:h text:style-name="P35" text:outline-level="3"><text:bookmark-start text:name="__RefHeading___Toc7288_2681742138"/><text:soft-page-break/><text:span text:style-name="Strong_20_Emphasis">1. Déclaration du constructeur avec JSDoc (recommandé pour Node-RED)</text:span><text:bookmark-end text:name="__RefHeading___Toc7288_2681742138"/></text:h>
      <text:p text:style-name="Text_20_body">Pour clarifier les types attendus, utilisez des commentaires <text:a xlink:type="simple" xlink:href="https://jsdoc.app/" office:target-frame-name="_blank" xlink:show="new" text:style-name="Internet_20_link" text:visited-style-name="Visited_20_Internet_20_Link">JSDoc</text:a> :</text:p>
      <text:p text:style-name="Text_20_body">javascript</text:p>
      <text:p text:style-name="P31">/**</text:p>
      <text:p text:style-name="P31"><text:s/>* Représente une entrée IP dans le menu.</text:p>
      <text:p text:style-name="P31"><text:s/>* @constructor</text:p>
      <text:p text:style-name="P31"><text:s/>* @param {string} id - Identifiant unique (ex: "box1").</text:p>
      <text:p text:style-name="P31"><text:s/>* @param {string} ip - Adresse IP (ex: "192.168.1.10").</text:p>
      <text:p text:style-name="P31"><text:s/>* @param {string} description - Description incluant l'IP.</text:p>
      <text:p text:style-name="P31"><text:s/>* @param {"connecté"|"déconnecté"} etat - Statut de connexion.</text:p>
      <text:p text:style-name="P31"><text:s/>*/</text:p>
      <text:p text:style-name="P31">function IpEntry(id, ip, description, etat) {</text:p>
      <text:p text:style-name="P31"><text:s text:c="4"/>this.id = id;</text:p>
      <text:p text:style-name="P31"><text:s text:c="4"/>this.ip = ip;</text:p>
      <text:p text:style-name="P31"><text:s text:c="4"/>this.description = `${description} ${ip}`;</text:p>
      <text:p text:style-name="P31"><text:s text:c="4"/>this.etat = etat;</text:p>
      <text:p text:style-name="P31">}</text:p>
      <text:p text:style-name="P31"/>
      <text:p text:style-name="P31">// Exemple d'utilisation typée</text:p>
      <text:p text:style-name="P31">const box = new IpEntry(</text:p>
      <text:p text:style-name="P31"><text:s text:c="4"/>"box1", <text:s text:c="17"/>// string</text:p>
      <text:p text:style-name="P31"><text:s text:c="4"/>"192.168.1.10", <text:s text:c="9"/>// string</text:p>
      <text:p text:style-name="P31"><text:s text:c="4"/>"Serveur Principal", <text:s text:c="4"/>// string</text:p>
      <text:p text:style-name="P31"><text:s text:c="4"/>"connecté" <text:s text:c="14"/>// "connecté" ou "déconnecté"</text:p>
      <text:p text:style-name="P31">);</text:p>
      <text:p text:style-name="Text_20_body"><text:span text:style-name="Strong_20_Emphasis">Avantages :</text:span></text:p>
      <text:list text:style-name="L67">
        <text:list-item>
          <text:p text:style-name="P109">Auto-complétion dans les éditeurs (VS Code, WebStorm).</text:p>
        </text:list-item>
        <text:list-item>
          <text:p text:style-name="P109">Détection d'erreurs si les types ne correspondent pas.</text:p>
        </text:list-item>
      </text:list>
      <text:p text:style-name="P34"/>
      <text:h text:style-name="P35" text:outline-level="3"><text:bookmark-start text:name="__RefHeading___Toc7290_2681742138"/><text:span text:style-name="Strong_20_Emphasis">2. Utilisation avec TypeScript (option avancée)</text:span><text:bookmark-end text:name="__RefHeading___Toc7290_2681742138"/></text:h>
      <text:p text:style-name="Text_20_body">Si votre projet Node-RED utilise TypeScript (via un fichier <text:span text:style-name="Source_20_Text">types.d.ts</text:span> ou un pré-processeur), définissez une interface :</text:p>
      <text:p text:style-name="Text_20_body">typescript</text:p>
      <text:p text:style-name="P31"><text:soft-page-break/>interface IpEntry {</text:p>
      <text:p text:style-name="P31"><text:s text:c="4"/>id: string;</text:p>
      <text:p text:style-name="P31"><text:s text:c="4"/>ip: string;</text:p>
      <text:p text:style-name="P31"><text:s text:c="4"/>description: string;</text:p>
      <text:p text:style-name="P31"><text:s text:c="4"/>etat: "connecté" | "déconnecté";</text:p>
      <text:p text:style-name="P31">}</text:p>
      <text:p text:style-name="P31"/>
      <text:p text:style-name="P31">const box: IpEntry = {</text:p>
      <text:p text:style-name="P31"><text:s text:c="4"/>id: "box1",</text:p>
      <text:p text:style-name="P31"><text:s text:c="4"/>ip: "192.168.1.10",</text:p>
      <text:p text:style-name="P31"><text:s text:c="4"/>description: `Serveur Principal (192.168.1.10)`,</text:p>
      <text:p text:style-name="P31"><text:s text:c="4"/>etat: "connecté"</text:p>
      <text:p text:style-name="P31">};</text:p>
      <text:p text:style-name="P34"/>
      <text:h text:style-name="P35" text:outline-level="3"><text:bookmark-start text:name="__RefHeading___Toc7292_2681742138"/><text:span text:style-name="Strong_20_Emphasis">3. Validation runtime (si nécessaire)</text:span><text:bookmark-end text:name="__RefHeading___Toc7292_2681742138"/></text:h>
      <text:p text:style-name="Text_20_body">Pour vérifier les types <text:span text:style-name="Strong_20_Emphasis">en execution</text:span>, ajoutez des vérifications :</text:p>
      <text:p text:style-name="Text_20_body">javascript</text:p>
      <text:p text:style-name="P31">function IpEntry(id, ip, description, etat) {</text:p>
      <text:p text:style-name="P31"><text:s text:c="4"/>if (typeof id !== "string" || typeof ip !== "string") {</text:p>
      <text:p text:style-name="P31"><text:s text:c="8"/>throw new Error("id et ip doivent être des chaînes !");</text:p>
      <text:p text:style-name="P31"><text:s text:c="4"/>}</text:p>
      <text:p text:style-name="P31"><text:s text:c="4"/>this.id = id;</text:p>
      <text:p text:style-name="P31"><text:s text:c="4"/>this.ip = ip;</text:p>
      <text:p text:style-name="P31"><text:s text:c="4"/>this.description = `${description} ${ip}`;</text:p>
      <text:p text:style-name="P31"><text:s text:c="4"/>this.etat = etat; // Note: Vous pourriez aussi valider l'état ici.</text:p>
      <text:p text:style-name="P31">}</text:p>
      <text:p text:style-name="P34"/>
      <text:h text:style-name="P35" text:outline-level="3"><text:bookmark-start text:name="__RefHeading___Toc7294_2681742138"/><text:span text:style-name="Strong_20_Emphasis">4. Exemple complet dans un nœud Function</text:span><text:bookmark-end text:name="__RefHeading___Toc7294_2681742138"/></text:h>
      <text:p text:style-name="Text_20_body">javascript</text:p>
      <text:p text:style-name="P31">/** </text:p>
      <text:p text:style-name="P31"><text:s/>* Crée un tableau d'IPs pour un menu dropdown.</text:p>
      <text:p text:style-name="P31"><text:s/>* @output msg.payload {Array&lt;{id: string, ip: string, description: string, etat: string}&gt;}</text:p>
      <text:p text:style-name="P31"><text:s/>*/</text:p>
      <text:p text:style-name="P31">const ipList = [</text:p>
      <text:p text:style-name="P31"><text:soft-page-break/><text:s text:c="4"/>new IpEntry("box1", "192.168.1.10", "Serveur Principal", "connecté"),</text:p>
      <text:p text:style-name="P31"><text:s text:c="4"/>new IpEntry("box2", "192.168.1.11", "Backup", "déconnecté")</text:p>
      <text:p text:style-name="P31">];</text:p>
      <text:p text:style-name="P31"/>
      <text:p text:style-name="P31">msg.payload = ipList;</text:p>
      <text:p text:style-name="P31">return msg;</text:p>
      <text:p text:style-name="P34"/>
      <text:h text:style-name="P35" text:outline-level="3"><text:bookmark-start text:name="__RefHeading___Toc7296_2681742138"/><text:span text:style-name="Strong_20_Emphasis">Pourquoi typer dans Node-RED ?</text:span><text:bookmark-end text:name="__RefHeading___Toc7296_2681742138"/></text:h>
      <text:list text:style-name="L68">
        <text:list-item>
          <text:p text:style-name="P110"><text:span text:style-name="Strong_20_Emphasis">Maintenance</text:span> : Clarifie ce que chaque propriété attend.</text:p>
        </text:list-item>
        <text:list-item>
          <text:p text:style-name="P110"><text:span text:style-name="Strong_20_Emphasis">Debugging</text:span> : Réduit les erreurs silencieuses (ex: <text:span text:style-name="Source_20_Text">ip</text:span> passée comme <text:span text:style-name="Source_20_Text">number</text:span>).</text:p>
        </text:list-item>
        <text:list-item>
          <text:p text:style-name="P110"><text:span text:style-name="Strong_20_Emphasis">Documentation</text:span> : Aide les collaborateurs à comprendre votre code.</text:p>
        </text:list-item>
      </text:list>
      <text:p text:style-name="P34"/>
      <text:h text:style-name="P35" text:outline-level="3"><text:bookmark-start text:name="__RefHeading___Toc7298_2681742138"/><text:span text:style-name="Strong_20_Emphasis">Résolution de l'avertissement dans Node-RED</text:span><text:bookmark-end text:name="__RefHeading___Toc7298_2681742138"/></text:h>
      <text:p text:style-name="Text_20_body">Si l'éditeur affiche un avertissement comme :</text:p>
      <text:p text:style-name="P111"><text:span text:style-name="Source_20_Text">Parameter 'ip' implicitly has an 'any' type.</text:span></text:p>
      <text:list text:style-name="L69">
        <text:list-item>
          <text:p text:style-name="P112"><text:span text:style-name="Strong_20_Emphasis">Solution 1</text:span> : Ajoutez des JSDoc (comme ci-dessus).</text:p>
        </text:list-item>
        <text:list-item>
          <text:p text:style-name="P112"><text:span text:style-name="Strong_20_Emphasis">Solution 2</text:span> : Désactivez le vérificateur TypeScript dans <text:span text:style-name="Source_20_Text">settings.js</text:span> (moins recommandé) :</text:p>
          <text:p text:style-name="P112">javascript</text:p>
        </text:list-item>
      </text:list>
      <text:list text:style-name="L70">
        <text:list-item>
          <text:p text:style-name="P113">editorTheme: {</text:p>
          <text:p text:style-name="P113"><text:s text:c="4"/>codeEditor: {</text:p>
          <text:p text:style-name="P113"><text:s text:c="8"/>lib: "monaco",</text:p>
          <text:p text:style-name="P113"><text:s text:c="8"/>options: {</text:p>
          <text:p text:style-name="P113"><text:s text:c="12"/>typescript: { disableTypeChecks: true } // À éviter en production</text:p>
          <text:p text:style-name="P113"><text:s text:c="8"/>}</text:p>
          <text:p text:style-name="P113"><text:s text:c="4"/>}</text:p>
          <text:p text:style-name="P113">}</text:p>
        </text:list-item>
      </text:list>
      <text:p text:style-name="P34"/>
      <text:h text:style-name="P35" text:outline-level="3"><text:bookmark-start text:name="__RefHeading___Toc7300_2681742138"/><text:span text:style-name="Strong_20_Emphasis">Résultat final typé</text:span><text:bookmark-end text:name="__RefHeading___Toc7300_2681742138"/></text:h>
      <text:p text:style-name="Text_20_body">Votre tableau sera parfaitement structuré pour :</text:p>
      <text:list text:style-name="L71">
        <text:list-item>
          <text:p text:style-name="P114">Les nœuds Dashboard (<text:span text:style-name="Source_20_Text">ui-dropdown</text:span>).</text:p>
        </text:list-item>
        <text:list-item>
          <text:p text:style-name="P114">Les templates HTML.</text:p>
        </text:list-item>
        <text:list-item>
          <text:p text:style-name="P114">Les APIs externes.</text:p>
        </text:list-item>
      </text:list>
      <text:p text:style-name="Text_20_body"><text:soft-page-break/>Exemple de sortie :</text:p>
      <text:p text:style-name="Text_20_body">json</text:p>
      <text:p text:style-name="P76">[</text:p>
      <text:p text:style-name="P31"><text:s text:c="4"/>{</text:p>
      <text:p text:style-name="P31"><text:s text:c="8"/>"id": "box1",</text:p>
      <text:p text:style-name="P31"><text:s text:c="8"/>"ip": "192.168.1.10",</text:p>
      <text:p text:style-name="P31"><text:s text:c="8"/>"description": "Serveur Principal 192.168.1.10",</text:p>
      <text:p text:style-name="P31"><text:s text:c="8"/>"etat": "connecté"</text:p>
      <text:p text:style-name="P31"><text:s text:c="4"/>}</text:p>
      <text:p text:style-name="P31">]</text:p>
      <text:p text:style-name="Text_20_body">Si vous souhaitez aller plus loin (ex: validation avancée avec JSON Schema), dites-le-moi !</text:p>
      <text:p text:style-name="P75">commentaires JSDoc ?</text:p>
      <text:h text:style-name="P115" text:outline-level="3"><text:bookmark-start text:name="__RefHeading___Toc7302_2681742138"/><text:span text:style-name="Strong_20_Emphasis">Comment Utiliser JSDoc dans Node-RED pour Documenter votre Constructeur</text:span><text:bookmark-end text:name="__RefHeading___Toc7302_2681742138"/></text:h>
      <text:p text:style-name="Text_20_body">Les commentaires <text:span text:style-name="Strong_20_Emphasis">JSDoc</text:span> aident à :</text:p>
      <text:list text:style-name="L72">
        <text:list-item>
          <text:p text:style-name="P116"><text:span text:style-name="Strong_20_Emphasis">Définir les types</text:span> des paramètres et propriétés.</text:p>
        </text:list-item>
        <text:list-item>
          <text:p text:style-name="P116"><text:span text:style-name="Strong_20_Emphasis">Améliorer l'autocomplétion</text:span> (VS Code, WebStorm).</text:p>
        </text:list-item>
        <text:list-item>
          <text:p text:style-name="P116"><text:span text:style-name="Strong_20_Emphasis">Générer une documentation</text:span> automatique.</text:p>
        </text:list-item>
        <text:list-item>
          <text:p text:style-name="P116"><text:span text:style-name="Strong_20_Emphasis">Éviter les erreurs</text:span> grâce aux vérifications de type.</text:p>
        </text:list-item>
      </text:list>
      <text:p text:style-name="P34"/>
      <text:h text:style-name="P117" text:outline-level="2"><text:bookmark-start text:name="__RefHeading___Toc7304_2681742138"/><text:span text:style-name="Strong_20_Emphasis">Exemple Complet avec JSDoc pour votre Constructeur d'IP</text:span><text:bookmark-end text:name="__RefHeading___Toc7304_2681742138"/></text:h>
      <text:p text:style-name="Text_20_body">javascript</text:p>
      <text:p text:style-name="P31">/**</text:p>
      <text:p text:style-name="P31"><text:s/>* Constructeur d'une entrée IP pour un menu de sélection.</text:p>
      <text:p text:style-name="P31"><text:s/>* @class</text:p>
      <text:p text:style-name="P31"><text:s/>* @param {string} id - Identifiant unique (ex: "SmartViaBox").</text:p>
      <text:p text:style-name="P31"><text:s/>* @param {string} ip - Adresse IPv4 (ex: "192.168.1.10").</text:p>
      <text:p text:style-name="P31"><text:s/>* @param {string} description - Description de l'appareil.</text:p>
      <text:p text:style-name="P31"><text:s/>* @param {"connecté" | "déconnecté"} etat - Statut de connexion.</text:p>
      <text:p text:style-name="P31"><text:s/>*/</text:p>
      <text:p text:style-name="P31">function IpEntry(id, ip, description, etat) {</text:p>
      <text:p text:style-name="P31"><text:s text:c="4"/>/** @type {string} Identifiant unique. */</text:p>
      <text:p text:style-name="P31"><text:s text:c="4"/>this.id = id;</text:p>
      <text:p text:style-name="P31"><text:soft-page-break/><text:s text:c="4"/></text:p>
      <text:p text:style-name="P31"><text:s text:c="4"/>/** @type {string} Adresse IP. */</text:p>
      <text:p text:style-name="P31"><text:s text:c="4"/>this.ip = ip;</text:p>
      <text:p text:style-name="P31"><text:s text:c="4"/></text:p>
      <text:p text:style-name="P31"><text:s text:c="4"/>/** @type {string} Description incluant l'IP. */</text:p>
      <text:p text:style-name="P31"><text:s text:c="4"/>this.description = `${description} (${ip})`;</text:p>
      <text:p text:style-name="P31"><text:s text:c="4"/></text:p>
      <text:p text:style-name="P31"><text:s text:c="4"/>/** @type {"connecté" | "déconnecté"} Statut. */</text:p>
      <text:p text:style-name="P31"><text:s text:c="4"/>this.etat = etat;</text:p>
      <text:p text:style-name="P31">}</text:p>
      <text:p text:style-name="P31"/>
      <text:p text:style-name="P31">// Exemple d'utilisation</text:p>
      <text:p text:style-name="P31">const myBox = new IpEntry(</text:p>
      <text:p text:style-name="P31"><text:s text:c="4"/>"SmartViaBox",</text:p>
      <text:p text:style-name="P31"><text:s text:c="4"/>"192.168.1.10",</text:p>
      <text:p text:style-name="P31"><text:s text:c="4"/>"Serveur Principal",</text:p>
      <text:p text:style-name="P31"><text:s text:c="4"/>"connecté"</text:p>
      <text:p text:style-name="P31">);</text:p>
      <text:p text:style-name="P31">msg.payload = myBox;</text:p>
      <text:p text:style-name="P31">return msg;</text:p>
      <text:p text:style-name="P34"/>
      <text:h text:style-name="P117" text:outline-level="2"><text:bookmark-start text:name="__RefHeading___Toc7306_2681742138"/><text:span text:style-name="Strong_20_Emphasis">Explications des Balises JSDoc</text:span><text:bookmark-end text:name="__RefHeading___Toc7306_2681742138"/></text:h>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Table_20_Heading">Balise</text:p>
            </table:table-cell>
            <table:table-cell table:style-name="Tableau3.A1" office:value-type="string">
              <text:p text:style-name="Table_20_Heading">Utilité</text:p>
            </table:table-cell>
            <table:table-cell table:style-name="Tableau3.A1" office:value-type="string">
              <text:p text:style-name="Table_20_Heading">Exemple</text:p>
            </table:table-cell>
          </table:table-row>
        </table:table-header-rows>
        <table:table-row>
          <table:table-cell table:style-name="Tableau3.A1" office:value-type="string">
            <text:p text:style-name="Table_20_Contents"><text:span text:style-name="Source_20_Text">@class</text:span></text:p>
          </table:table-cell>
          <table:table-cell table:style-name="Tableau3.A1" office:value-type="string">
            <text:p text:style-name="Table_20_Contents">Déclare un constructeur.</text:p>
          </table:table-cell>
          <table:table-cell table:style-name="Tableau3.A1" office:value-type="string">
            <text:p text:style-name="Table_20_Contents"><text:span text:style-name="Source_20_Text">@class</text:span></text:p>
          </table:table-cell>
        </table:table-row>
        <table:table-row>
          <table:table-cell table:style-name="Tableau3.A1" office:value-type="string">
            <text:p text:style-name="Table_20_Contents"><text:span text:style-name="Source_20_Text">@param</text:span></text:p>
          </table:table-cell>
          <table:table-cell table:style-name="Tableau3.A1" office:value-type="string">
            <text:p text:style-name="Table_20_Contents">Type d'un paramètre.</text:p>
          </table:table-cell>
          <table:table-cell table:style-name="Tableau3.A1" office:value-type="string">
            <text:p text:style-name="Table_20_Contents"><text:span text:style-name="Source_20_Text">@param {string} id</text:span></text:p>
          </table:table-cell>
        </table:table-row>
        <table:table-row>
          <table:table-cell table:style-name="Tableau3.A1" office:value-type="string">
            <text:p text:style-name="Table_20_Contents"><text:span text:style-name="Source_20_Text">@type</text:span></text:p>
          </table:table-cell>
          <table:table-cell table:style-name="Tableau3.A1" office:value-type="string">
            <text:p text:style-name="Table_20_Contents">Type d'une propriété.</text:p>
          </table:table-cell>
          <table:table-cell table:style-name="Tableau3.A1" office:value-type="string">
            <text:p text:style-name="Table_20_Contents"><text:span text:style-name="Source_20_Text">@type {"connecté" | "déconnecté"}</text:span></text:p>
          </table:table-cell>
        </table:table-row>
        <table:table-row>
          <table:table-cell table:style-name="Tableau3.A1" office:value-type="string">
            <text:p text:style-name="Table_20_Contents"><text:span text:style-name="Source_20_Text">@returns</text:span></text:p>
          </table:table-cell>
          <table:table-cell table:style-name="Tableau3.A1" office:value-type="string">
            <text:p text:style-name="Table_20_Contents">Type de retour (si applicable).</text:p>
          </table:table-cell>
          <table:table-cell table:style-name="Tableau3.A1" office:value-type="string">
            <text:p text:style-name="Table_20_Contents"><text:span text:style-name="Source_20_Text">@returns {Array&lt;Object&gt;}</text:span></text:p>
          </table:table-cell>
        </table:table-row>
      </table:table>
      <text:p text:style-name="P34"/>
      <text:h text:style-name="P117" text:outline-level="2"><text:bookmark-start text:name="__RefHeading___Toc7308_2681742138"/><text:span text:style-name="Strong_20_Emphasis">Comment l'utiliser dans Node-RED ?</text:span><text:bookmark-end text:name="__RefHeading___Toc7308_2681742138"/></text:h>
      <text:list text:style-name="L73">
        <text:list-item>
          <text:p text:style-name="P118"><text:span text:style-name="Strong_20_Emphasis">Collez le code</text:span> dans un nœud <text:span text:style-name="Strong_20_Emphasis">Function</text:span>.</text:p>
        </text:list-item>
        <text:list-item>
          <text:p text:style-name="P118"><text:span text:style-name="Strong_20_Emphasis">VS Code</text:span> affichera les infos au survol :</text:p>
          <text:p text:style-name="P118">javascript</text:p>
        </text:list-item>
      </text:list>
      <text:list text:style-name="L74">
        <text:list-item>
          <text:p text:style-name="P119">const box = new IpEntry(...); // Survolez IpEntry pour voir la doc.</text:p>
        </text:list-item>
      </text:list>
      <text:list text:style-name="L75">
        <text:list-item>
          <text:p text:style-name="P120"><text:span text:style-name="Strong_20_Emphasis">Erreurs détectées</text:span> si types incompatibles :</text:p>
        </text:list-item>
      </text:list>
      <text:p text:style-name="Text_20_body">javascript</text:p>
      <text:list text:style-name="L76">
        <text:list-item text:start-value="3">
          <text:p text:style-name="P121"><text:soft-page-break/>new IpEntry(123, "192.168.1.10", "...", "actif"); // ❌ Erreur : id doit être un string.</text:p>
        </text:list-item>
      </text:list>
      <text:p text:style-name="P34"/>
      <text:h text:style-name="P117" text:outline-level="2"><text:bookmark-start text:name="__RefHeading___Toc7310_2681742138"/><text:span text:style-name="Strong_20_Emphasis">Bonus : Documentation pour un Tableau d'IPs</text:span><text:bookmark-end text:name="__RefHeading___Toc7310_2681742138"/></text:h>
      <text:p text:style-name="Text_20_body">Si votre <text:span text:style-name="Source_20_Text">msg.payload</text:span> est un tableau d’objets <text:span text:style-name="Source_20_Text">IpEntry</text:span>, documentez-le ainsi :</text:p>
      <text:p text:style-name="Text_20_body">javascript</text:p>
      <text:p text:style-name="P31">/**</text:p>
      <text:p text:style-name="P31"><text:s/>* Génère un tableau d'IPs pour un menu dropdown.</text:p>
      <text:p text:style-name="P31"><text:s/>* @returns {Array&lt;{id: string, ip: string, description: string, etat: string}&gt;}</text:p>
      <text:p text:style-name="P31"><text:s/>*/</text:p>
      <text:p text:style-name="P31">function generateIpList() {</text:p>
      <text:p text:style-name="P31"><text:s text:c="4"/>return [</text:p>
      <text:p text:style-name="P31"><text:s text:c="8"/>new IpEntry("box1", "192.168.1.10", "Serveur", "connecté"),</text:p>
      <text:p text:style-name="P31"><text:s text:c="8"/>new IpEntry("box2", "192.168.1.11", "Backup", "déconnecté")</text:p>
      <text:p text:style-name="P31"><text:s text:c="4"/>];</text:p>
      <text:p text:style-name="P31">}</text:p>
      <text:p text:style-name="P31"/>
      <text:p text:style-name="P31">msg.payload = generateIpList();</text:p>
      <text:p text:style-name="P31">return msg;</text:p>
      <text:p text:style-name="P34"/>
      <text:h text:style-name="P117" text:outline-level="2"><text:bookmark-start text:name="__RefHeading___Toc7312_2681742138"/><text:span text:style-name="Strong_20_Emphasis">Résultat dans Node-RED</text:span><text:bookmark-end text:name="__RefHeading___Toc7312_2681742138"/></text:h>
      <text:list text:style-name="L77">
        <text:list-item>
          <text:p text:style-name="P122"><text:span text:style-name="Strong_20_Emphasis">Auto-complétion</text:span> dans les nœuds suivants :</text:p>
          <text:p text:style-name="P122">javascript</text:p>
        </text:list-item>
      </text:list>
      <text:list text:style-name="L78">
        <text:list-item>
          <text:p text:style-name="P123">msg.payload[0].ip // VS Code suggère "ip" est un string.</text:p>
        </text:list-item>
        <text:list-item>
          <text:p text:style-name="P124"><text:span text:style-name="Strong_20_Emphasis">Documentation lisible</text:span> en survolant <text:span text:style-name="Source_20_Text">generateIpList()</text:span>.</text:p>
        </text:list-item>
      </text:list>
      <text:p text:style-name="P34"/>
      <text:h text:style-name="P35" text:outline-level="3"><text:bookmark-start text:name="__RefHeading___Toc7314_2681742138"/><text:span text:style-name="Strong_20_Emphasis">Pourquoi C'est Important ?</text:span><text:bookmark-end text:name="__RefHeading___Toc7314_2681742138"/></text:h>
      <text:p text:style-name="Text_20_body">✅ <text:span text:style-name="Strong_20_Emphasis">Évite les bugs</text:span> en forçant les bons types.<text:line-break/>✅ <text:span text:style-name="Strong_20_Emphasis">Facilite la maintenance</text:span> (vous ou vos collègues).<text:line-break/>✅ <text:span text:style-name="Strong_20_Emphasis">Compatible avec les outils modernes</text:span> (ESLint, TypeScript).</text:p>
      <text:p text:style-name="Text_20_body">Si vous utilisez <text:span text:style-name="Strong_20_Emphasis">TypeScript</text:span>, vous pouvez aussi créer un fichier <text:span text:style-name="Source_20_Text">types.d.ts</text:span> pour des déclarations globales. Dites-le-moi si vous voulez un exemple ! 🚀</text:p>
      <text:p text:style-name="P75">Dans ton exemple tu as mis les js code en commentaire, dans le code réel on les saisie normalement ?</text:p>
      <text:h text:style-name="P115" text:outline-level="3"><text:bookmark-start text:name="__RefHeading___Toc7316_2681742138"/><text:soft-page-break/><text:span text:style-name="Strong_20_Emphasis">Réponse courte :</text:span><text:bookmark-end text:name="__RefHeading___Toc7316_2681742138"/></text:h>
      <text:p text:style-name="Text_20_body"><text:span text:style-name="Strong_20_Emphasis">Oui, dans le code réel, vous écrivez uniquement le JavaScript </text:span><text:span text:style-name="Strong_20_Emphasis"><text:span text:style-name="Emphasis">sans</text:span></text:span><text:span text:style-name="Strong_20_Emphasis"> les balises JSDoc dans les commentaires.</text:span><text:line-break/>Les commentaires JSDoc (entre <text:span text:style-name="Source_20_Text">/** ... */</text:span>) servent uniquement à la <text:span text:style-name="Strong_20_Emphasis">documentation</text:span> et aux <text:span text:style-name="Strong_20_Emphasis">outils de développement</text:span>, mais ne sont pas exécutés.</text:p>
      <text:p text:style-name="P34"/>
      <text:h text:style-name="P35" text:outline-level="3"><text:bookmark-start text:name="__RefHeading___Toc7318_2681742138"/><text:span text:style-name="Strong_20_Emphasis">Exemple en Pratique dans Node-RED</text:span><text:bookmark-end text:name="__RefHeading___Toc7318_2681742138"/></text:h>
      <text:h text:style-name="P56" text:outline-level="4"><text:bookmark-start text:name="__RefHeading___Toc7320_2681742138"/>📌 <text:span text:style-name="Strong_20_Emphasis">Code réel à écrire dans un nœud Function</text:span> (sans commentaires JSDoc <text:span text:style-name="Emphasis">si vous ne voulez pas les utiliser</text:span>) :<text:bookmark-end text:name="__RefHeading___Toc7320_2681742138"/></text:h>
      <text:p text:style-name="Text_20_body">javascript</text:p>
      <text:p text:style-name="P31">// Constructeur IpEntry (code fonctionnel seul)</text:p>
      <text:p text:style-name="P31">function IpEntry(id, ip, description, etat) {</text:p>
      <text:p text:style-name="P31"><text:s text:c="4"/>this.id = id;</text:p>
      <text:p text:style-name="P31"><text:s text:c="4"/>this.ip = ip;</text:p>
      <text:p text:style-name="P31"><text:s text:c="4"/>this.description = `${description} (${ip})`;</text:p>
      <text:p text:style-name="P31"><text:s text:c="4"/>this.etat = etat;</text:p>
      <text:p text:style-name="P31">}</text:p>
      <text:p text:style-name="P31"/>
      <text:p text:style-name="P31">// Utilisation</text:p>
      <text:p text:style-name="P31">const myBox = new IpEntry(</text:p>
      <text:p text:style-name="P31"><text:s text:c="4"/>"SmartViaBox",</text:p>
      <text:p text:style-name="P31"><text:s text:c="4"/>"192.168.1.10",</text:p>
      <text:p text:style-name="P31"><text:s text:c="4"/>"Serveur Principal",</text:p>
      <text:p text:style-name="P31"><text:s text:c="4"/>"connecté"</text:p>
      <text:p text:style-name="P31">);</text:p>
      <text:p text:style-name="P31">msg.payload = myBox;</text:p>
      <text:p text:style-name="P31">return msg;</text:p>
      <text:h text:style-name="P56" text:outline-level="4"><text:bookmark-start text:name="__RefHeading___Toc7322_2681742138"/>📌 <text:span text:style-name="Strong_20_Emphasis">Avec JSDoc (optionnel, pour la documentation et l'autocomplétion)</text:span> :<text:bookmark-end text:name="__RefHeading___Toc7322_2681742138"/></text:h>
      <text:p text:style-name="Text_20_body">javascript</text:p>
      <text:p text:style-name="P31">/**</text:p>
      <text:p text:style-name="P31"><text:s/>* Constructeur d'une entrée IP.</text:p>
      <text:p text:style-name="P31"><text:s/>* @param {string} id - Identifiant unique.</text:p>
      <text:p text:style-name="P31"><text:s/>* @param {string} ip - Adresse IPv4.</text:p>
      <text:p text:style-name="P31"><text:s/>* @param {string} description - Description.</text:p>
      <text:p text:style-name="P31"><text:s/>* @param {"connecté"|"déconnecté"} etat - Statut.</text:p>
      <text:p text:style-name="P31"><text:soft-page-break/><text:s/>*/</text:p>
      <text:p text:style-name="P31">function IpEntry(id, ip, description, etat) {</text:p>
      <text:p text:style-name="P31"><text:s text:c="4"/>this.id = id;</text:p>
      <text:p text:style-name="P31"><text:s text:c="4"/>this.ip = ip;</text:p>
      <text:p text:style-name="P31"><text:s text:c="4"/>this.description = `${description} (${ip})`;</text:p>
      <text:p text:style-name="P31"><text:s text:c="4"/>this.etat = etat;</text:p>
      <text:p text:style-name="P31">}</text:p>
      <text:p text:style-name="P31"/>
      <text:p text:style-name="P31">// Le reste du code est identique.</text:p>
      <text:p text:style-name="P34"/>
      <text:h text:style-name="P35" text:outline-level="3"><text:bookmark-start text:name="__RefHeading___Toc7324_2681742138"/><text:span text:style-name="Strong_20_Emphasis">À quoi servent les commentaires JSDoc alors ?</text:span><text:bookmark-end text:name="__RefHeading___Toc7324_2681742138"/></text:h>
      <text:list text:style-name="L79">
        <text:list-item>
          <text:p text:style-name="P125"><text:span text:style-name="Strong_20_Emphasis">Auto-complétion</text:span> (VS Code, WebStorm) :</text:p>
          <text:p text:style-name="P125">javascript</text:p>
        </text:list-item>
      </text:list>
      <text:list text:style-name="L80">
        <text:list-item>
          <text:p text:style-name="P126">const box = new IpEntry(/* Survolez pour voir les paramètres attendus */);</text:p>
          <text:p text:style-name="P127"><text:span text:style-name="Emphasis">Exemple :</text:span><text:line-break/><draw:frame draw:style-name="fr1" draw:name="Image1" text:anchor-type="as-char" svg:width="2cm" svg:height="1cm" draw:z-index="0"><draw:image xlink:href="https://i.imgur.com/XYZ.png" xlink:type="simple" xlink:show="embed" xlink:actuate="onLoad"/><svg:title>Auto-complétion avec JSDoc dans VS Code</svg:title></draw:frame> <text:span text:style-name="Emphasis">(image illustrative)</text:span></text:p>
        </text:list-item>
        <text:list-item>
          <text:p text:style-name="P127"><text:span text:style-name="Strong_20_Emphasis">Vérification des types</text:span> (erreurs si <text:span text:style-name="Source_20_Text">ip</text:span> est un nombre au lieu d'une chaîne).</text:p>
        </text:list-item>
        <text:list-item>
          <text:p text:style-name="P127"><text:span text:style-name="Strong_20_Emphasis">Génération de documentation</text:span> (outils comme <text:a xlink:type="simple" xlink:href="https://typedoc.org/" office:target-frame-name="_blank" xlink:show="new" text:style-name="Internet_20_link" text:visited-style-name="Visited_20_Internet_20_Link">TypeDoc</text:a>).</text:p>
        </text:list-item>
      </text:list>
      <text:p text:style-name="P34"/>
      <text:h text:style-name="P35" text:outline-level="3"><text:bookmark-start text:name="__RefHeading___Toc7326_2681742138"/><text:span text:style-name="Strong_20_Emphasis">Que faut-il écrire dans Node-RED ?</text:span><text:bookmark-end text:name="__RefHeading___Toc7326_2681742138"/></text:h>
      <text:list text:style-name="L81">
        <text:list-item>
          <text:p text:style-name="P128"><text:span text:style-name="Strong_20_Emphasis">Sans JSDoc</text:span> : Le code fonctionne parfaitement, mais sans aides visuelles.</text:p>
        </text:list-item>
        <text:list-item>
          <text:p text:style-name="P128"><text:span text:style-name="Strong_20_Emphasis">Avec JSDoc</text:span> : Meilleure maintenabilité, surtout pour les projets complexes.</text:p>
        </text:list-item>
      </text:list>
      <text:p text:style-name="Text_20_body">👉 <text:span text:style-name="Strong_20_Emphasis">Recommendation :</text:span> Utilisez JSDoc si vous travaillez en équipe ou sur un projet long.</text:p>
      <text:p text:style-name="P34"/>
      <text:h text:style-name="P35" text:outline-level="3"><text:bookmark-start text:name="__RefHeading___Toc7328_2681742138"/><text:span text:style-name="Strong_20_Emphasis">Exemple Complet pour un Tableau d'IPs (Sans JSDoc)</text:span><text:bookmark-end text:name="__RefHeading___Toc7328_2681742138"/></text:h>
      <text:p text:style-name="Text_20_body">javascript</text:p>
      <text:p text:style-name="P76">// 1. Constructeur</text:p>
      <text:p text:style-name="P31">function IpEntry(id, ip, description, etat) {</text:p>
      <text:p text:style-name="P31"><text:s text:c="4"/>this.id = id;</text:p>
      <text:p text:style-name="P31"><text:s text:c="4"/>this.ip = ip;</text:p>
      <text:p text:style-name="P31"><text:s text:c="4"/>this.description = `${description} ${ip}`;</text:p>
      <text:p text:style-name="P31"><text:s text:c="4"/>this.etat = etat;</text:p>
      <text:p text:style-name="P31">}</text:p>
      <text:p text:style-name="P31"><text:soft-page-break/></text:p>
      <text:p text:style-name="P31">// 2. Création du tableau</text:p>
      <text:p text:style-name="P31">const ipList = [</text:p>
      <text:p text:style-name="P31"><text:s text:c="4"/>new IpEntry("box1", "192.168.1.10", "Serveur", "connecté"),</text:p>
      <text:p text:style-name="P31"><text:s text:c="4"/>new IpEntry("box2", "192.168.1.11", "Backup", "déconnecté")</text:p>
      <text:p text:style-name="P31">];</text:p>
      <text:p text:style-name="P31"/>
      <text:p text:style-name="P31">// 3. Envoi vers le nœud suivant</text:p>
      <text:p text:style-name="P31">msg.payload = ipList;</text:p>
      <text:p text:style-name="P31">return msg;</text:p>
      <text:p text:style-name="P34"/>
      <text:h text:style-name="P35" text:outline-level="3"><text:bookmark-start text:name="__RefHeading___Toc7330_2681742138"/><text:span text:style-name="Strong_20_Emphasis">Résumé</text:span><text:bookmark-end text:name="__RefHeading___Toc7330_2681742138"/></text:h>
      <table:table table:name="Tableau4" table:style-name="Tableau4">
        <table:table-column table:style-name="Tableau4.A"/>
        <table:table-column table:style-name="Tableau4.B"/>
        <table:table-header-rows>
          <table:table-row>
            <table:table-cell table:style-name="Tableau4.A1" office:value-type="string">
              <text:p text:style-name="Table_20_Heading"><text:span text:style-name="Strong_20_Emphasis">Avec JSDoc</text:span></text:p>
            </table:table-cell>
            <table:table-cell table:style-name="Tableau4.A1" office:value-type="string">
              <text:p text:style-name="Table_20_Heading"><text:span text:style-name="Strong_20_Emphasis">Sans JSDoc</text:span></text:p>
            </table:table-cell>
          </table:table-row>
        </table:table-header-rows>
        <table:table-row>
          <table:table-cell table:style-name="Tableau4.A1" office:value-type="string">
            <text:p text:style-name="Table_20_Contents">✅ Documentation intégrée</text:p>
          </table:table-cell>
          <table:table-cell table:style-name="Tableau4.A1" office:value-type="string">
            <text:p text:style-name="Table_20_Contents">✅ Plus rapide à écrire</text:p>
          </table:table-cell>
        </table:table-row>
        <table:table-row>
          <table:table-cell table:style-name="Tableau4.A1" office:value-type="string">
            <text:p text:style-name="Table_20_Contents">✅ Auto-complétion</text:p>
          </table:table-cell>
          <table:table-cell table:style-name="Tableau4.A1" office:value-type="string">
            <text:p text:style-name="Table_20_Contents">❌ Moins explicite</text:p>
          </table:table-cell>
        </table:table-row>
        <table:table-row>
          <table:table-cell table:style-name="Tableau4.A1" office:value-type="string">
            <text:p text:style-name="Table_20_Contents">✅ Détection d'erreurs</text:p>
          </table:table-cell>
          <table:table-cell table:style-name="Tableau4.A1" office:value-type="string">
            <text:p text:style-name="Table_20_Contents">❌ Risque de bugs silencieux</text:p>
          </table:table-cell>
        </table:table-row>
      </table:table>
      <text:p text:style-name="Text_20_body"><text:span text:style-name="Strong_20_Emphasis">Choix final :</text:span> Adaptez à vos besoins ! 🛠️</text:p>
      <text:p text:style-name="Text_20_body">Si vous voulez un exemple avec <text:span text:style-name="Strong_20_Emphasis">TypeScript</text:span> ou <text:span text:style-name="Strong_20_Emphasis">validation avancée</text:span>, dites-le-moi !</text:p>
      <text:p text:style-name="P75">Si pour la const iplist j'ai défini avant la valeur de la première entrée du tableau dans une constante ipLocale. Comment l'introduire dans : const ipList = [ new IpEntry("box1", "192.168.1.10", "Serveur Principal", "connecté"), new IpEntry("box2", "192.168.1.11", "Backup", "déconnecté") ]; Je précise que je n'ai pas besoin d'une régle pour le nom de l'id</text:p>
      <text:h text:style-name="P115" text:outline-level="3"><text:bookmark-start text:name="__RefHeading___Toc7332_2681742138"/><text:span text:style-name="Strong_20_Emphasis">Solution pour intégrer </text:span><text:span text:style-name="Strong_20_Emphasis"><text:span text:style-name="Source_20_Text">ipLocale</text:span></text:span><text:span text:style-name="Strong_20_Emphasis"> dans votre tableau </text:span><text:span text:style-name="Strong_20_Emphasis"><text:span text:style-name="Source_20_Text">ipList</text:span></text:span><text:bookmark-end text:name="__RefHeading___Toc7332_2681742138"/></text:h>
      <text:p text:style-name="Text_20_body">Si vous avez déjà défini une constante <text:span text:style-name="Source_20_Text">ipLocale</text:span> contenant l'adresse IP de la première entrée, voici comment l'utiliser dans votre tableau :</text:p>
      <text:h text:style-name="P56" text:outline-level="4"><text:bookmark-start text:name="__RefHeading___Toc7334_2681742138"/><text:span text:style-name="Strong_20_Emphasis">Approche directe (recommandée)</text:span><text:bookmark-end text:name="__RefHeading___Toc7334_2681742138"/></text:h>
      <text:p text:style-name="Text_20_body">javascript</text:p>
      <text:p text:style-name="P31">const ipLocale = "192.168.1.10"; // Définition de la constante</text:p>
      <text:p text:style-name="P31"/>
      <text:p text:style-name="P31">const ipList = [</text:p>
      <text:p text:style-name="P31"><text:s text:c="4"/>new IpEntry("box1", ipLocale, "Serveur Principal", "connecté"), // Utilisation de ipLocale</text:p>
      <text:p text:style-name="P31"><text:s text:c="4"/>new IpEntry("box2", "192.168.1.11", "Backup", "déconnecté")</text:p>
      <text:p text:style-name="P31">];</text:p>
      <text:p text:style-name="P31"/>
      <text:p text:style-name="P31"><text:soft-page-break/>msg.payload = ipList;</text:p>
      <text:p text:style-name="P31">return msg;</text:p>
      <text:p text:style-name="P34"/>
      <text:h text:style-name="P35" text:outline-level="3"><text:bookmark-start text:name="__RefHeading___Toc7336_2681742138"/><text:span text:style-name="Strong_20_Emphasis">Cas pratiques supplémentaires</text:span><text:bookmark-end text:name="__RefHeading___Toc7336_2681742138"/></text:h>
      <text:h text:style-name="P56" text:outline-level="4"><text:bookmark-start text:name="__RefHeading___Toc7338_2681742138"/><text:span text:style-name="Strong_20_Emphasis">1. Si </text:span><text:span text:style-name="Strong_20_Emphasis"><text:span text:style-name="Source_20_Text">ipLocale</text:span></text:span><text:span text:style-name="Strong_20_Emphasis"> est dynamique (ex: récupérée via </text:span><text:span text:style-name="Strong_20_Emphasis"><text:span text:style-name="Source_20_Text">msg</text:span></text:span><text:span text:style-name="Strong_20_Emphasis">)</text:span><text:bookmark-end text:name="__RefHeading___Toc7338_2681742138"/></text:h>
      <text:p text:style-name="Text_20_body">javascript</text:p>
      <text:p text:style-name="P31">const ipLocale = msg.localIP; // Supposons que msg.localIP contient "192.168.1.10"</text:p>
      <text:p text:style-name="P31"/>
      <text:p text:style-name="P31">const ipList = [</text:p>
      <text:p text:style-name="P31"><text:s text:c="4"/>new IpEntry("box1", ipLocale, `IP Locale (${ipLocale})`, "connecté"), // Description inclut l'IP</text:p>
      <text:p text:style-name="P31"><text:s text:c="4"/>new IpEntry("box2", "192.168.1.11", "Backup", "déconnecté")</text:p>
      <text:p text:style-name="P31">];</text:p>
      <text:h text:style-name="P56" text:outline-level="4"><text:bookmark-start text:name="__RefHeading___Toc7340_2681742138"/><text:span text:style-name="Strong_20_Emphasis">2. Si vous voulez générer des IDs automatiquement</text:span><text:bookmark-end text:name="__RefHeading___Toc7340_2681742138"/></text:h>
      <text:p text:style-name="Text_20_body">javascript</text:p>
      <text:p text:style-name="P31">const ipLocale = "192.168.1.10";</text:p>
      <text:p text:style-name="P31"/>
      <text:p text:style-name="P31">const ipList = [</text:p>
      <text:p text:style-name="P31"><text:s text:c="4"/>new IpEntry(`box-${Date.now()}`, ipLocale, "Serveur Principal", "connecté"), // ID unique</text:p>
      <text:p text:style-name="P31"><text:s text:c="4"/>new IpEntry("backup-1", "192.168.1.11", "Backup", "déconnecté")</text:p>
      <text:p text:style-name="P31">];</text:p>
      <text:h text:style-name="P56" text:outline-level="4"><text:bookmark-start text:name="__RefHeading___Toc7342_2681742138"/><text:span text:style-name="Strong_20_Emphasis">3. Si </text:span><text:span text:style-name="Strong_20_Emphasis"><text:span text:style-name="Source_20_Text">ipLocale</text:span></text:span><text:span text:style-name="Strong_20_Emphasis"> est dans un tableau d'IPs</text:span><text:bookmark-end text:name="__RefHeading___Toc7342_2681742138"/></text:h>
      <text:p text:style-name="Text_20_body">javascript</text:p>
      <text:p text:style-name="P31">const availableIPs = ["192.168.1.10", "192.168.1.11"]; // Tableau dynamique</text:p>
      <text:p text:style-name="P31"/>
      <text:p text:style-name="P31">const ipList = [</text:p>
      <text:p text:style-name="P31"><text:s text:c="4"/>new IpEntry("box1", availableIPs[0], `IP Principale (${availableIPs[0]})`, "connecté"),</text:p>
      <text:p text:style-name="P31"><text:s text:c="4"/>new IpEntry("box2", availableIPs[1], `Backup (${availableIPs[1]})`, "déconnecté")</text:p>
      <text:p text:style-name="P31">];</text:p>
      <text:p text:style-name="P34"/>
      <text:h text:style-name="P35" text:outline-level="3"><text:bookmark-start text:name="__RefHeading___Toc7344_2681742138"/><text:soft-page-break/><text:span text:style-name="Strong_20_Emphasis">Exemple complet dans Node-RED</text:span><text:bookmark-end text:name="__RefHeading___Toc7344_2681742138"/></text:h>
      <text:p text:style-name="Text_20_body">javascript</text:p>
      <text:p text:style-name="P31">// 1. Récupération de l'IP locale (ex: depuis msg ou une variable globale)</text:p>
      <text:p text:style-name="P31">const ipLocale = flow.get("localIP") || "192.168.1.10"; // Fallback si non définie</text:p>
      <text:p text:style-name="P31"/>
      <text:p text:style-name="P31">// 2. Création du tableau avec ipLocale</text:p>
      <text:p text:style-name="P31">const ipList = [</text:p>
      <text:p text:style-name="P31"><text:s text:c="4"/>new IpEntry("box1", ipLocale, `IP Locale (${ipLocale})`, "connecté"),</text:p>
      <text:p text:style-name="P31"><text:s text:c="4"/>new IpEntry("box2", "192.168.1.11", "Backup", "déconnecté")</text:p>
      <text:p text:style-name="P31">];</text:p>
      <text:p text:style-name="P31"/>
      <text:p text:style-name="P31">// 3. Envoi vers le payload</text:p>
      <text:p text:style-name="P31">msg.payload = {</text:p>
      <text:p text:style-name="P31"><text:s text:c="4"/>title: "Menu de sélection IP",</text:p>
      <text:p text:style-name="P31"><text:s text:c="4"/>options: ipList</text:p>
      <text:p text:style-name="P31">};</text:p>
      <text:p text:style-name="P31">return msg;</text:p>
      <text:p text:style-name="P34"/>
      <text:h text:style-name="P35" text:outline-level="3"><text:bookmark-start text:name="__RefHeading___Toc7346_2681742138"/><text:span text:style-name="Strong_20_Emphasis">Points clés</text:span><text:bookmark-end text:name="__RefHeading___Toc7346_2681742138"/></text:h>
      <text:list text:style-name="L82">
        <text:list-item>
          <text:p text:style-name="P129"><text:span text:style-name="Strong_20_Emphasis">Référencez simplement </text:span><text:span text:style-name="Strong_20_Emphasis"><text:span text:style-name="Source_20_Text">ipLocale</text:span></text:span> dans le constructeur <text:span text:style-name="Source_20_Text">IpEntry</text:span>.</text:p>
        </text:list-item>
        <text:list-item>
          <text:p text:style-name="P129"><text:span text:style-name="Strong_20_Emphasis">Utilisez des littéraux de gabarit</text:span> (<text:span text:style-name="Source_20_Text">`...${ipLocale}`</text:span>) pour les descriptions dynamiques.</text:p>
        </text:list-item>
        <text:list-item>
          <text:p text:style-name="P129"><text:span text:style-name="Strong_20_Emphasis">Pas besoin de règle pour l'ID</text:span> → Personnalisez-le librement (ex: <text:span text:style-name="Source_20_Text">"box1"</text:span>, <text:span text:style-name="Source_20_Text">"auto-" + Date.now()</text:span>).</text:p>
        </text:list-item>
      </text:list>
      <text:p text:style-name="P34"/>
      <text:h text:style-name="P35" text:outline-level="3"><text:bookmark-start text:name="__RefHeading___Toc7348_2681742138"/><text:span text:style-name="Strong_20_Emphasis">Résultat final (msg.payload)</text:span><text:bookmark-end text:name="__RefHeading___Toc7348_2681742138"/></text:h>
      <text:p text:style-name="Text_20_body">json</text:p>
      <text:p text:style-name="P31">{</text:p>
      <text:p text:style-name="P31"><text:s text:c="4"/>"title": "Menu de sélection IP",</text:p>
      <text:p text:style-name="P31"><text:s text:c="4"/>"options": [</text:p>
      <text:p text:style-name="P31"><text:s text:c="8"/>{</text:p>
      <text:p text:style-name="P31"><text:s text:c="12"/>"id": "box1",</text:p>
      <text:p text:style-name="P31"><text:s text:c="12"/>"ip": "192.168.1.10",</text:p>
      <text:p text:style-name="P31"><text:soft-page-break/><text:s text:c="12"/>"description": "IP Locale (192.168.1.10)",</text:p>
      <text:p text:style-name="P31"><text:s text:c="12"/>"etat": "connecté"</text:p>
      <text:p text:style-name="P31"><text:s text:c="8"/>},</text:p>
      <text:p text:style-name="P31"><text:s text:c="8"/>{</text:p>
      <text:p text:style-name="P31"><text:s text:c="12"/>"id": "box2",</text:p>
      <text:p text:style-name="P31"><text:s text:c="12"/>"ip": "192.168.1.11",</text:p>
      <text:p text:style-name="P31"><text:s text:c="12"/>"description": "Backup",</text:p>
      <text:p text:style-name="P31"><text:s text:c="12"/>"etat": "déconnecté"</text:p>
      <text:p text:style-name="P31"><text:s text:c="8"/>}</text:p>
      <text:p text:style-name="P31"><text:s text:c="4"/>]</text:p>
      <text:p text:style-name="P31">}</text:p>
      <text:p text:style-name="P34"/>
      <text:h text:style-name="P35" text:outline-level="3"><text:bookmark-start text:name="__RefHeading___Toc7350_2681742138"/><text:span text:style-name="Strong_20_Emphasis">Pour aller plus loin</text:span><text:bookmark-end text:name="__RefHeading___Toc7350_2681742138"/></text:h>
      <text:list text:style-name="L83">
        <text:list-item>
          <text:p text:style-name="P130">Si <text:span text:style-name="Source_20_Text">ipLocale</text:span> vient d'une <text:span text:style-name="Strong_20_Emphasis">API REST</text:span>, utilisez un nœud <text:span text:style-name="Source_20_Text">http request</text:span> + <text:span text:style-name="Source_20_Text">function</text:span> pour la récupérer avant de construire <text:span text:style-name="Source_20_Text">ipList</text:span>.</text:p>
        </text:list-item>
        <text:list-item>
          <text:p text:style-name="P130">Si les IPs sont <text:span text:style-name="Strong_20_Emphasis">dynamiques</text:span>, utilisez <text:span text:style-name="Source_20_Text">.map()</text:span> pour générer le tableau automatiquement :</text:p>
          <text:p text:style-name="P130">javascript</text:p>
        </text:list-item>
      </text:list>
      <text:list text:style-name="L84">
        <text:list-item>
          <text:p text:style-name="P131">const dynamicIPs = ["192.168.1.10", "192.168.1.11"];</text:p>
          <text:p text:style-name="P132">const ipList = dynamicIPs.map((ip, i) =&gt; </text:p>
          <text:p text:style-name="P132"><text:s text:c="4"/>new IpEntry(`box-${i}`, ip, `Appareil ${i + 1} (${ip})`, i === 0 ? "connecté" : "déconnecté")</text:p>
          <text:p text:style-name="P132">);</text:p>
        </text:list-item>
      </text:list>
      <text:p text:style-name="Text_20_body">Dites-moi si vous avez besoin d'ajustements !</text:p>
      <text:p text:style-name="P75">je n'ai pas été clair, la constante a déjà le bon format (sa valeur différe selon des conditionnelles mais le format est toujours bon : const ipLocale = new ConstrucIP("SmartPiloteViaBox", "", "Plusieurs adresses IP 192.168 trouvées" + filteredIPs.join(", "), "indisponible");:</text:p>
      <text:h text:style-name="P115" text:outline-level="3"><text:bookmark-start text:name="__RefHeading___Toc7352_2681742138"/><text:span text:style-name="Strong_20_Emphasis">Solution pour intégrer </text:span><text:span text:style-name="Strong_20_Emphasis"><text:span text:style-name="Source_20_Text">ipLocale</text:span></text:span><text:span text:style-name="Strong_20_Emphasis"> dans votre tableau </text:span><text:span text:style-name="Strong_20_Emphasis"><text:span text:style-name="Source_20_Text">ipList</text:span></text:span><text:bookmark-end text:name="__RefHeading___Toc7352_2681742138"/></text:h>
      <text:p text:style-name="Text_20_body">Si <text:span text:style-name="Source_20_Text">ipLocale</text:span> est déjà une instance de <text:span text:style-name="Source_20_Text">ConstrucIP</text:span> (avec <text:span text:style-name="Source_20_Text">id</text:span>, <text:span text:style-name="Source_20_Text">ip</text:span>, <text:span text:style-name="Source_20_Text">description</text:span>, <text:span text:style-name="Source_20_Text">etat</text:span>), voici comment l'utiliser dans votre tableau :</text:p>
      <text:p text:style-name="P34"/>
      <text:h text:style-name="P56" text:outline-level="4"><text:bookmark-start text:name="__RefHeading___Toc7354_2681742138"/><text:span text:style-name="Strong_20_Emphasis">Cas 1 : Ajout direct de </text:span><text:span text:style-name="Strong_20_Emphasis"><text:span text:style-name="Source_20_Text">ipLocale</text:span></text:span><text:span text:style-name="Strong_20_Emphasis"> au tableau</text:span><text:bookmark-end text:name="__RefHeading___Toc7354_2681742138"/></text:h>
      <text:p text:style-name="Text_20_body">javascript</text:p>
      <text:p text:style-name="P31">const ipList = [</text:p>
      <text:p text:style-name="P31"><text:s text:c="4"/>ipLocale, // Utilisation directe de l'instance existante</text:p>
      <text:p text:style-name="P31"><text:soft-page-break/><text:s text:c="4"/>new ConstrucIP("box2", "192.168.1.11", "Backup", "déconnecté") // Autre entrée</text:p>
      <text:p text:style-name="P31">];</text:p>
      <text:p text:style-name="P31"/>
      <text:p text:style-name="P31">msg.payload = ipList;</text:p>
      <text:p text:style-name="P31">return msg;</text:p>
      <text:p text:style-name="P34"/>
      <text:h text:style-name="P56" text:outline-level="4"><text:bookmark-start text:name="__RefHeading___Toc7356_2681742138"/><text:span text:style-name="Strong_20_Emphasis">Cas 2 : Fusion avec d'autres IPs (si </text:span><text:span text:style-name="Strong_20_Emphasis"><text:span text:style-name="Source_20_Text">ipLocale</text:span></text:span><text:span text:style-name="Strong_20_Emphasis"> a une IP vide mais une description utile)</text:span><text:bookmark-end text:name="__RefHeading___Toc7356_2681742138"/></text:h>
      <text:p text:style-name="Text_20_body">javascript</text:p>
      <text:p text:style-name="P31">const ipList = [</text:p>
      <text:p text:style-name="P31"><text:s text:c="4"/>new ConstrucIP(</text:p>
      <text:p text:style-name="P31"><text:s text:c="8"/>ipLocale.id, // Récupère l'ID existant ("SmartPiloteViaBox")</text:p>
      <text:p text:style-name="P31"><text:s text:c="8"/>filteredIPs[0] || "", // Prend la 1ère IP trouvée (ou une chaîne vide)</text:p>
      <text:p text:style-name="P31"><text:s text:c="8"/>ipLocale.description, // Garde la description existante</text:p>
      <text:p text:style-name="P31"><text:s text:c="8"/>filteredIPs.length &gt; 0 ? "connecté" : "indisponible" // Met à jour l'état</text:p>
      <text:p text:style-name="P31"><text:s text:c="4"/>),</text:p>
      <text:p text:style-name="P31"><text:s text:c="4"/>new ConstrucIP("box2", "192.168.1.11", "Backup", "déconnecté")</text:p>
      <text:p text:style-name="P31">];</text:p>
      <text:p text:style-name="P34"/>
      <text:h text:style-name="P56" text:outline-level="4"><text:bookmark-start text:name="__RefHeading___Toc7358_2681742138"/><text:span text:style-name="Strong_20_Emphasis">Cas 3 : Si </text:span><text:span text:style-name="Strong_20_Emphasis"><text:span text:style-name="Source_20_Text">filteredIPs</text:span></text:span><text:span text:style-name="Strong_20_Emphasis"> contient plusieurs IPs à mapper</text:span><text:bookmark-end text:name="__RefHeading___Toc7358_2681742138"/></text:h>
      <text:p text:style-name="Text_20_body">javascript</text:p>
      <text:p text:style-name="P31">const ipList = [</text:p>
      <text:p text:style-name="P31"><text:s text:c="4"/>ipLocale, // Entrée existante (description complète)</text:p>
      <text:p text:style-name="P31"><text:s text:c="4"/>...filteredIPs.map((ip, index) =&gt; // Spread operator pour ajouter les IPs dynamiques</text:p>
      <text:p text:style-name="P31"><text:s text:c="8"/>new ConstrucIP(</text:p>
      <text:p text:style-name="P31"><text:s text:c="12"/>`auto-${index}`, // ID généré automatiquement</text:p>
      <text:p text:style-name="P31"><text:s text:c="12"/>ip,</text:p>
      <text:p text:style-name="P31"><text:s text:c="12"/>`IP détectée (${ip})`,</text:p>
      <text:p text:style-name="P31"><text:s text:c="12"/>"connecté"</text:p>
      <text:p text:style-name="P31"><text:s text:c="8"/>)</text:p>
      <text:p text:style-name="P31"><text:s text:c="4"/>)</text:p>
      <text:p text:style-name="P31">];</text:p>
      <text:p text:style-name="P34"/>
      <text:h text:style-name="P35" text:outline-level="3"><text:bookmark-start text:name="__RefHeading___Toc7360_2681742138"/><text:soft-page-break/><text:span text:style-name="Strong_20_Emphasis">Exemple Complet dans Node-RED</text:span><text:bookmark-end text:name="__RefHeading___Toc7360_2681742138"/></text:h>
      <text:p text:style-name="Text_20_body">javascript</text:p>
      <text:p text:style-name="P31">// 1. Votre constante existante</text:p>
      <text:p text:style-name="P31">const ipLocale = new ConstrucIP(</text:p>
      <text:p text:style-name="P31"><text:s text:c="4"/>"SmartPiloteViaBox",</text:p>
      <text:p text:style-name="P31"><text:s text:c="4"/>"", // IP vide (à remplacer ?)</text:p>
      <text:p text:style-name="P31"><text:s text:c="4"/>"Plusieurs adresses IP 192.168 trouvées : " + filteredIPs.join(", "),</text:p>
      <text:p text:style-name="P31"><text:s text:c="4"/>"indisponible"</text:p>
      <text:p text:style-name="P31">);</text:p>
      <text:p text:style-name="P31"/>
      <text:p text:style-name="P31">// 2. Création du tableau final</text:p>
      <text:p text:style-name="P31">const ipList = [</text:p>
      <text:p text:style-name="P31"><text:s text:c="4"/>new ConstrucIP( // Copie modifiée de ipLocale (si besoin)</text:p>
      <text:p text:style-name="P31"><text:s text:c="8"/>ipLocale.id,</text:p>
      <text:p text:style-name="P31"><text:s text:c="8"/>filteredIPs[0] || ipLocale.ip, // Priorité à la 1ère IP trouvée</text:p>
      <text:p text:style-name="P31"><text:s text:c="8"/>ipLocale.description,</text:p>
      <text:p text:style-name="P31"><text:s text:c="8"/>filteredIPs.length &gt; 0 ? "connecté" : ipLocale.etat</text:p>
      <text:p text:style-name="P31"><text:s text:c="4"/>),</text:p>
      <text:p text:style-name="P31"><text:s text:c="4"/>...filteredIPs.slice(1).map((ip, i) =&gt; // Ajout des IPs restantes</text:p>
      <text:p text:style-name="P31"><text:s text:c="8"/>new ConstrucIP(`auto-${i}`, ip, `Backup ${i + 1}`, "déconnecté")</text:p>
      <text:p text:style-name="P31"><text:s text:c="4"/>)</text:p>
      <text:p text:style-name="P31">];</text:p>
      <text:p text:style-name="P31"/>
      <text:p text:style-name="P31">// 3. Envoi vers le payload</text:p>
      <text:p text:style-name="P31">msg.payload = {</text:p>
      <text:p text:style-name="P31"><text:s text:c="4"/>title: "Menu IPs disponibles",</text:p>
      <text:p text:style-name="P31"><text:s text:c="4"/>options: ipList.filter(entry =&gt; entry.ip) // Filtre les entrées sans IP</text:p>
      <text:p text:style-name="P31">};</text:p>
      <text:p text:style-name="P31">return msg;</text:p>
      <text:p text:style-name="P34"/>
      <text:h text:style-name="P35" text:outline-level="3"><text:bookmark-start text:name="__RefHeading___Toc7362_2681742138"/><text:span text:style-name="Strong_20_Emphasis">Points Clés</text:span><text:bookmark-end text:name="__RefHeading___Toc7362_2681742138"/></text:h>
      <text:list text:style-name="L85">
        <text:list-item>
          <text:p text:style-name="P133"><text:span text:style-name="Strong_20_Emphasis">Réutilisez </text:span><text:span text:style-name="Strong_20_Emphasis"><text:span text:style-name="Source_20_Text">ipLocale</text:span></text:span><text:span text:style-name="Strong_20_Emphasis"> directement</text:span> si son format vous convient.</text:p>
        </text:list-item>
        <text:list-item>
          <text:p text:style-name="P133"><text:span text:style-name="Strong_20_Emphasis">Modifiez partiellement</text:span> ses propriétés si nécessaire (ex: remplacer l'IP vide par <text:span text:style-name="Source_20_Text">filteredIPs[0]</text:span>).</text:p>
        </text:list-item>
        <text:list-item>
          <text:p text:style-name="P133"><text:soft-page-break/><text:span text:style-name="Strong_20_Emphasis">Combinez avec </text:span><text:span text:style-name="Strong_20_Emphasis"><text:span text:style-name="Source_20_Text">map()</text:span></text:span> pour les IPs dynamiques.</text:p>
        </text:list-item>
        <text:list-item>
          <text:p text:style-name="P133"><text:span text:style-name="Strong_20_Emphasis">Filtrez les entrées invalides</text:span> avec <text:span text:style-name="Source_20_Text">.filter(entry =&gt; entry.ip)</text:span>.</text:p>
        </text:list-item>
      </text:list>
      <text:p text:style-name="P34"/>
      <text:h text:style-name="P35" text:outline-level="3"><text:bookmark-start text:name="__RefHeading___Toc7364_2681742138"/><text:span text:style-name="Strong_20_Emphasis">Résultat Final (Exemple)</text:span><text:bookmark-end text:name="__RefHeading___Toc7364_2681742138"/></text:h>
      <text:p text:style-name="Text_20_body">Si <text:span text:style-name="Source_20_Text">filteredIPs = ["192.168.1.10", "192.168.1.11"]</text:span>, le <text:span text:style-name="Source_20_Text">msg.payload</text:span> sera :</text:p>
      <text:p text:style-name="Text_20_body">json</text:p>
      <text:p text:style-name="P76">{</text:p>
      <text:p text:style-name="P31"><text:s text:c="4"/>"title": "Menu IPs disponibles",</text:p>
      <text:p text:style-name="P31"><text:s text:c="4"/>"options": [</text:p>
      <text:p text:style-name="P31"><text:s text:c="8"/>{</text:p>
      <text:p text:style-name="P31"><text:s text:c="12"/>"id": "SmartPiloteViaBox",</text:p>
      <text:p text:style-name="P31"><text:s text:c="12"/>"ip": "192.168.1.10",</text:p>
      <text:p text:style-name="P31"><text:s text:c="12"/>"description": "Plusieurs adresses IP 192.168 trouvées : 192.168.1.10, 192.168.1.11",</text:p>
      <text:p text:style-name="P31"><text:s text:c="12"/>"etat": "connecté"</text:p>
      <text:p text:style-name="P31"><text:s text:c="8"/>},</text:p>
      <text:p text:style-name="P31"><text:s text:c="8"/>{</text:p>
      <text:p text:style-name="P31"><text:s text:c="12"/>"id": "auto-0",</text:p>
      <text:p text:style-name="P31"><text:s text:c="12"/>"ip": "192.168.1.11",</text:p>
      <text:p text:style-name="P31"><text:s text:c="12"/>"description": "Backup 1",</text:p>
      <text:p text:style-name="P31"><text:s text:c="12"/>"etat": "déconnecté"</text:p>
      <text:p text:style-name="P31"><text:s text:c="8"/>}</text:p>
      <text:p text:style-name="P31"><text:s text:c="4"/>]</text:p>
      <text:p text:style-name="P31">}</text:p>
      <text:p text:style-name="P34"/>
      <text:h text:style-name="P35" text:outline-level="3"><text:bookmark-start text:name="__RefHeading___Toc7366_2681742138"/><text:span text:style-name="Strong_20_Emphasis">Adaptations Possibles</text:span><text:bookmark-end text:name="__RefHeading___Toc7366_2681742138"/></text:h>
      <text:list text:style-name="L86">
        <text:list-item>
          <text:p text:style-name="P134">Si <text:span text:style-name="Source_20_Text">ipLocale.ip</text:span> doit <text:span text:style-name="Strong_20_Emphasis">toujours être vide</text:span>, retirez <text:span text:style-name="Source_20_Text">filteredIPs[0] || ipLocale.ip</text:span>.</text:p>
        </text:list-item>
        <text:list-item>
          <text:p text:style-name="P134">Pour <text:span text:style-name="Strong_20_Emphasis">garder la description originale</text:span> sans ajouter les IPs, utilisez <text:span text:style-name="Source_20_Text">ipLocale.description</text:span> seul.</text:p>
        </text:list-item>
        <text:list-item>
          <text:p text:style-name="P134">Si les IDs doivent <text:span text:style-name="Strong_20_Emphasis">suivre un pattern spécifique</text:span>, ajustez <text:span text:style-name="Source_20_Text">auto-${i}</text:span>.</text:p>
        </text:list-item>
      </text:list>
      <text:p text:style-name="Text_20_body">Dites-moi si vous souhaitez un ajustement particulier !</text:p>
      <text:p text:style-name="P75">Que l'on se comprenne bien, je veux un tableau ipList qui me liste les ip selon le schéma de construcIP pour chacune. Mon souci est que je dispose dispose en plus de la liste des élèments de ip <text:soft-page-break/>list, une constante (de type array) qui correspond à une liste d'ip dont la description est identique et l'id "SmartPiloteViaBox" qui doit être implémenté par un numéro différent pour chaque IP. Enfin l'état est pour tous "indéfini".</text:p>
      <text:h text:style-name="P115" text:outline-level="3"><text:bookmark-start text:name="__RefHeading___Toc7368_2681742138"/><text:span text:style-name="Strong_20_Emphasis">Solution Structurée pour Votre Besoin</text:span><text:bookmark-end text:name="__RefHeading___Toc7368_2681742138"/></text:h>
      <text:p text:style-name="Text_20_body">Voici comment construire <text:span text:style-name="Strong_20_Emphasis"><text:span text:style-name="Source_20_Text">ipList</text:span></text:span> en combinant :</text:p>
      <text:list text:style-name="L87">
        <text:list-item>
          <text:p text:style-name="P135"><text:span text:style-name="Strong_20_Emphasis">Vos IPs standards</text:span> (déjà dans <text:span text:style-name="Source_20_Text">ipList</text:span>),</text:p>
        </text:list-item>
        <text:list-item>
          <text:p text:style-name="P135"><text:span text:style-name="Strong_20_Emphasis">La liste d'IPs supplémentaires</text:span> (constante <text:span text:style-name="Source_20_Text">ipLocaleArray</text:span>) avec :</text:p>
          <text:list>
            <text:list-item>
              <text:p text:style-name="P135">Un <text:span text:style-name="Strong_20_Emphasis">ID unique</text:span> pour chaque IP (<text:span text:style-name="Source_20_Text">SmartPiloteViaBox-1</text:span>, <text:span text:style-name="Source_20_Text">SmartPiloteViaBox-2</text:span>, ...),</text:p>
            </text:list-item>
            <text:list-item>
              <text:p text:style-name="P135">Une <text:span text:style-name="Strong_20_Emphasis">description commune</text:span> (ex: "IPs détectées automatiquement"),</text:p>
            </text:list-item>
            <text:list-item>
              <text:p text:style-name="P135">Un <text:span text:style-name="Strong_20_Emphasis">état "indéfini"</text:span> pour toutes ces entrées.</text:p>
            </text:list-item>
          </text:list>
        </text:list-item>
      </text:list>
      <text:p text:style-name="P34"/>
      <text:h text:style-name="P35" text:outline-level="3"><text:bookmark-start text:name="__RefHeading___Toc7370_2681742138"/><text:span text:style-name="Strong_20_Emphasis">Code Complet pour Node-RED</text:span><text:bookmark-end text:name="__RefHeading___Toc7370_2681742138"/></text:h>
      <text:p text:style-name="Text_20_body">javascript</text:p>
      <text:p text:style-name="P31">// 1. Données d'exemple (à adapter)</text:p>
      <text:p text:style-name="P31">const ipList = [</text:p>
      <text:p text:style-name="P31"><text:s text:c="4"/>new ConstrucIP("box1", "192.168.1.10", "Serveur Principal", "connecté"),</text:p>
      <text:p text:style-name="P31"><text:s text:c="4"/>new ConstrucIP("box2", "192.168.1.11", "Backup", "déconnecté")</text:p>
      <text:p text:style-name="P31">];</text:p>
      <text:p text:style-name="P31"/>
      <text:p text:style-name="P31">// 2. Liste supplémentaire d'IPs (ex: ["192.168.1.20", "192.168.1.21"])</text:p>
      <text:p text:style-name="P31">const ipLocaleArray = ["192.168.1.20", "192.168.1.21"]; </text:p>
      <text:p text:style-name="P31"/>
      <text:p text:style-name="P31">// 3. Ajout des IPs supplémentaires à ipList avec leurs règles</text:p>
      <text:p text:style-name="P31">ipLocaleArray.forEach((ip, index) =&gt; {</text:p>
      <text:p text:style-name="P31"><text:s text:c="4"/>ipList.push(</text:p>
      <text:p text:style-name="P31"><text:s text:c="8"/>new ConstrucIP(</text:p>
      <text:p text:style-name="P31"><text:s text:c="12"/>`SmartPiloteViaBox-${index + 1}`, // ID unique incrémenté</text:p>
      <text:p text:style-name="P31"><text:s text:c="12"/>ip,</text:p>
      <text:p text:style-name="P31"><text:s text:c="12"/>"IPs détectées automatiquement", // Description commune</text:p>
      <text:p text:style-name="P31"><text:s text:c="12"/>"indéfini" // État fixe</text:p>
      <text:p text:style-name="P31"><text:s text:c="8"/>)</text:p>
      <text:p text:style-name="P31"><text:s text:c="4"/>);</text:p>
      <text:p text:style-name="P31">});</text:p>
      <text:p text:style-name="P31"><text:soft-page-break/></text:p>
      <text:p text:style-name="P31">// 4. Envoi du résultat</text:p>
      <text:p text:style-name="P31">msg.payload = {</text:p>
      <text:p text:style-name="P31"><text:s text:c="4"/>title: "Liste complète des IPs",</text:p>
      <text:p text:style-name="P31"><text:s text:c="4"/>entries: ipList</text:p>
      <text:p text:style-name="P31">};</text:p>
      <text:p text:style-name="P31">return msg;</text:p>
      <text:p text:style-name="P34"/>
      <text:h text:style-name="P35" text:outline-level="3"><text:bookmark-start text:name="__RefHeading___Toc7372_2681742138"/><text:span text:style-name="Strong_20_Emphasis">Explications</text:span><text:bookmark-end text:name="__RefHeading___Toc7372_2681742138"/></text:h>
      <text:h text:style-name="P56" text:outline-level="4"><text:bookmark-start text:name="__RefHeading___Toc7374_2681742138"/><text:span text:style-name="Strong_20_Emphasis">1. Structure de Sortie (</text:span><text:span text:style-name="Strong_20_Emphasis"><text:span text:style-name="Source_20_Text">msg.payload</text:span></text:span><text:span text:style-name="Strong_20_Emphasis">)</text:span><text:bookmark-end text:name="__RefHeading___Toc7374_2681742138"/></text:h>
      <text:p text:style-name="Text_20_body">json</text:p>
      <text:p text:style-name="P31">{</text:p>
      <text:p text:style-name="P31"><text:s text:c="4"/>"title": "Liste complète des IPs",</text:p>
      <text:p text:style-name="P31"><text:s text:c="4"/>"entries": [</text:p>
      <text:p text:style-name="P31"><text:s text:c="8"/>{</text:p>
      <text:p text:style-name="P31"><text:s text:c="12"/>"id": "box1",</text:p>
      <text:p text:style-name="P31"><text:s text:c="12"/>"ip": "192.168.1.10",</text:p>
      <text:p text:style-name="P31"><text:s text:c="12"/>"description": "Serveur Principal",</text:p>
      <text:p text:style-name="P31"><text:s text:c="12"/>"etat": "connecté"</text:p>
      <text:p text:style-name="P31"><text:s text:c="8"/>},</text:p>
      <text:p text:style-name="P31"><text:s text:c="8"/>{</text:p>
      <text:p text:style-name="P31"><text:s text:c="12"/>"id": "box2",</text:p>
      <text:p text:style-name="P31"><text:s text:c="12"/>"ip": "192.168.1.11",</text:p>
      <text:p text:style-name="P31"><text:s text:c="12"/>"description": "Backup",</text:p>
      <text:p text:style-name="P31"><text:s text:c="12"/>"etat": "déconnecté"</text:p>
      <text:p text:style-name="P31"><text:s text:c="8"/>},</text:p>
      <text:p text:style-name="P31"><text:s text:c="8"/>{</text:p>
      <text:p text:style-name="P31"><text:s text:c="12"/>"id": "SmartPiloteViaBox-1",</text:p>
      <text:p text:style-name="P31"><text:s text:c="12"/>"ip": "192.168.1.20",</text:p>
      <text:p text:style-name="P31"><text:s text:c="12"/>"description": "IPs détectées automatiquement",</text:p>
      <text:p text:style-name="P31"><text:s text:c="12"/>"etat": "indéfini"</text:p>
      <text:p text:style-name="P31"><text:s text:c="8"/>},</text:p>
      <text:p text:style-name="P31"><text:s text:c="8"/>{</text:p>
      <text:p text:style-name="P31"><text:s text:c="12"/>"id": "SmartPiloteViaBox-2",</text:p>
      <text:p text:style-name="P31"><text:s text:c="12"/>"ip": "192.168.1.21",</text:p>
      <text:p text:style-name="P31"><text:soft-page-break/><text:s text:c="12"/>"description": "IPs détectées automatiquement",</text:p>
      <text:p text:style-name="P31"><text:s text:c="12"/>"etat": "indéfini"</text:p>
      <text:p text:style-name="P31"><text:s text:c="8"/>}</text:p>
      <text:p text:style-name="P31"><text:s text:c="4"/>]</text:p>
      <text:p text:style-name="P31">}</text:p>
      <text:h text:style-name="P56" text:outline-level="4"><text:bookmark-start text:name="__RefHeading___Toc7376_2681742138"/><text:span text:style-name="Strong_20_Emphasis">2. Points Clés</text:span><text:bookmark-end text:name="__RefHeading___Toc7376_2681742138"/></text:h>
      <text:list text:style-name="L88">
        <text:list-item>
          <text:p text:style-name="P136"><text:span text:style-name="Strong_20_Emphasis">ID unique</text:span> : Utilisation de l'index pour créer <text:span text:style-name="Source_20_Text">SmartPiloteViaBox-1</text:span>, <text:span text:style-name="Source_20_Text">SmartPiloteViaBox-2</text:span>, etc.</text:p>
        </text:list-item>
        <text:list-item>
          <text:p text:style-name="P136"><text:span text:style-name="Strong_20_Emphasis">Description commune</text:span> : Identique pour toutes les IPs de <text:span text:style-name="Source_20_Text">ipLocaleArray</text:span>.</text:p>
        </text:list-item>
        <text:list-item>
          <text:p text:style-name="P136"><text:span text:style-name="Strong_20_Emphasis">État "indéfini"</text:span> : Appliqué systématiquement.</text:p>
        </text:list-item>
        <text:list-item>
          <text:p text:style-name="P136"><text:span text:style-name="Strong_20_Emphasis">Fusion transparente</text:span> : Les IPs originales (<text:span text:style-name="Source_20_Text">ipList</text:span>) et supplémentaires (<text:span text:style-name="Source_20_Text">ipLocaleArray</text:span>) coexistent.</text:p>
        </text:list-item>
      </text:list>
      <text:p text:style-name="P34"/>
      <text:h text:style-name="P35" text:outline-level="3"><text:bookmark-start text:name="__RefHeading___Toc7378_2681742138"/><text:span text:style-name="Strong_20_Emphasis">Adaptations Possibles</text:span><text:bookmark-end text:name="__RefHeading___Toc7378_2681742138"/></text:h>
      <text:h text:style-name="P56" text:outline-level="4"><text:bookmark-start text:name="__RefHeading___Toc7380_2681742138"/><text:span text:style-name="Strong_20_Emphasis">Si </text:span><text:span text:style-name="Strong_20_Emphasis"><text:span text:style-name="Source_20_Text">ipLocaleArray</text:span></text:span><text:span text:style-name="Strong_20_Emphasis"> contient des objets complexes</text:span><text:bookmark-end text:name="__RefHeading___Toc7380_2681742138"/></text:h>
      <text:p text:style-name="Text_20_body">javascript</text:p>
      <text:p text:style-name="P31">const ipLocaleArray = [</text:p>
      <text:p text:style-name="P31"><text:s text:c="4"/>{ address: "192.168.1.20", reason: "DHCP" },</text:p>
      <text:p text:style-name="P31"><text:s text:c="4"/>{ address: "192.168.1.21", reason: "Réseau local" }</text:p>
      <text:p text:style-name="P31">];</text:p>
      <text:p text:style-name="P31"/>
      <text:p text:style-name="P31">ipLocaleArray.forEach((item, index) =&gt; {</text:p>
      <text:p text:style-name="P31"><text:s text:c="4"/>ipList.push(</text:p>
      <text:p text:style-name="P31"><text:s text:c="8"/>new ConstrucIP(</text:p>
      <text:p text:style-name="P31"><text:s text:c="12"/>`SmartPiloteViaBox-${index + 1}`,</text:p>
      <text:p text:style-name="P31"><text:s text:c="12"/>item.address,</text:p>
      <text:p text:style-name="P31"><text:s text:c="12"/>`IP détectée (${item.reason})`, // Description dynamique</text:p>
      <text:p text:style-name="P31"><text:s text:c="12"/>"indéfini"</text:p>
      <text:p text:style-name="P31"><text:s text:c="8"/>)</text:p>
      <text:p text:style-name="P31"><text:s text:c="4"/>);</text:p>
      <text:p text:style-name="P31">});</text:p>
      <text:h text:style-name="P56" text:outline-level="4"><text:bookmark-start text:name="__RefHeading___Toc7382_2681742138"/><text:span text:style-name="Strong_20_Emphasis">Pour filtrer les IPs en double</text:span><text:bookmark-end text:name="__RefHeading___Toc7382_2681742138"/></text:h>
      <text:p text:style-name="Text_20_body">javascript</text:p>
      <text:p text:style-name="P76">const uniqueIPs = [...new Set(ipLocaleArray)]; // Élimine les doublons</text:p>
      <text:p text:style-name="P31"><text:soft-page-break/>uniqueIPs.forEach((ip, index) =&gt; {</text:p>
      <text:p text:style-name="P31"><text:s text:c="4"/>// ... même logique ...</text:p>
      <text:p text:style-name="P31">});</text:p>
      <text:p text:style-name="P34"/>
      <text:h text:style-name="P35" text:outline-level="3"><text:bookmark-start text:name="__RefHeading___Toc7384_2681742138"/><text:span text:style-name="Strong_20_Emphasis">Pourquoi Cette Solution ?</text:span><text:bookmark-end text:name="__RefHeading___Toc7384_2681742138"/></text:h>
      <text:list text:style-name="L89">
        <text:list-item>
          <text:p text:style-name="P137"><text:span text:style-name="Strong_20_Emphasis">Clarté</text:span> : Séparation nette entre IPs standards et supplémentaires.</text:p>
        </text:list-item>
        <text:list-item>
          <text:p text:style-name="P137"><text:span text:style-name="Strong_20_Emphasis">Maintenance</text:span> : Modifiable facilement (ex: changer la description commune).</text:p>
        </text:list-item>
        <text:list-item>
          <text:p text:style-name="P137"><text:span text:style-name="Strong_20_Emphasis">Extensibilité</text:span> : Peut intégrer des règles supplémentaires (ex: filtrage).</text:p>
        </text:list-item>
      </text:list>
      <text:p text:style-name="Text_20_body">Si vous avez besoin d'ajuster un détail, dites-le-moi ! 🛠️</text:p>
      <text:p text:style-name="P138">Mon programme est un peu plus compliqué. Je garde ton code : // 3. Ajout des IPs supplémentaires à ipList avec leurs règles ipLocaleArray.forEach((ip, index) =&gt; { ipList.push( new ConstrucIP( `SmartPiloteViaBox-${index + 1}`, // ID unique incrémenté ip, "IPs détectées automatiquement", // Description commune "indéfini" // État fixe ) ); });</text:p>
      <text:p text:style-name="P75">Au lieu de ipLocaleArray.forEach((ip, index) ma source initiale est msg.payload.networkInterfaces qui est le résultat renvoyé par un noeud qui explore le réseau et j'extrait localIPs avec le code suivant : // Parcourir toutes les interfaces réseau pour avoir un tableau des adresses locales IPV4 for (const [interfaceName, interfaceData] of Object.entries(msg.payload.networkInterfaces)) { // Filtrer les adresses IPv4 commençant par 192.168 const filtered = interfaceData.filter(item =&gt; { return item.family === "IPv4" &amp;&amp; item.address.startsWith("192.168"); }); // Ajouter les résultats au tableau final localIPs = localIPs.concat(filtered);</text:p>
      <text:h text:style-name="P115" text:outline-level="3"><text:bookmark-start text:name="__RefHeading___Toc7386_2681742138"/><text:span text:style-name="Strong_20_Emphasis">Solution Optimisée pour Node-RED avec </text:span><text:span text:style-name="Strong_20_Emphasis"><text:span text:style-name="Source_20_Text">msg.payload.networkInterfaces</text:span></text:span><text:bookmark-end text:name="__RefHeading___Toc7386_2681742138"/></text:h>
      <text:p text:style-name="Text_20_body">Voici comment construire votre tableau <text:span text:style-name="Source_20_Text">ipList</text:span> en :</text:p>
      <text:list text:style-name="L90">
        <text:list-item>
          <text:p text:style-name="P139"><text:span text:style-name="Strong_20_Emphasis">Extrayant les IPs locales</text:span> (depuis <text:span text:style-name="Source_20_Text">msg.payload.networkInterfaces</text:span>),</text:p>
        </text:list-item>
        <text:list-item>
          <text:p text:style-name="P139"><text:span text:style-name="Strong_20_Emphasis">Les fusionnant</text:span> avec vos IPs existantes,</text:p>
        </text:list-item>
        <text:list-item>
          <text:p text:style-name="P139"><text:span text:style-name="Strong_20_Emphasis">Appliquant vos règles</text:span> (ID <text:span text:style-name="Source_20_Text">SmartPiloteViaBox-*</text:span>, description commune, état "indéfini").</text:p>
        </text:list-item>
      </text:list>
      <text:p text:style-name="P34"/>
      <text:h text:style-name="P35" text:outline-level="3"><text:bookmark-start text:name="__RefHeading___Toc7388_2681742138"/><text:span text:style-name="Strong_20_Emphasis">Code Complet (Nœud Function)</text:span><text:bookmark-end text:name="__RefHeading___Toc7388_2681742138"/></text:h>
      <text:p text:style-name="Text_20_body">javascript</text:p>
      <text:p text:style-name="P31">// 1. Extraire les IPs locales (IPv4 192.168.*)</text:p>
      <text:p text:style-name="P31">const localIPs = [];</text:p>
      <text:p text:style-name="P31">for (const interfaceData of Object.values(msg.payload.networkInterfaces)) {</text:p>
      <text:p text:style-name="P31"><text:s text:c="4"/>const filtered = interfaceData.filter(item =&gt; </text:p>
      <text:p text:style-name="P31"><text:s text:c="8"/>item.family === "IPv4" &amp;&amp; item.address.startsWith("192.168")</text:p>
      <text:p text:style-name="P31"><text:soft-page-break/><text:s text:c="4"/>);</text:p>
      <text:p text:style-name="P31"><text:s text:c="4"/>localIPs.push(...filtered.map(ipObj =&gt; ipObj.address)); // Récupère uniquement les adresses</text:p>
      <text:p text:style-name="P31">}</text:p>
      <text:p text:style-name="P31"/>
      <text:p text:style-name="P31">// 2. Créer ipList avec vos IPs existantes + IPs locales</text:p>
      <text:p text:style-name="P31">const ipList = [</text:p>
      <text:p text:style-name="P31"><text:s text:c="4"/>// Exemple d'IPs existantes (à adapter)</text:p>
      <text:p text:style-name="P31"><text:s text:c="4"/>new ConstrucIP("box1", "192.168.1.10", "Serveur Principal", "connecté"),</text:p>
      <text:p text:style-name="P31"><text:s text:c="4"/>new ConstrucIP("box2", "192.168.1.11", "Backup", "déconnecté")</text:p>
      <text:p text:style-name="P31">];</text:p>
      <text:p text:style-name="P31"/>
      <text:p text:style-name="P31">// 3. Ajouter les IPs locales avec vos règles spécifiques</text:p>
      <text:p text:style-name="P31">localIPs.forEach((ip, index) =&gt; {</text:p>
      <text:p text:style-name="P31"><text:s text:c="4"/>ipList.push(</text:p>
      <text:p text:style-name="P31"><text:s text:c="8"/>new ConstrucIP(</text:p>
      <text:p text:style-name="P31"><text:s text:c="12"/>`SmartPiloteViaBox-${index + 1}`, // ID auto-incrémenté</text:p>
      <text:p text:style-name="P31"><text:s text:c="12"/>ip,</text:p>
      <text:p text:style-name="P31"><text:s text:c="12"/>"IP détectée automatiquement", // Description commune</text:p>
      <text:p text:style-name="P31"><text:s text:c="12"/>"indéfini" // État fixe</text:p>
      <text:p text:style-name="P31"><text:s text:c="8"/>)</text:p>
      <text:p text:style-name="P31"><text:s text:c="4"/>);</text:p>
      <text:p text:style-name="P31">});</text:p>
      <text:p text:style-name="P31"/>
      <text:p text:style-name="P31">// 4. Envoyer le résultat</text:p>
      <text:p text:style-name="P31">msg.payload = {</text:p>
      <text:p text:style-name="P31"><text:s text:c="4"/>title: "Réseau local - IPs disponibles",</text:p>
      <text:p text:style-name="P31"><text:s text:c="4"/>ips: ipList,</text:p>
      <text:p text:style-name="P31"><text:s text:c="4"/>timestamp: Date.now()</text:p>
      <text:p text:style-name="P31">};</text:p>
      <text:p text:style-name="P31">return msg;</text:p>
      <text:p text:style-name="P34"/>
      <text:h text:style-name="P35" text:outline-level="3"><text:bookmark-start text:name="__RefHeading___Toc7390_2681742138"/><text:soft-page-break/><text:span text:style-name="Strong_20_Emphasis">Explications</text:span><text:bookmark-end text:name="__RefHeading___Toc7390_2681742138"/></text:h>
      <text:h text:style-name="P56" text:outline-level="4"><text:bookmark-start text:name="__RefHeading___Toc7392_2681742138"/><text:span text:style-name="Strong_20_Emphasis">Étape 1 : Extraction des IPs</text:span><text:bookmark-end text:name="__RefHeading___Toc7392_2681742138"/></text:h>
      <text:list text:style-name="L91">
        <text:list-item>
          <text:p text:style-name="P140"><text:span text:style-name="Strong_20_Emphasis">Parcours des interfaces</text:span> : <text:span text:style-name="Source_20_Text">Object.values(msg.payload.networkInterfaces)</text:span> évite de gérer les noms d'interfaces inutiles.</text:p>
        </text:list-item>
        <text:list-item>
          <text:p text:style-name="P140"><text:span text:style-name="Strong_20_Emphasis">Filtrage</text:span> : On ne garde que les IPv4 commençant par <text:span text:style-name="Source_20_Text">192.168</text:span>.</text:p>
        </text:list-item>
        <text:list-item>
          <text:p text:style-name="P140"><text:span text:style-name="Strong_20_Emphasis">Formatage</text:span> : <text:span text:style-name="Source_20_Text">.map(ipObj =&gt; ipObj.address)</text:span> extrait uniquement les adresses.</text:p>
        </text:list-item>
      </text:list>
      <text:h text:style-name="P56" text:outline-level="4"><text:bookmark-start text:name="__RefHeading___Toc7394_2681742138"/><text:span text:style-name="Strong_20_Emphasis">Étape 2 : Fusion des IPs</text:span><text:bookmark-end text:name="__RefHeading___Toc7394_2681742138"/></text:h>
      <text:list text:style-name="L92">
        <text:list-item>
          <text:p text:style-name="P141"><text:span text:style-name="Strong_20_Emphasis">IPs existantes</text:span> : Ajoutées manuellement (exemple avec <text:span text:style-name="Source_20_Text">box1</text:span>, <text:span text:style-name="Source_20_Text">box2</text:span>).</text:p>
        </text:list-item>
        <text:list-item>
          <text:p text:style-name="P141"><text:span text:style-name="Strong_20_Emphasis">IPs locales</text:span> : Ajoutées via <text:span text:style-name="Source_20_Text">.forEach()</text:span> avec les règles demandées.</text:p>
        </text:list-item>
      </text:list>
      <text:h text:style-name="P56" text:outline-level="4"><text:bookmark-start text:name="__RefHeading___Toc7396_2681742138"/><text:span text:style-name="Strong_20_Emphasis">Étape 3 : Sortie Structurée</text:span><text:bookmark-end text:name="__RefHeading___Toc7396_2681742138"/></text:h>
      <text:list text:style-name="L93">
        <text:list-item>
          <text:p text:style-name="P142"><text:span text:style-name="Strong_20_Emphasis">Clé </text:span><text:span text:style-name="Strong_20_Emphasis"><text:span text:style-name="Source_20_Text">ips</text:span></text:span> : Contient toutes les IPs (existantes + locales).</text:p>
        </text:list-item>
        <text:list-item>
          <text:p text:style-name="P142"><text:span text:style-name="Strong_20_Emphasis">Métadonnées</text:span> : <text:span text:style-name="Source_20_Text">title</text:span> et <text:span text:style-name="Source_20_Text">timestamp</text:span> pour le contexte.</text:p>
        </text:list-item>
      </text:list>
      <text:p text:style-name="P34"/>
      <text:h text:style-name="P35" text:outline-level="3"><text:bookmark-start text:name="__RefHeading___Toc7398_2681742138"/><text:span text:style-name="Strong_20_Emphasis">Résultat Final (</text:span><text:span text:style-name="Strong_20_Emphasis"><text:span text:style-name="Source_20_Text">msg.payload</text:span></text:span><text:span text:style-name="Strong_20_Emphasis">)</text:span><text:bookmark-end text:name="__RefHeading___Toc7398_2681742138"/></text:h>
      <text:p text:style-name="Text_20_body">json</text:p>
      <text:p text:style-name="P31">{</text:p>
      <text:p text:style-name="P31"><text:s text:c="4"/>"title": "Réseau local - IPs disponibles",</text:p>
      <text:p text:style-name="P31"><text:s text:c="4"/>"ips": [</text:p>
      <text:p text:style-name="P31"><text:s text:c="8"/>{</text:p>
      <text:p text:style-name="P31"><text:s text:c="12"/>"id": "box1",</text:p>
      <text:p text:style-name="P31"><text:s text:c="12"/>"ip": "192.168.1.10",</text:p>
      <text:p text:style-name="P31"><text:s text:c="12"/>"description": "Serveur Principal",</text:p>
      <text:p text:style-name="P31"><text:s text:c="12"/>"etat": "connecté"</text:p>
      <text:p text:style-name="P31"><text:s text:c="8"/>},</text:p>
      <text:p text:style-name="P31"><text:s text:c="8"/>{</text:p>
      <text:p text:style-name="P31"><text:s text:c="12"/>"id": "box2",</text:p>
      <text:p text:style-name="P31"><text:s text:c="12"/>"ip": "192.168.1.11",</text:p>
      <text:p text:style-name="P31"><text:s text:c="12"/>"description": "Backup",</text:p>
      <text:p text:style-name="P31"><text:s text:c="12"/>"etat": "déconnecté"</text:p>
      <text:p text:style-name="P31"><text:s text:c="8"/>},</text:p>
      <text:p text:style-name="P31"><text:s text:c="8"/>{</text:p>
      <text:p text:style-name="P31"><text:s text:c="12"/>"id": "SmartPiloteViaBox-1",</text:p>
      <text:p text:style-name="P31"><text:s text:c="12"/>"ip": "192.168.1.20",</text:p>
      <text:p text:style-name="P31"><text:soft-page-break/><text:s text:c="12"/>"description": "IP détectée automatiquement",</text:p>
      <text:p text:style-name="P31"><text:s text:c="12"/>"etat": "indéfini"</text:p>
      <text:p text:style-name="P31"><text:s text:c="8"/>},</text:p>
      <text:p text:style-name="P31"><text:s text:c="8"/>{</text:p>
      <text:p text:style-name="P31"><text:s text:c="12"/>"id": "SmartPiloteViaBox-2",</text:p>
      <text:p text:style-name="P31"><text:s text:c="12"/>"ip": "192.168.1.21",</text:p>
      <text:p text:style-name="P31"><text:s text:c="12"/>"description": "IP détectée automatiquement",</text:p>
      <text:p text:style-name="P31"><text:s text:c="12"/>"etat": "indéfini"</text:p>
      <text:p text:style-name="P31"><text:s text:c="8"/>}</text:p>
      <text:p text:style-name="P31"><text:s text:c="4"/>],</text:p>
      <text:p text:style-name="P31"><text:s text:c="4"/>"timestamp": 1715000000000</text:p>
      <text:p text:style-name="P31">}</text:p>
      <text:p text:style-name="P34"/>
      <text:h text:style-name="P35" text:outline-level="3"><text:bookmark-start text:name="__RefHeading___Toc7400_2681742138"/><text:span text:style-name="Strong_20_Emphasis">Bonus : Optimisations Supplémentaires</text:span><text:bookmark-end text:name="__RefHeading___Toc7400_2681742138"/></text:h>
      <text:h text:style-name="P56" text:outline-level="4"><text:bookmark-start text:name="__RefHeading___Toc7402_2681742138"/><text:span text:style-name="Strong_20_Emphasis">1. Éviter les doublons d'IPs</text:span><text:bookmark-end text:name="__RefHeading___Toc7402_2681742138"/></text:h>
      <text:p text:style-name="Text_20_body">javascript</text:p>
      <text:p text:style-name="P31">const uniqueIPs = [...new Set(localIPs)]; // Supprime les doublons</text:p>
      <text:p text:style-name="P31">uniqueIPs.forEach((ip, index) =&gt; {</text:p>
      <text:p text:style-name="P31"><text:s text:c="4"/>// ... ajout à ipList ...</text:p>
      <text:p text:style-name="P31">});</text:p>
      <text:h text:style-name="P56" text:outline-level="4"><text:bookmark-start text:name="__RefHeading___Toc7404_2681742138"/><text:span text:style-name="Strong_20_Emphasis">2. Ajouter des détails d'interface</text:span><text:bookmark-end text:name="__RefHeading___Toc7404_2681742138"/></text:h>
      <text:p text:style-name="Text_20_body">Si besoin des noms d'interfaces dans la description :</text:p>
      <text:p text:style-name="Text_20_body">javascript</text:p>
      <text:p text:style-name="P31">localIPs.forEach((ipObj, index) =&gt; {</text:p>
      <text:p text:style-name="P31"><text:s text:c="4"/>ipList.push(</text:p>
      <text:p text:style-name="P31"><text:s text:c="8"/>new ConstrucIP(</text:p>
      <text:p text:style-name="P31"><text:s text:c="12"/>`SmartPiloteViaBox-${index + 1}`,</text:p>
      <text:p text:style-name="P31"><text:s text:c="12"/>ipObj.address,</text:p>
      <text:p text:style-name="P31"><text:s text:c="12"/>`IP (${ipObj.interface})`, // Ex: "IP (eth0)" </text:p>
      <text:p text:style-name="P31"><text:s text:c="12"/>"indéfini"</text:p>
      <text:p text:style-name="P31"><text:s text:c="8"/>)</text:p>
      <text:p text:style-name="P31"><text:s text:c="4"/>);</text:p>
      <text:p text:style-name="P31">});</text:p>
      <text:h text:style-name="P56" text:outline-level="4"><text:bookmark-start text:name="__RefHeading___Toc7406_2681742138"/><text:soft-page-break/><text:span text:style-name="Strong_20_Emphasis">3. Version avec Async/Await</text:span><text:bookmark-end text:name="__RefHeading___Toc7406_2681742138"/></text:h>
      <text:p text:style-name="Text_20_body">Si <text:span text:style-name="Source_20_Text">networkInterfaces</text:span> vient d'une API asynchrone :</text:p>
      <text:p text:style-name="Text_20_body">javascript</text:p>
      <text:p text:style-name="P76">// Dans un sous-flux dédié (nœud "function" avec "done()")</text:p>
      <text:p text:style-name="P31">try {</text:p>
      <text:p text:style-name="P31"><text:s text:c="4"/>const interfaces = await getNetworkInterfaces(); // Fonction async custom</text:p>
      <text:p text:style-name="P31"><text:s text:c="4"/>msg.payload.networkInterfaces = interfaces;</text:p>
      <text:p text:style-name="P31"><text:s text:c="4"/>node.send(msg);</text:p>
      <text:p text:style-name="P31">} catch (error) {</text:p>
      <text:p text:style-name="P31"><text:s text:c="4"/>node.error("Erreur de scan réseau", msg);</text:p>
      <text:p text:style-name="P31">}</text:p>
      <text:p text:style-name="P34"/>
      <text:h text:style-name="P35" text:outline-level="3"><text:bookmark-start text:name="__RefHeading___Toc7408_2681742138"/><text:span text:style-name="Strong_20_Emphasis">Pourquoi Cette Solution ?</text:span><text:bookmark-end text:name="__RefHeading___Toc7408_2681742138"/></text:h>
      <text:list text:style-name="L94">
        <text:list-item>
          <text:p text:style-name="P143"><text:span text:style-name="Strong_20_Emphasis">Robuste</text:span> : Gère correctement les données réseau complexes.</text:p>
        </text:list-item>
        <text:list-item>
          <text:p text:style-name="P143"><text:span text:style-name="Strong_20_Emphasis">Maintenable</text:span> : Séparation claire entre IPs existantes et locales.</text:p>
        </text:list-item>
        <text:list-item>
          <text:p text:style-name="P143"><text:span text:style-name="Strong_20_Emphasis">Extensible</text:span> : Prête pour des évolutions (ex: filtres supplémentaires).</text:p>
        </text:list-item>
      </text:list>
      <text:p text:style-name="Text_20_body">Si vous avez besoin d'ajuster un détail (ex: format des IDs, descriptions), dites-le-moi ! 🚀</text:p>
      <text:p text:style-name="P75">J'ai une erreur dans mon code que je ne trouve pas ? /Ici configuration des valeurs par defaut de l'IP suivant le contexte // Le sous-menu à permis de choisir le mode de fonctionnement var ipcourante= global.set("Ip_Courante"); // ? // Exécuter uniquement si le bouton a envoyé "reset" ou si IP_Courante existe //if (msg.payload !== "reset" || msg.payload!=="$ConnectIP#" ) return null; //Constructeur avec jsDoc pour documentation si VS Code autocomplétion /** * Constructeur d'une entrée IP. * @param {string} id - Identifiant unique. * @param {string} ip - Adresse IPv4. * @param {string} description - Description. * @param {"disponible"|"indisponible"|"connecté"|"non défini"} etat - Statut. */ function ConstrucIP (id, ip, description, etat) { this.id = id; this.ip = ip; this.description = `Adresse IP : ${ip} - Cas : ${id} - ${description} `; // ok si Template literal (ES6) this.etat = etat; } // Test de l'existence de ipListe (le futur tableau d'info. sur les IP) let ipListe = global.get("ipListe"); // Si la variable n'existe pas OU n'est pas un tableau OU est vide if (!Array.isArray(ipListe) || ipListe.length === 0) { /** * Crée un tableau d'IPs pour un menu dropdown. * @output msg.payload {Array&lt;{id: string, ip: string, description: string, etat: string}&gt;} */ const ipList = [ new ConstrucIP( "SmartP_IP_Direct", "192.168.48.xx",//remplacer par la valeur correcte "Smartphone (partage de connexion) - Activez le partage de connexion sur le smartphone embarqué", "indéfini" ) new ConstrucIP( "RPI_IP_Wifi", "192.168.1.38",//cas serveur maison "Serveur RPI sur réseau local (connecté à la box maison)", "non défini" ) ]; // Initialiser un tableau pour stocker les adresses locales recherchées let localIPs = []; // Parcourir toutes les interfaces réseau pour avoir un tableau des adresses locales IPV4 for (const [interfaceName, interfaceData] of Object.entries(msg.payload.networkInterfaces)) { // Filtrer les adresses IPv4 commençant par 192.168 const filtered = interfaceData.filter(item =&gt; { return item.family === "IPv4" &amp;&amp; <text:soft-page-break/>item.address.startsWith("192.168"); }); // Ajouter les résultats au tableau final localIPs.push(...filtered.map(ipObj =&gt; ipObj.address)); // Récupère uniquement les adresses } // Gestion des résultats IP (pour info exple chemin : payload.networkInterfaces.wlan0[3].address) if (localIPs.length === 1) { const ipLocale = new ConstrucIP("SmartPiloteViaBox", localIPs[0], "Le smartphone pilote utilise une adresse fourni par la box","connecté" ); } else if (localIPs.length &lt; 1) { const ipLocale = new ConstrucIP("SmartPiloteViaBox", "", "Aucune adresse IP 192.168 trouvée", "indisponible"); } else { //Ajouter les IPs locales avec vos règles spécifiques localIPs.forEach((ip, index) =&gt; { ipListe.push( new ConstrucIP( `SmartPiloteViaBox-${index + 1}`, // ID auto-incrémenté ip, "IP local disponible", // Description commune "indéfini" // État fixe ) ); }); }; // Cherche si la liaison par internet distant existe : if (msg.payload.publicIPV4) { const publicIPV4 = msg.payload.publicIPV4; ipListe.push( new ConstrucIP( "RPI_IP_Serveur", '$publicIPv4', "Serveur RPI distant exposé Internet - (Nécessite une carte SIM sur le Smartphone embarqué)", "disponible" ) ) } else{ ipListe.push( new ConstrucIP( "RPI_IP_Serveur", "", "Serveur RPI distant exposé Internet - (Nécessite une carte SIM sur le Smartphone embarqué)", "indisponible" ) }; //conserver la dernière liste validée global.set("ipListe", ipListe, "file"); // stockage persistant global.set("ipListe", ipListe); // actualiser globale courant msg.payload = ipListe; } else{};//cas ou la liste existe déjà return msg;</text:p>
      <text:h text:style-name="P115" text:outline-level="3"><text:bookmark-start text:name="__RefHeading___Toc7410_2681742138"/><text:span text:style-name="Strong_20_Emphasis">Correction des Erreurs dans Votre Code</text:span><text:bookmark-end text:name="__RefHeading___Toc7410_2681742138"/></text:h>
      <text:p text:style-name="Text_20_body">Voici les problèmes identifiés et leurs corrections :</text:p>
      <text:p text:style-name="P34"/>
      <text:h text:style-name="P56" text:outline-level="4"><text:bookmark-start text:name="__RefHeading___Toc7412_2681742138"/><text:span text:style-name="Strong_20_Emphasis">1. Problème de Syntaxe : Virgules Manquantes</text:span><text:bookmark-end text:name="__RefHeading___Toc7412_2681742138"/></text:h>
      <text:p text:style-name="Text_20_body">Dans la déclaration de <text:span text:style-name="Source_20_Text">ipList</text:span>, il manque des virgules entre les éléments du tableau :</text:p>
      <text:p text:style-name="Text_20_body">javascript</text:p>
      <text:p text:style-name="P31">const ipList = [</text:p>
      <text:p text:style-name="P31"><text:s text:c="4"/>new ConstrucIP(</text:p>
      <text:p text:style-name="P31"><text:s text:c="8"/>"SmartP_IP_Direct",</text:p>
      <text:p text:style-name="P31"><text:s text:c="8"/>"192.168.48.xx",</text:p>
      <text:p text:style-name="P31"><text:s text:c="8"/>"Smartphone (partage de connexion) - Activez le partage de connexion sur le smartphone embarqué",</text:p>
      <text:p text:style-name="P31"><text:s text:c="8"/>"indéfini"</text:p>
      <text:p text:style-name="P31"><text:s text:c="4"/>), // &lt;-- Virgule manquante ici</text:p>
      <text:p text:style-name="P31"><text:s text:c="4"/>new ConstrucIP(</text:p>
      <text:p text:style-name="P31"><text:s text:c="8"/>"RPI_IP_Wifi",</text:p>
      <text:p text:style-name="P31"><text:s text:c="8"/>"192.168.1.38",</text:p>
      <text:p text:style-name="P31"><text:s text:c="8"/>"Serveur RPI sur réseau local (connecté à la box maison)",</text:p>
      <text:p text:style-name="P31"><text:s text:c="8"/>"non défini"</text:p>
      <text:p text:style-name="P31"><text:s text:c="4"/>) // Pas de virgule après le dernier élément</text:p>
      <text:p text:style-name="P31">];</text:p>
      <text:p text:style-name="P34"><text:soft-page-break/></text:p>
      <text:h text:style-name="P56" text:outline-level="4"><text:bookmark-start text:name="__RefHeading___Toc7414_2681742138"/><text:span text:style-name="Strong_20_Emphasis">2. Variable </text:span><text:span text:style-name="Strong_20_Emphasis"><text:span text:style-name="Source_20_Text">ipListe</text:span></text:span><text:span text:style-name="Strong_20_Emphasis"> vs </text:span><text:span text:style-name="Strong_20_Emphasis"><text:span text:style-name="Source_20_Text">ipList</text:span></text:span><text:bookmark-end text:name="__RefHeading___Toc7414_2681742138"/></text:h>
      <text:p text:style-name="Text_20_body">Vous utilisez <text:span text:style-name="Source_20_Text">ipListe</text:span> (avec un "e") plus tard, mais déclarez <text:span text:style-name="Source_20_Text">ipList</text:span> (sans "e"). Corrigez pour utiliser la même variable :</text:p>
      <text:p text:style-name="Text_20_body">javascript</text:p>
      <text:p text:style-name="P31">let ipListe = global.get("ipListe") || []; // Initialise avec un tableau vide si non existant</text:p>
      <text:p text:style-name="P31">if (!Array.isArray(ipListe) || ipListe.length === 0) {</text:p>
      <text:p text:style-name="P31"><text:s text:c="4"/>ipListe = [ // Utilisez ipListe dès le départ</text:p>
      <text:p text:style-name="P31"><text:s text:c="8"/>new ConstrucIP(...),</text:p>
      <text:p text:style-name="P31"><text:s text:c="8"/>new ConstrucIP(...)</text:p>
      <text:p text:style-name="P31"><text:s text:c="4"/>];</text:p>
      <text:p text:style-name="P31">}</text:p>
      <text:p text:style-name="P34"/>
      <text:h text:style-name="P56" text:outline-level="4"><text:bookmark-start text:name="__RefHeading___Toc7416_2681742138"/><text:span text:style-name="Strong_20_Emphasis">3. Conditions </text:span><text:span text:style-name="Strong_20_Emphasis"><text:span text:style-name="Source_20_Text">if/else</text:span></text:span><text:span text:style-name="Strong_20_Emphasis"> Non Fermées</text:span><text:bookmark-end text:name="__RefHeading___Toc7416_2681742138"/></text:h>
      <text:list text:style-name="L95">
        <text:list-item>
          <text:p text:style-name="P144">La condition <text:span text:style-name="Source_20_Text">else if (localIPs.length &lt; 1)</text:span> n'est pas correctement fermée avant le <text:span text:style-name="Source_20_Text">else</text:span> suivant.</text:p>
        </text:list-item>
        <text:list-item>
          <text:p text:style-name="P144">Les accolades <text:span text:style-name="Source_20_Text">{}</text:span> des blocs <text:span text:style-name="Source_20_Text">if/else</text:span> ne sont pas toujours bien placées.</text:p>
        </text:list-item>
      </text:list>
      <text:p text:style-name="Text_20_body"><text:span text:style-name="Strong_20_Emphasis">Correction :</text:span></text:p>
      <text:p text:style-name="Text_20_body">javascript – <text:span text:style-name="T13">surveillance </text:span></text:p>
      <text:p text:style-name="P31">if (localIPs.length === 1) {</text:p>
      <text:p text:style-name="P31"><text:s text:c="4"/>const ipLocale = new ConstrucIP("SmartPiloteViaBox", localIPs[0], "Le smartphone pilote utilise une adresse fournie par la box", "connecté");</text:p>
      <text:p text:style-name="P31"><text:s text:c="4"/>ipListe.push(ipLocale); // &lt;-- N'oubliez pas d'ajouter à ipListe !</text:p>
      <text:p text:style-name="P31">} </text:p>
      <text:p text:style-name="P31">else if (localIPs.length &lt; 1) {</text:p>
      <text:p text:style-name="P31"><text:s text:c="4"/>const ipLocale = new ConstrucIP("SmartPiloteViaBox", "", "Aucune adresse IP 192.168 trouvée", "indisponible");</text:p>
      <text:p text:style-name="P31"><text:s text:c="4"/>ipListe.push(ipLocale); // &lt;-- Ajout manquant</text:p>
      <text:p text:style-name="P31">} </text:p>
      <text:p text:style-name="P31">else {</text:p>
      <text:p text:style-name="P31"><text:s text:c="4"/>localIPs.forEach((ip, index) =&gt; {</text:p>
      <text:p text:style-name="P31"><text:s text:c="8"/>ipListe.push(...);</text:p>
      <text:p text:style-name="P31"><text:s text:c="4"/>});</text:p>
      <text:p text:style-name="P31">} // &lt;-- Accolade fermante manquante</text:p>
      <text:p text:style-name="P34"/>
      <text:h text:style-name="P56" text:outline-level="4"><text:bookmark-start text:name="__RefHeading___Toc7418_2681742138"/><text:soft-page-break/><text:span text:style-name="Strong_20_Emphasis">4. Erreur dans l'Interpolation de </text:span><text:span text:style-name="Strong_20_Emphasis"><text:span text:style-name="Source_20_Text">publicIPv4</text:span></text:span><text:bookmark-end text:name="__RefHeading___Toc7418_2681742138"/></text:h>
      <text:p text:style-name="Text_20_body">Vous utilisez <text:span text:style-name="Source_20_Text">'$publicIPv4'</text:span> (chaîne littérale) au lieu de la variable :</text:p>
      <text:p text:style-name="Text_20_body">javascript</text:p>
      <text:p text:style-name="P31">new ConstrucIP(</text:p>
      <text:p text:style-name="P31"><text:s text:c="4"/>"RPI_IP_Serveur",</text:p>
      <text:p text:style-name="P31"><text:s text:c="4"/>publicIPV4, // &lt;-- Utilisez la variable directement, pas '$publicIPv4'</text:p>
      <text:p text:style-name="P31"><text:s text:c="4"/>"Serveur RPI distant exposé Internet...",</text:p>
      <text:p text:style-name="P31"><text:s text:c="4"/>"disponible"</text:p>
      <text:p text:style-name="P31">)</text:p>
      <text:p text:style-name="P34"/>
      <text:h text:style-name="P56" text:outline-level="4"><text:bookmark-start text:name="__RefHeading___Toc7420_2681742138"/><text:span text:style-name="Strong_20_Emphasis">5. Accolade Fermante Manquante</text:span><text:bookmark-end text:name="__RefHeading___Toc7420_2681742138"/></text:h>
      <text:p text:style-name="Text_20_body">La dernière accolade du bloc <text:span text:style-name="Source_20_Text">else</text:span> pour <text:span text:style-name="Source_20_Text">publicIPV4</text:span> est manquante :</text:p>
      <text:p text:style-name="Text_20_body">javascript</text:p>
      <text:p text:style-name="P31">else {</text:p>
      <text:p text:style-name="P31"><text:s text:c="4"/>ipListe.push(</text:p>
      <text:p text:style-name="P31"><text:s text:c="8"/>new ConstrucIP(...)</text:p>
      <text:p text:style-name="P31"><text:s text:c="4"/>); // &lt;-- Accolade fermante manquante ici</text:p>
      <text:p text:style-name="P31">} // &lt;-- Ajoutez cette ligne</text:p>
      <text:p text:style-name="P34"/>
      <text:h text:style-name="P35" text:outline-level="3"><text:bookmark-start text:name="__RefHeading___Toc7422_2681742138"/><text:span text:style-name="Strong_20_Emphasis">Code Corrigé (Extrait Clé)</text:span><text:bookmark-end text:name="__RefHeading___Toc7422_2681742138"/></text:h>
      <text:p text:style-name="Text_20_body">javascript</text:p>
      <text:p text:style-name="P76">// Initialisation de ipListe</text:p>
      <text:p text:style-name="P31">let ipListe = global.get("ipListe") || [];</text:p>
      <text:p text:style-name="P31"/>
      <text:p text:style-name="P31">if (!Array.isArray(ipListe) || ipListe.length === 0) {</text:p>
      <text:p text:style-name="P31"><text:s text:c="4"/>ipListe = [</text:p>
      <text:p text:style-name="P31"><text:s text:c="8"/>new ConstrucIP(</text:p>
      <text:p text:style-name="P31"><text:s text:c="12"/>"SmartP_IP_Direct",</text:p>
      <text:p text:style-name="P31"><text:s text:c="12"/>"192.168.48.xx",</text:p>
      <text:p text:style-name="P31"><text:s text:c="12"/>"Smartphone (partage de connexion)...",</text:p>
      <text:p text:style-name="P31"><text:s text:c="12"/>"indéfini"</text:p>
      <text:p text:style-name="P31"><text:s text:c="8"/>),</text:p>
      <text:p text:style-name="P31"><text:s text:c="8"/>new ConstrucIP(</text:p>
      <text:p text:style-name="P31"><text:s text:c="12"/>"RPI_IP_Wifi",</text:p>
      <text:p text:style-name="P31"><text:soft-page-break/><text:s text:c="12"/>"192.168.1.38",</text:p>
      <text:p text:style-name="P31"><text:s text:c="12"/>"Serveur RPI sur réseau local...",</text:p>
      <text:p text:style-name="P31"><text:s text:c="12"/>"non défini"</text:p>
      <text:p text:style-name="P31"><text:s text:c="8"/>)</text:p>
      <text:p text:style-name="P31"><text:s text:c="4"/>];</text:p>
      <text:p text:style-name="P31"/>
      <text:p text:style-name="P31"><text:s text:c="4"/>let localIPs = [];</text:p>
      <text:p text:style-name="P31"><text:s text:c="4"/>for (const [interfaceName, interfaceData] of Object.entries(msg.payload.networkInterfaces)) {</text:p>
      <text:p text:style-name="P31"><text:s text:c="8"/>const filtered = interfaceData.filter(item =&gt; </text:p>
      <text:p text:style-name="P31"><text:s text:c="12"/>item.family === "IPv4" &amp;&amp; item.address.startsWith("192.168")</text:p>
      <text:p text:style-name="P31"><text:s text:c="8"/>);</text:p>
      <text:p text:style-name="P31"><text:s text:c="8"/>localIPs.push(...filtered.map(ipObj =&gt; ipObj.address));</text:p>
      <text:p text:style-name="P31"><text:s text:c="4"/>}</text:p>
      <text:p text:style-name="P31"/>
      <text:p text:style-name="P31"><text:s text:c="4"/>if (localIPs.length === 1) {</text:p>
      <text:p text:style-name="P31"><text:s text:c="8"/>ipListe.push(new ConstrucIP("SmartPiloteViaBox", localIPs[0], "Description...", "connecté"));</text:p>
      <text:p text:style-name="P31"><text:s text:c="4"/>} </text:p>
      <text:p text:style-name="P31"><text:s text:c="4"/>else if (localIPs.length &lt; 1) {</text:p>
      <text:p text:style-name="P31"><text:s text:c="8"/>ipListe.push(new ConstrucIP("SmartPiloteViaBox", "", "Aucune IP trouvée", "indisponible"));</text:p>
      <text:p text:style-name="P31"><text:s text:c="4"/>} </text:p>
      <text:p text:style-name="P31"><text:s text:c="4"/>else {</text:p>
      <text:p text:style-name="P31"><text:s text:c="8"/>localIPs.forEach((ip, index) =&gt; {</text:p>
      <text:p text:style-name="P31"><text:s text:c="12"/>ipListe.push(new ConstrucIP(`SmartPiloteViaBox-${index + 1}`, ip, "IP locale", "indéfini"));</text:p>
      <text:p text:style-name="P31"><text:s text:c="8"/>});</text:p>
      <text:p text:style-name="P31"><text:s text:c="4"/>}</text:p>
      <text:p text:style-name="P31"/>
      <text:p text:style-name="P31"><text:s text:c="4"/>if (msg.payload.publicIPV4) {</text:p>
      <text:p text:style-name="P31"><text:s text:c="8"/>ipListe.push(new ConstrucIP("RPI_IP_Serveur", msg.payload.publicIPV4, "Description...", "disponible"));</text:p>
      <text:p text:style-name="P31"><text:s text:c="4"/>} </text:p>
      <text:p text:style-name="P31"><text:s text:c="4"/>else {</text:p>
      <text:p text:style-name="P31"><text:s text:c="8"/>ipListe.push(new ConstrucIP("RPI_IP_Serveur", "", "Description...", "indisponible"));</text:p>
      <text:p text:style-name="P31"><text:soft-page-break/><text:s text:c="4"/>}</text:p>
      <text:p text:style-name="P31"/>
      <text:p text:style-name="P31"><text:s text:c="4"/>global.set("ipListe", ipListe, "file");</text:p>
      <text:p text:style-name="P31"><text:s text:c="4"/>msg.payload = ipListe;</text:p>
      <text:p text:style-name="P31">}</text:p>
      <text:p text:style-name="P31"/>
      <text:p text:style-name="P31">return msg;</text:p>
      <text:p text:style-name="P34"/>
      <text:h text:style-name="P35" text:outline-level="3"><text:bookmark-start text:name="__RefHeading___Toc7424_2681742138"/><text:span text:style-name="Strong_20_Emphasis">Points Clés à Vérifier</text:span><text:bookmark-end text:name="__RefHeading___Toc7424_2681742138"/></text:h>
      <text:list text:style-name="L96">
        <text:list-item>
          <text:p text:style-name="P145"><text:span text:style-name="Strong_20_Emphasis">Virgules</text:span> dans les tableaux et objets.</text:p>
        </text:list-item>
        <text:list-item>
          <text:p text:style-name="P145"><text:span text:style-name="Strong_20_Emphasis">Noms de variables</text:span> (<text:span text:style-name="Source_20_Text">ipList</text:span> vs <text:span text:style-name="Source_20_Text">ipListe</text:span>).</text:p>
        </text:list-item>
        <text:list-item>
          <text:p text:style-name="P145"><text:span text:style-name="Strong_20_Emphasis">Accolades fermantes</text:span> pour tous les blocs <text:span text:style-name="Source_20_Text">if/else</text:span>.</text:p>
        </text:list-item>
        <text:list-item>
          <text:p text:style-name="P145"><text:span text:style-name="Strong_20_Emphasis">Interpolation correcte</text:span> des variables (pas de <text:span text:style-name="Source_20_Text">'$variable'</text:span>).</text:p>
        </text:list-item>
      </text:list>
      <text:p text:style-name="Text_20_body">Testez le code pas à pas dans Node-RED pour isoler d'éventuelles autres erreurs !</text:p>
      <text:p text:style-name="P138">New chat</text:p>
      <text:p text:style-name="Text_20_body"/>
      <text:h text:style-name="Heading_20_1" text:outline-level="1"><text:bookmark-start text:name="__RefHeading___Toc7426_2681742138"/>Présentation des nœuds node-red<text:bookmark-end text:name="__RefHeading___Toc7426_2681742138"/></text:h>
      <text:h text:style-name="Heading_20_3" text:outline-level="3"><text:bookmark-start text:name="__RefHeading___Toc7428_2681742138"/>ui_button group <text:s/>- (version @flowfuse/node-red-dashboard)<text:bookmark-end text:name="__RefHeading___Toc7428_2681742138"/></text:h>
      <text:p text:style-name="P146">Pour ne pas avoir de bouton pré-sélectionné : <text:line-break/>Envoyer un message avec <text:span text:style-name="Source_20_Text">payload.value=""</text:span> est une approche valable pour s'assurer qu'aucun bouton n'est sélectionné par défaut dans un groupe de boutons <text:span text:style-name="Source_20_Text">ui_button group</text:span> de Node-RED Dashboard 2.0. Voici comment vous pouvez le faire :</text:p>
      <text:list text:style-name="L97">
        <text:list-item>
          <text:p text:style-name="P147"><text:span text:style-name="Strong_20_Emphasis">Configurer un nœud d'injection</text:span> :</text:p>
          <text:list>
            <text:list-item>
              <text:p text:style-name="P148">Ajoutez un nœud "inject" à votre flux Node-RED. </text:p>
            </text:list-item>
            <text:list-item>
              <text:p text:style-name="P148">Configurez ce nœud pour envoyer un message avec <text:span text:style-name="Source_20_Text">payload.value=""</text:span> au démarrage ou à un moment approprié. </text:p>
            </text:list-item>
          </text:list>
        </text:list-item>
        <text:list-item>
          <text:p text:style-name="P147"><text:span text:style-name="Strong_20_Emphasis">Connecter le nœud d'injection au groupe de boutons</text:span> :</text:p>
          <text:list>
            <text:list-item>
              <text:p text:style-name="P148">Reliez la sortie du nœud "inject" à l'entrée du nœud <text:span text:style-name="Source_20_Text">ui_button group</text:span>. </text:p>
            </text:list-item>
          </text:list>
        </text:list-item>
        <text:list-item>
          <text:p text:style-name="P147"><text:span text:style-name="Strong_20_Emphasis">Configurer le message</text:span> :</text:p>
          <text:list>
            <text:list-item>
              <text:p text:style-name="P147">Dans le nœud "inject", définissez le payload du message comme suit : </text:p>
            </text:list-item>
          </text:list>
        </text:list-item>
      </text:list>
      <text:p text:style-name="P149"><text:span text:style-name="Source_20_Text"><text:span text:style-name="T8">{</text:span></text:span></text:p>
      <text:p text:style-name="P149"><text:span text:style-name="Source_20_Text"><text:span text:style-name="T14"><text:s text:c="4"/></text:span></text:span><text:span text:style-name="Source_20_Text"><text:span text:style-name="T7">"payload"</text:span></text:span><text:span text:style-name="Source_20_Text"><text:span text:style-name="T8">: {</text:span></text:span></text:p>
      <text:p text:style-name="P149"><text:span text:style-name="Source_20_Text"><text:span text:style-name="T14"><text:s text:c="8"/></text:span></text:span><text:span text:style-name="Source_20_Text"><text:span text:style-name="T7">"value"</text:span></text:span><text:span text:style-name="Source_20_Text"><text:span text:style-name="T8">: </text:span></text:span><text:span text:style-name="Source_20_Text"><text:span text:style-name="T9">""</text:span></text:span></text:p>
      <text:p text:style-name="P149"><text:soft-page-break/><text:span text:style-name="Source_20_Text"><text:span text:style-name="T14"><text:s text:c="4"/></text:span></text:span><text:span text:style-name="Source_20_Text"><text:span text:style-name="T8">}</text:span></text:span></text:p>
      <text:p text:style-name="P150"><text:span text:style-name="Source_20_Text"><text:span text:style-name="T8">}</text:span></text:span></text:p>
      <text:h text:style-name="Heading_20_2" text:outline-level="2">Noeuds Template flowfuse js3</text:h>
      <text:p text:style-name="P151"><text:line-break/>Comprendre le Modèle de Template FlowFuse</text:p>
      <text:p text:style-name="P152">Le modèle que vous avez est un <text:span text:style-name="T15">composant Vue 3</text:span>. Voici comment ses différentes parties interagissent et comment vous pouvez y intégrer votre contenu pour créer des tables éditables ou des formulaires dynamiques.</text:p>
      <text:list text:style-name="L98">
        <text:list-item>
          <text:p text:style-name="P153"><text:span text:style-name="Source_20_Text"><text:span text:style-name="T15">&lt;template&gt;</text:span></text:span><text:span text:style-name="T15"> :</text:span> C'est ici que vous écrivez votre <text:span text:style-name="T15">HTML</text:span>. C'est le rendu visuel de votre composant. Vous utilisez la syntaxe de template de Vue pour afficher les données (<text:span text:style-name="Source_20_Text">{{ variable }}</text:span>), lier des attributs (<text:span text:style-name="Source_20_Text">:attribute="variable"</text:span>), gérer des événements (<text:span text:style-name="Source_20_Text">@click="method()"</text:span>), et rendre du contenu conditionnellement (<text:span text:style-name="Source_20_Text">v-if</text:span>, <text:span text:style-name="Source_20_Text">v-for</text:span>).</text:p>
        </text:list-item>
        <text:list-item>
          <text:p text:style-name="P153"><text:span text:style-name="Source_20_Text"><text:span text:style-name="T15">&lt;script&gt;</text:span></text:span><text:span text:style-name="T15"> :</text:span> C'est le cœur de la logique de votre composant. C'est un objet JavaScript exporté qui contient :</text:p>
          <text:list>
            <text:list-item>
              <text:p text:style-name="P153"><text:span text:style-name="Source_20_Text">data()</text:span>: Une fonction qui retourne un objet. Toutes les propriétés définies ici (<text:span text:style-name="Source_20_Text">count: 0</text:span> dans l'exemple) sont les <text:span text:style-name="T15">variables réactives</text:span> de votre composant. Lorsque ces variables changent, Vue met automatiquement à jour le HTML dans le <text:span text:style-name="Source_20_Text">&lt;template&gt;</text:span>.</text:p>
            </text:list-item>
            <text:list-item>
              <text:p text:style-name="P153"><text:span text:style-name="Source_20_Text">watch</text:span>: Permet d'exécuter du code lorsque des données spécifiques changent.</text:p>
            </text:list-item>
            <text:list-item>
              <text:p text:style-name="P153"><text:span text:style-name="Source_20_Text">computed</text:span>: Permet de définir des propriétés qui sont calculées dynamiquement à partir d'autres données réactives. Elles sont mises en cache et ne sont recalculées que si leurs dépendances changent.</text:p>
            </text:list-item>
            <text:list-item>
              <text:p text:style-name="P153"><text:span text:style-name="Source_20_Text">methods</text:span>: Contient les fonctions que vous pouvez appeler depuis votre <text:span text:style-name="Source_20_Text">&lt;template&gt;</text:span> (par exemple, <text:span text:style-name="Source_20_Text">increase()</text:span>).</text:p>
            </text:list-item>
            <text:list-item>
              <text:p text:style-name="P153"><text:span text:style-name="Source_20_Text">mounted()</text:span>, <text:span text:style-name="Source_20_Text">unmounted()</text:span>: Ce sont des <text:span text:style-name="T15">hooks de cycle de vie</text:span> qui s'exécutent à des moments précis de la vie du composant (quand il est monté sur le DOM, quand il est retiré, etc.).</text:p>
            </text:list-item>
            <text:list-item>
              <text:p text:style-name="P153"><text:span text:style-name="Source_20_Text">this.send({payload: ...})</text:span>: C'est la méthode clé pour <text:span text:style-name="T15">envoyer des données de votre composant Vue vers Node-RED</text:span>. C'est l'équivalent du <text:span text:style-name="Source_20_Text">scope.send()</text:span> que j'utilisais dans les exemples précédents avec le tableau de bord standard.</text:p>
            </text:list-item>
          </text:list>
        </text:list-item>
        <text:list-item>
          <text:p text:style-name="P153"><text:span text:style-name="Source_20_Text"><text:span text:style-name="T15">&lt;style&gt;</text:span></text:span><text:span text:style-name="T15"> :</text:span> C'est là que vous écrivez votre <text:span text:style-name="T15">CSS</text:span> pour styliser spécifiquement ce composant.</text:p>
        </text:list-item>
      </text:list>
      <text:p text:style-name="P151"/>
      <text:h text:style-name="P154" text:outline-level="2">Conversion entre Json ↔ Valeur / type</text:h>
      <text:h text:style-name="Heading_20_2" text:outline-level="2">🔧 Objectif</text:h>
      <text:p text:style-name="Text_20_body">Créer deux fonctions :</text:p>
      <text:list text:style-name="L99">
        <text:list-item>
          <text:p text:style-name="P155"><text:span text:style-name="Strong_20_Emphasis"><text:span text:style-name="Source_20_Text">convertValue(type, value)</text:span></text:span><text:line-break/>➜ Convertit une valeur <text:span text:style-name="Strong_20_Emphasis">JSON lue depuis le stockage </text:span><text:span text:style-name="Strong_20_Emphasis"><text:span text:style-name="Source_20_Text">file</text:span></text:span> vers un type utilisable dans <text:span text:style-name="Source_20_Text">default</text:span>.</text:p>
        </text:list-item>
        <text:list-item>
          <text:p text:style-name="P155"><text:span text:style-name="Strong_20_Emphasis"><text:span text:style-name="Source_20_Text">revertValue(type, value)</text:span></text:span><text:line-break/>➜ Convertit une valeur <text:span text:style-name="Strong_20_Emphasis">du runtime (</text:span><text:span text:style-name="Strong_20_Emphasis"><text:span text:style-name="Source_20_Text">default</text:span></text:span><text:span text:style-name="Strong_20_Emphasis">)</text:span> vers un format JSON pour l'enregistrement dans <text:span text:style-name="Source_20_Text">file</text:span>.</text:p>
        </text:list-item>
      </text:list>
      <text:p text:style-name="P34"/>
      <text:h text:style-name="P117" text:outline-level="2">✅ Fonction 1 : <text:span text:style-name="Source_20_Text">convertValue(type, value)</text:span></text:h>
      <text:p text:style-name="Text_20_body"><text:span text:style-name="Strong_20_Emphasis">Quand tu l’utilises</text:span> :<text:line-break/>Tu as chargé un objet JSON depuis <text:span text:style-name="Source_20_Text">file</text:span>, et tu veux t'assurer que chaque valeur a le bon <text:span text:style-name="Strong_20_Emphasis">type réel</text:span> en JS (par exemple : <text:span text:style-name="Source_20_Text">boolean</text:span>, <text:span text:style-name="Source_20_Text">number</text:span>, <text:span text:style-name="Source_20_Text">array</text:span>, etc.).</text:p>
      <text:p text:style-name="Text_20_body"/>
      <text:h text:style-name="Heading_20_2" text:outline-level="2">JS Fonction fléché fonctionnement</text:h>
      <text:p text:style-name="Text_20_body">...listeVars.map(key =&gt; ({</text:p>
      <text:p text:style-name="Text_20_body"><text:s text:c="4"/>label: key,</text:p>
      <text:p text:style-name="Text_20_body"><text:s text:c="4"/>value: key</text:p>
      <text:p text:style-name="Text_20_body">}))</text:p>
      <text:p text:style-name="Text_20_body">Cela fonctionne parfaitement car :</text:p>
      <text:p text:style-name="Text_20_body"><text:s text:c="4"/>Il s’agit de la syntaxe fléchée (=&gt;) avec un retour implicite d’un objet.</text:p>
      <text:p text:style-name="Text_20_body"><text:s text:c="4"/>Mais attention : pour qu’un objet {} ne soit pas interprété comme un bloc de code, on doit l’entourer de parenthèses ({}) — ce qui est bien le cas ici.</text:p>
      <text:p text:style-name="Text_20_body">Donc ce n’est pas une erreur, au contraire, c’est la forme correcte :</text:p>
      <text:p text:style-name="Text_20_body">key =&gt; ({ label: key, value: key }) <text:s text:c="2"/>✅ correct</text:p>
      <text:p text:style-name="Text_20_body">key =&gt; { label: key, value: key } <text:s text:c="4"/>❌ incorrect (serait interprété comme bloc sans `retur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List_20_1" style:display-name="List 1" style:family="paragraph" style:parent-style-name="Standard" style:list-style-name="WWNum1" style:class="list">
      <style:paragraph-properties fo:margin-top="0cm" fo:margin-bottom="0.353cm" style:contextual-spacing="tru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ListLabel_20_1" style:display-name="ListLabel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text:page-number text:select-page="current">1</text:page-number><text:bookmark-end text:name="PageNumWizard_FOOTER_Style de page par défau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6T11:13:12.062452800</meta:creation-date>
    <dc:date>2025-08-03T10:36:04.806070800</dc:date>
    <meta:editing-duration>P2DT14H27M51S</meta:editing-duration>
    <meta:editing-cycles>11</meta:editing-cycles>
    <meta:generator>LibreOffice/25.2.5.2$Windows_X86_64 LibreOffice_project/03d19516eb2e1dd5d4ccd751a0d6f35f35e08022</meta:generator>
    <meta:document-statistic meta:table-count="6" meta:image-count="1" meta:object-count="0" meta:page-count="59" meta:paragraph-count="1615" meta:word-count="10442" meta:character-count="72164" meta:non-whitespace-character-count="59927"/>
  </office:meta>
</office:document-meta>
</file>